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background-color="#ffff99"/>
    </style:style>
    <style:style style:name="P3" style:family="paragraph" style:parent-style-name="Standard">
      <style:paragraph-properties fo:text-align="justify" style:justify-single-word="false"/>
      <style:text-properties fo:language="ru" fo:country="RU" fo:background-color="#ffff99"/>
    </style:style>
    <style:style style:name="P4" style:family="paragraph" style:parent-style-name="Standard">
      <style:paragraph-properties fo:text-align="start" style:justify-single-word="false"/>
      <style:text-properties fo:language="ru" fo:country="RU" fo:background-color="#ffff99"/>
    </style:style>
    <style:style style:name="P5" style:family="paragraph" style:parent-style-name="Standard">
      <style:paragraph-properties fo:text-align="justify" style:justify-single-word="false"/>
      <style:text-properties fo:language="ru" fo:country="RU" fo:background-color="#ccff00"/>
    </style:style>
    <style:style style:name="P6" style:family="paragraph" style:parent-style-name="Standard">
      <style:paragraph-properties fo:text-align="start" style:justify-single-word="false"/>
      <style:text-properties fo:language="ru" fo:country="RU" fo:background-color="#ccff00"/>
    </style:style>
    <style:style style:name="P7" style:family="paragraph" style:parent-style-name="Standard">
      <style:text-properties fo:language="ru" fo:country="RU" fo:background-color="transparent"/>
    </style:style>
    <style:style style:name="P8" style:family="paragraph" style:parent-style-name="Standard">
      <style:paragraph-properties fo:text-align="justify" style:justify-single-word="false"/>
      <style:text-properties fo:language="ru" fo:country="RU" fo:background-color="transparent"/>
    </style:style>
    <style:style style:name="P9" style:family="paragraph" style:parent-style-name="Standard">
      <style:paragraph-properties fo:text-align="start" style:justify-single-word="false"/>
      <style:text-properties fo:language="ru" fo:country="RU" fo:background-color="transparent"/>
    </style:style>
    <style:style style:name="P10" style:family="paragraph" style:parent-style-name="Standard">
      <style:paragraph-properties fo:text-align="start" style:justify-single-word="false"/>
      <style:text-properties fo:language="ru" fo:country="RU" fo:font-weight="normal" fo:background-color="transparen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fo:background-color="#ff6600"/>
    </style:style>
    <style:style style:name="P12" style:family="paragraph" style:parent-style-name="Standard">
      <style:text-properties fo:language="ru" fo:country="RU" fo:background-color="#ffcc00"/>
    </style:style>
    <style:style style:name="P13" style:family="paragraph" style:parent-style-name="Standard">
      <style:paragraph-properties fo:text-align="start" style:justify-single-word="false"/>
      <style:text-properties fo:language="ru" fo:country="RU" fo:background-color="#ffcc00"/>
    </style:style>
    <style:style style:name="P14" style:family="paragraph" style:parent-style-name="Standard">
      <style:paragraph-properties fo:text-align="justify" style:justify-single-word="false"/>
      <style:text-properties fo:language="ru" fo:country="RU" fo:background-color="#ffcc00"/>
    </style:style>
    <style:style style:name="P15" style:family="paragraph" style:parent-style-name="Standard">
      <style:paragraph-properties fo:text-align="justify" style:justify-single-word="false"/>
      <style:text-properties fo:language="ru" fo:country="RU"/>
    </style:style>
    <style:style style:name="P16" style:family="paragraph" style:parent-style-name="Standard">
      <style:paragraph-properties fo:text-align="center" style:justify-single-word="false"/>
      <style:text-properties fo:language="ru" fo:country="RU" fo:font-weight="bold" fo:background-color="#ccff00" style:font-weight-asian="bold" style:font-weight-complex="bold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>
      <style:paragraph-properties fo:text-align="justify" style:justify-single-word="false"/>
      <style:text-properties fo:language="en" fo:country="US" fo:background-color="#ccff00"/>
    </style:style>
    <style:style style:name="P19" style:family="paragraph" style:parent-style-name="Standard">
      <style:paragraph-properties fo:text-align="start" style:justify-single-word="false"/>
      <style:text-properties fo:language="en" fo:country="US" fo:background-color="#ccff00"/>
    </style:style>
    <style:style style:name="P20" style:family="paragraph" style:parent-style-name="Standard">
      <style:paragraph-properties fo:text-align="justify" style:justify-single-word="false"/>
      <style:text-properties fo:language="en" fo:country="US" fo:background-color="transparent"/>
    </style:style>
    <style:style style:name="P21" style:family="paragraph" style:parent-style-name="Standard">
      <style:paragraph-properties fo:text-align="start" style:justify-single-word="false"/>
      <style:text-properties fo:language="en" fo:country="US" fo:background-color="transparent"/>
    </style:style>
    <style:style style:name="P22" style:family="paragraph" style:parent-style-name="Standard">
      <style:text-properties fo:language="en" fo:country="US" fo:background-color="#ffff99"/>
    </style:style>
    <style:style style:name="P23" style:family="paragraph" style:parent-style-name="Standard">
      <style:paragraph-properties fo:text-align="start" style:justify-single-word="false"/>
      <style:text-properties fo:language="en" fo:country="US" fo:background-color="#ffff99"/>
    </style:style>
    <style:style style:name="P24" style:family="paragraph" style:parent-style-name="Standard">
      <style:paragraph-properties fo:text-align="start" style:justify-single-word="false"/>
      <style:text-properties fo:language="en" fo:country="US" fo:background-color="#ffcc00"/>
    </style:style>
    <style:style style:name="P25" style:family="paragraph" style:parent-style-name="Standard">
      <style:text-properties fo:background-color="#ccff00"/>
    </style:style>
    <style:style style:name="P26" style:family="paragraph" style:parent-style-name="Standard">
      <style:paragraph-properties fo:text-align="start" style:justify-single-word="false"/>
      <style:text-properties fo:background-color="#ccff00"/>
    </style:style>
    <style:style style:name="P27" style:family="paragraph" style:parent-style-name="Standard">
      <style:text-properties fo:background-color="#99ff66"/>
    </style:style>
    <style:style style:name="P28" style:family="paragraph" style:parent-style-name="Standard">
      <style:text-properties fo:background-color="#ffff99"/>
    </style:style>
    <style:style style:name="P29" style:family="paragraph" style:parent-style-name="Standard">
      <style:paragraph-properties fo:text-align="justify" style:justify-single-word="false"/>
      <style:text-properties fo:background-color="#ffff99"/>
    </style:style>
    <style:style style:name="P30" style:family="paragraph" style:parent-style-name="Standard">
      <style:paragraph-properties fo:text-align="start" style:justify-single-word="false"/>
      <style:text-properties fo:background-color="#ffff99"/>
    </style:style>
    <style:style style:name="P31" style:family="paragraph" style:parent-style-name="Standard">
      <style:text-properties fo:background-color="transparent"/>
    </style:style>
    <style:style style:name="P32" style:family="paragraph" style:parent-style-name="Standard">
      <style:paragraph-properties fo:text-align="justify" style:justify-single-word="false"/>
      <style:text-properties fo:background-color="transparent"/>
    </style:style>
    <style:style style:name="P33" style:family="paragraph" style:parent-style-name="Standard">
      <style:paragraph-properties fo:text-align="start" style:justify-single-word="false"/>
      <style:text-properties fo:background-color="transparent"/>
    </style:style>
    <style:style style:name="P34" style:family="paragraph" style:parent-style-name="Standard">
      <style:paragraph-properties fo:text-align="start" style:justify-single-word="false"/>
      <style:text-properties fo:background-color="#ffcc00"/>
    </style:style>
    <style:style style:name="P3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language="ru" fo:country="RU" fo:background-color="transparent"/>
    </style:style>
    <style:style style:name="P3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language="en" fo:country="US" fo:background-color="transparent"/>
    </style:style>
    <style:style style:name="P37" style:family="paragraph" style:parent-style-name="Standard" style:list-style-name="L1">
      <style:paragraph-properties fo:text-align="justify" style:justify-single-word="false"/>
      <style:text-properties fo:language="ru" fo:country="RU" fo:background-color="transparent"/>
    </style:style>
    <style:style style:name="P38" style:family="paragraph" style:parent-style-name="Standard">
      <style:paragraph-properties fo:text-align="justify" style:justify-single-word="false"/>
      <style:text-properties fo:language="ru" fo:country="RU" fo:background-color="#ffff99"/>
    </style:style>
    <style:style style:name="P39" style:family="paragraph" style:parent-style-name="Standard">
      <style:paragraph-properties fo:text-align="justify" style:justify-single-word="false"/>
      <style:text-properties fo:language="ru" fo:country="RU" fo:background-color="#ffcc00"/>
    </style:style>
    <style:style style:name="P40" style:family="paragraph" style:parent-style-name="Standard">
      <style:paragraph-properties fo:text-align="justify" style:justify-single-word="false"/>
      <style:text-properties fo:language="ru" fo:country="RU" fo:background-color="#99ff33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fo:font-size="10pt" style:font-size-asian="10pt" style:font-size-complex="10pt"/>
    </style:style>
    <style:style style:name="P43" style:family="paragraph">
      <style:text-properties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ccff00"/>
    </style:style>
    <style:style style:name="T3" style:family="text">
      <style:text-properties fo:language="en" fo:country="US" fo:background-color="transparent"/>
    </style:style>
    <style:style style:name="T4" style:family="text">
      <style:text-properties fo:language="en" fo:country="US" fo:background-color="#ffff99"/>
    </style:style>
    <style:style style:name="T5" style:family="text">
      <style:text-properties fo:language="en" fo:country="US" fo:background-color="#ffffff"/>
    </style:style>
    <style:style style:name="T6" style:family="text">
      <style:text-properties fo:language="en" fo:country="US" fo:background-color="#ffcc00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#ccff00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background-color="#ffff99"/>
    </style:style>
    <style:style style:name="T11" style:family="text">
      <style:text-properties fo:background-color="#ccff00"/>
    </style:style>
    <style:style style:name="T12" style:family="text">
      <style:text-properties fo:background-color="#ffff99"/>
    </style:style>
    <style:style style:name="T13" style:family="text">
      <style:text-properties fo:background-color="#ffffff"/>
    </style:style>
    <style:style style:name="T14" style:family="text">
      <style:text-properties style:font-name="Times New Roman1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language="en" fo:country="US"/>
    </style:style>
    <style:style style:name="T17" style:family="text">
      <style:text-properties fo:background-color="#ffcc00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8pt" style:font-size-asian="8pt" style:font-size-complex="8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ff3333" draw:marker-start-width="0.503cm" draw:marker-end-width="0.503cm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cm" svg:stroke-color="#ffcc00" draw:marker-start-width="0.353cm" draw:marker-end-width="0.353cm" draw:textarea-vertical-align="middle" draw:auto-grow-height="false" fo:min-height="0cm" fo:min-width="0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cm" svg:stroke-color="#ff3300" draw:marker-start-width="0.353cm" draw:marker-end-width="0.353cm" draw:textarea-vertical-align="middle" draw:auto-grow-height="false" fo:min-height="0cm" fo:min-width="0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“Изучаем программирование на HTML5” Эрик Фримен, Элизабет Робсон (Head First)</text:p>
      <text:p text:style-name="P25"/>
      <text:p text:style-name="P25"/>
      <text:p text:style-name="P25">Глава 1. Знакомство с HTML5.</text:p>
      <text:p text:style-name="P27"/>
      <text:p text:style-name="P28">&lt;!doctype html&gt;</text:p>
      <text:p text:style-name="P28">&lt;html&gt;</text:p>
      <text:p text:style-name="P28"><text:tab/>&lt;head&gt;</text:p>
      <text:p text:style-name="P28"><text:tab/><text:tab/>&lt;title&gt;Head First Lounge&lt;/title&gt;</text:p>
      <text:p text:style-name="P28"><text:tab/><text:tab/>&lt;meta charset="utf-8"&gt;</text:p>
      <text:p text:style-name="P28"><text:tab/><text:tab/>&lt;link rel="stylesheet" href="lounge.css"&gt;</text:p>
      <text:p text:style-name="P28"><text:tab/><text:tab/>&lt;script src="lounge.js"&gt;&lt;/script&gt;</text:p>
      <text:p text:style-name="P28"><text:tab/>&lt;/head&gt;</text:p>
      <text:p text:style-name="P28"><text:tab/>&lt;body&gt;</text:p>
      <text:p text:style-name="P28"><text:tab/><text:tab/>&lt;h1&gt;Добро пожаловать в Head First Lounge&lt;/h1&gt;</text:p>
      <text:p text:style-name="P28"><text:tab/><text:tab/>&lt;p&gt;</text:p>
      <text:p text:style-name="P28"><text:tab/><text:tab/><text:tab/>&lt;img src="drinks.gif" alt="Drinks"&gt;</text:p>
      <text:p text:style-name="P28"><text:tab/><text:tab/>&lt;/p&gt;</text:p>
      <text:p text:style-name="P28"><text:tab/><text:tab/>&lt;p&gt;</text:p>
      <text:p text:style-name="P28"><text:tab/><text:tab/><text:tab/>Каждый вечер присоединяйтесь к нам для разговора</text:p>
      <text:p text:style-name="P28"><text:tab/><text:tab/><text:tab/>за напитком &lt;a href="elixirs.html"&gt;elixirs&lt;/a&gt;, </text:p>
      <text:p text:style-name="P28"><text:tab/><text:tab/><text:tab/>и, возможно, игры в Tap Tap Revolution.</text:p>
      <text:p text:style-name="P28"><text:tab/><text:tab/><text:tab/>Всегда к вашим услугам беспроводной доступ; ЗССВС</text:p>
      <text:p text:style-name="P28"><text:tab/><text:tab/><text:tab/>(Захватите Свой Собственный Веб-Сервер)</text:p>
      <text:p text:style-name="P28"><text:tab/><text:tab/>&lt;/p&gt;</text:p>
      <text:p text:style-name="P28"><text:tab/><text:tab/>&lt;script&gt;</text:p>
      <text:p text:style-name="P28"><text:tab/><text:tab/><text:tab/>var str1 = "Something";</text:p>
      <text:p text:style-name="P28"><text:tab/><text:tab/><text:tab/>document.write(str1); <text:span text:style-name="T11">//</text:span><text:span text:style-name="T11">Выводит в </text:span><text:span text:style-name="T11">body </text:span><text:span text:style-name="T11">текст без тегов (в тег </text:span><text:span text:style-name="T11">script</text:span><text:span text:style-name="T11">).</text:span></text:p>
      <text:p text:style-name="P28"><text:tab/><text:tab/>&lt;/script&gt;</text:p>
      <text:p text:style-name="P28"><text:tab/>&lt;/body&gt;</text:p>
      <text:p text:style-name="P28">&lt;/html&gt;</text:p>
      <text:p text:style-name="P31">---------------------------------------------------------------------------------</text:p>
      <text:p text:style-name="P31"/>
      <text:p text:style-name="P25"/>
      <text:p text:style-name="P25">Глава 2. Знакомство с JavaScript и объектной моделью документа (DOM).</text:p>
      <text:p text:style-name="P31"/>
      <text:p text:style-name="P28">&lt;!doctype html&gt;</text:p>
      <text:p text:style-name="P28">&lt;html&gt;</text:p>
      <text:p text:style-name="P28"><text:tab/>&lt;head&gt;</text:p>
      <text:p text:style-name="P28"><text:tab/><text:tab/>&lt;title&gt;Head First Lounge&lt;/title&gt;</text:p>
      <text:p text:style-name="P28"><text:tab/><text:tab/>&lt;meta charset="utf-8"&gt;</text:p>
      <text:p text:style-name="P28"><text:tab/><text:tab/>&lt;link rel="stylesheet" href="lounge.css"&gt;</text:p>
      <text:p text:style-name="P28"><text:tab/><text:tab/>&lt;script src="lounge.js"&gt;&lt;/script&gt;</text:p>
      <text:p text:style-name="P28"><text:tab/>&lt;/head&gt;</text:p>
      <text:p text:style-name="P28"><text:tab/>&lt;body&gt;</text:p>
      <text:p text:style-name="P28"><text:tab/><text:tab/>&lt;h1&gt;Добро пожаловать в Head First Lounge&lt;/h1&gt;</text:p>
      <text:p text:style-name="P28"><text:tab/><text:tab/>&lt;p&gt;</text:p>
      <text:p text:style-name="P28"><text:tab/><text:tab/><text:tab/>&lt;img src="drinks.gif" alt="Drinks"&gt;</text:p>
      <text:p text:style-name="P28"><text:tab/><text:tab/>&lt;/p&gt;</text:p>
      <text:p text:style-name="P28"><text:tab/><text:tab/>&lt;p&gt;</text:p>
      <text:p text:style-name="P28"><text:tab/><text:tab/><text:tab/>Каждый вечер присоединяйтесь к нам для разговора</text:p>
      <text:p text:style-name="P28"><text:tab/><text:tab/><text:tab/>за напитком &lt;a href="elixirs.html"&gt;elixirs&lt;/a&gt;, </text:p>
      <text:p text:style-name="P28"><text:tab/><text:tab/><text:tab/>и, возможно, игры в Tap Tap Revolution.</text:p>
      <text:p text:style-name="P28"><text:tab/><text:tab/><text:tab/>Всегда к вашим услугам беспроводной доступ; ЗССВС</text:p>
      <text:p text:style-name="P28"><text:tab/><text:tab/><text:tab/>(Захватите Свой Собственный Веб-Сервер)</text:p>
      <text:p text:style-name="P28"><text:tab/><text:tab/>&lt;/p&gt;</text:p>
      <text:p text:style-name="P28"><text:soft-page-break/><text:tab/><text:tab/>&lt;script&gt;</text:p>
      <text:p text:style-name="P28"><text:tab/><text:tab/><text:tab/>var str1 = "Something";</text:p>
      <text:p text:style-name="P28"><text:tab/><text:tab/><text:tab/>var count = 0;</text:p>
      <text:p text:style-name="P28"><text:tab/><text:tab/><text:tab/>document.write(str1 + "&lt;br/&gt;");</text:p>
      <text:p text:style-name="P28"><text:tab/><text:tab/><text:tab/>for (var i = 0; i &lt; 10000; i++) {</text:p>
      <text:p text:style-name="P28"><text:tab/><text:tab/><text:tab/><text:tab/>var p = Math.floor(Math.random()*10);</text:p>
      <text:p text:style-name="P28"><text:tab/><text:tab/><text:tab/><text:tab/>//document.write(p + "&lt;br/&gt;");</text:p>
      <text:p text:style-name="P28"><text:tab/><text:tab/><text:tab/><text:tab/>if (p === 1) {</text:p>
      <text:p text:style-name="P28"><text:tab/><text:tab/><text:tab/><text:tab/><text:tab/><text:span text:style-name="T11">document.write(i + " Один" + "&lt;br/&gt;");</text:span></text:p>
      <text:p text:style-name="P28"><text:tab/><text:tab/><text:tab/><text:tab/><text:tab/>count++;</text:p>
      <text:p text:style-name="P28"><text:tab/><text:tab/><text:tab/><text:tab/>}</text:p>
      <text:p text:style-name="P28"><text:tab/><text:tab/><text:tab/>}</text:p>
      <text:p text:style-name="P28"><text:tab/><text:tab/><text:tab/>document.write(count);</text:p>
      <text:p text:style-name="P28"><text:tab/><text:tab/>&lt;/script&gt;</text:p>
      <text:p text:style-name="P28"><text:tab/><text:tab/>&lt;p&gt;dsfgsdr&lt;/p&gt;</text:p>
      <text:p text:style-name="P28"><text:tab/>&lt;/body&gt;</text:p>
      <text:p text:style-name="P28">&lt;/html&gt;</text:p>
      <text:p text:style-name="P31">---------------------------------------------------------------------------------</text:p>
      <text:p text:style-name="P25">var sc = 10.5; //Объявление и инициализация переменной с плавающей запятой. Литеральное значение.</text:p>
      <text:p text:style-name="P28">var sc = a / b; //Значение — результат оценки выражения.</text:p>
      <text:p text:style-name="P28">var sc = null; //Значения нет.</text:p>
      <text:p text:style-name="P28">var sc; //Значение можно не присваивать. Значением будет undefined.</text:p>
      <text:p text:style-name="P28">var sc = "строка"; //Строковые значения записываются в кавычках.</text:p>
      <text:p text:style-name="P28">var sc = true; //Логические значения указываются без кавычек.</text:p>
      <text:p text:style-name="P25">JS предусматривает динамическую типизацию — типы переменных не указываются, а определяются интерпретатором автоматически в зависимости от значения.</text:p>
      <text:p text:style-name="P22">numOrString1 = "3" + "4"; //"34"</text:p>
      <text:p text:style-name="P22">numOrString2 = "3" * "4"; //12</text:p>
      <text:p text:style-name="P22">numOrString2 = 3 + "string"; //"3string "</text:p>
      <text:p text:style-name="P7">---------------------------------------------------------------------------------</text:p>
      <text:p text:style-name="P5">Примеры имен переменных.</text:p>
      <text:p text:style-name="P8">Правильно: <text:s text:c="3"/><text:span text:style-name="T1">oneCountZero, _abc (_ </text:span>использовать только при необходимости<text:span text:style-name="T1">), $importantVar ($ </text:span>использовать только при необходимости<text:span text:style-name="T1">), my3sons, cost$, vitaminB12.</text:span></text:p>
      <text:p text:style-name="P8">Неправильно: <text:span text:style-name="T1">3zip (</text:span>нельзя начинать с числа<text:span text:style-name="T1">), %entage, ~approx (</text:span>нельзя начинать с недопустимых символов<text:span text:style-name="T1">), zip code </text:span>(имя не должно содержать пробелы)<text:span text:style-name="T1">, first-name, to+do </text:span>(имя не должно содержать знаки + и -)<text:span text:style-name="T1">.</text:span></text:p>
      <text:p text:style-name="P8">Нельзя в качестве имен использовать зарезервированные слова, например <text:span text:style-name="T1">break, interface, var, final, this, while</text:span>. При изменении их написания использовать можно (<text:span text:style-name="T1">varBreak, interface1</text:span>), только чтобы визуально не перепутать с зарезервированными (<text:span text:style-name="T1">else / elze – </text:span>в коде сливаются).</text:p>
      <text:p text:style-name="P20">HTML <text:span text:style-name="T7">не чувствителен к регистру, </text:span>JS —<text:span text:style-name="T7"> чувствителен (</text:span>myvar <text:span text:style-name="T7">и</text:span> myVar —<text:span text:style-name="T7"> разные переменные, </text:span>JS <text:span text:style-name="T7">не поймет команду </text:span>Write – <text:span text:style-name="T7">нужно писать </text:span>write<text:span text:style-name="T7">).</text:span></text:p>
      <text:p text:style-name="P8">---------------------------------------------------------------------------------</text:p>
      <text:p text:style-name="P8">Добавлять скрипты можно:</text:p>
      <text:list xml:id="list659416666751513948" text:style-name="L1">
        <text:list-item>
          <text:p text:style-name="P37">в отдельные файлы, указывая ссылку в <text:span text:style-name="T1">HTML </text:span>(в <text:span text:style-name="T1">head </text:span>или <text:span text:style-name="T1">body),</text:span></text:p>
        </text:list-item>
        <text:list-item>
          <text:p text:style-name="P37">в <text:span text:style-name="T1">head </text:span>(предпочтительный вариант, скрипт загружается до тела документа),</text:p>
        </text:list-item>
        <text:list-item>
          <text:p text:style-name="P37">в <text:span text:style-name="T1">body </text:span>(скрипт будет выполняться после загрузки тела документа, производительность страницы будет выше, чем при добавлении в <text:span text:style-name="T1">head</text:span>)<text:span text:style-name="T1">.</text:span></text:p>
        </text:list-item>
      </text:list>
      <text:p text:style-name="P8">---------------------------------------------------------------------------------</text:p>
      <text:p text:style-name="P5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11">DOM</text:span> (Document Object Model – <text:span text:style-name="T7">объектная модель документа</text:span>).</text:p>
      <text:p text:style-name="P32"><draw:rect text:anchor-type="paragraph" draw:z-index="0" draw:style-name="gr1" draw:text-style-name="P41" svg:width="2.234cm" svg:height="0.676cm" svg:x="6.53cm" svg:y="0.249cm"><text:p text:style-name="P41">document</text:p></draw:rect><text:soft-page-break/></text:p>
      <text:p text:style-name="P32"><draw:line text:anchor-type="paragraph" draw:z-index="2" draw:style-name="gr2" draw:text-style-name="P41" svg:x1="7.616cm" svg:y1="0.437cm" svg:x2="7.616cm" svg:y2="0.97cm"><text:p/></draw:line></text:p>
      <text:p text:style-name="P32"><draw:rect text:anchor-type="paragraph" draw:z-index="1" draw:style-name="gr1" draw:text-style-name="P41" svg:width="1.911cm" svg:height="0.618cm" svg:x="6.765cm" svg:y="0.483cm"><text:p text:style-name="P41">html</text:p></draw:rect></text:p>
      <text:p text:style-name="P32"/>
      <text:p text:style-name="P32"><draw:line text:anchor-type="paragraph" draw:z-index="3" draw:style-name="gr2" draw:text-style-name="P41" svg:x1="3.854cm" svg:y1="0.48cm" svg:x2="11.351cm" svg:y2="0.48cm"><text:p/></draw:line><draw:line text:anchor-type="paragraph" draw:z-index="4" draw:style-name="gr2" draw:text-style-name="P41" svg:x1="7.705cm" svg:y1="0.127cm" svg:x2="7.705cm" svg:y2="0.48cm"><text:p/></draw:line><draw:line text:anchor-type="paragraph" draw:z-index="10" draw:style-name="gr2" draw:text-style-name="P41" svg:x1="3.854cm" svg:y1="0.48cm" svg:x2="3.824cm" svg:y2="0.999cm"><text:p/></draw:line><draw:line text:anchor-type="paragraph" draw:z-index="24" draw:style-name="gr2" draw:text-style-name="P41" svg:x1="11.351cm" svg:y1="0.48cm" svg:x2="11.344cm" svg:y2="0.999cm"><text:p/></draw:line></text:p>
      <text:p text:style-name="P32"/>
      <text:p text:style-name="P32"><draw:rect text:anchor-type="paragraph" draw:z-index="5" draw:style-name="gr1" draw:text-style-name="P41" svg:width="1.941cm" svg:height="0.618cm" svg:x="2.648cm" svg:y="0.025cm"><text:p text:style-name="P41">head</text:p></draw:rect><draw:rect text:anchor-type="paragraph" draw:z-index="6" draw:style-name="gr1" draw:text-style-name="P41" svg:width="1.881cm" svg:height="0.648cm" svg:x="10.733cm" svg:y="0.025cm"><text:p text:style-name="P41">body</text:p></draw:rect></text:p>
      <text:p text:style-name="P32"><draw:line text:anchor-type="paragraph" draw:z-index="11" draw:style-name="gr2" draw:text-style-name="P41" svg:x1="3.618cm" svg:y1="0.155cm" svg:x2="3.618cm" svg:y2="1.037cm"><text:p/></draw:line><draw:line text:anchor-type="paragraph" draw:z-index="23" draw:style-name="gr2" draw:text-style-name="P41" svg:x1="11.726cm" svg:y1="0.185cm" svg:x2="11.726cm" svg:y2="1.04cm"><text:p/></draw:line></text:p>
      <text:p text:style-name="P32"><draw:line text:anchor-type="paragraph" draw:z-index="12" draw:style-name="gr2" draw:text-style-name="P41" svg:x1="1.236cm" svg:y1="0.083cm" svg:x2="8.874cm" svg:y2="0.113cm"><text:p/></draw:line><draw:line text:anchor-type="paragraph" draw:z-index="13" draw:style-name="gr2" draw:text-style-name="P41" svg:x1="6.412cm" svg:y1="0.083cm" svg:x2="6.412cm" svg:y2="0.52cm"><text:p/></draw:line><draw:line text:anchor-type="paragraph" draw:z-index="14" draw:style-name="gr2" draw:text-style-name="P41" svg:x1="1.236cm" svg:y1="0.083cm" svg:x2="1.236cm" svg:y2="0.52cm"><text:p/></draw:line><draw:line text:anchor-type="paragraph" draw:z-index="22" draw:style-name="gr2" draw:text-style-name="P41" svg:x1="8.874cm" svg:y1="0.113cm" svg:x2="8.874cm" svg:y2="0.554cm"><text:p/></draw:line><draw:line text:anchor-type="paragraph" draw:z-index="25" draw:style-name="gr2" draw:text-style-name="P41" svg:x1="11.726cm" svg:y1="0.053cm" svg:x2="14.578cm" svg:y2="0.053cm"><text:p/></draw:line><draw:line text:anchor-type="paragraph" draw:z-index="26" draw:style-name="gr2" draw:text-style-name="P41" svg:x1="14.579cm" svg:y1="0.053cm" svg:x2="14.579cm" svg:y2="0.554cm"><text:p/></draw:line></text:p>
      <text:p text:style-name="P32"><draw:rect text:anchor-type="paragraph" draw:z-index="7" draw:style-name="gr1" draw:text-style-name="P41" svg:width="1.883cm" svg:height="0.706cm" svg:x="2.678cm" svg:y="0.064cm"><text:p text:style-name="P41">meta</text:p></draw:rect><draw:rect text:anchor-type="paragraph" draw:z-index="8" draw:style-name="gr1" draw:text-style-name="P41" svg:width="1.911cm" svg:height="0.706cm" svg:x="5.353cm" svg:y="0.034cm"><text:p text:style-name="P41">link</text:p></draw:rect><draw:rect text:anchor-type="paragraph" draw:z-index="9" draw:style-name="gr1" draw:text-style-name="P41" svg:width="1.765cm" svg:height="0.648cm" svg:x="0.296cm" svg:y="0.034cm"><text:p text:style-name="P41">title</text:p></draw:rect><draw:rect text:anchor-type="paragraph" draw:z-index="15" draw:style-name="gr1" draw:text-style-name="P41" svg:width="1.823cm" svg:height="0.706cm" svg:x="7.758cm" svg:y="0.067cm"><text:p text:style-name="P41">script</text:p></draw:rect><draw:rect text:anchor-type="paragraph" draw:z-index="16" draw:style-name="gr1" draw:text-style-name="P41" svg:width="2.969cm" svg:height="0.735cm" svg:x="10.139cm" svg:y="0.067cm"><text:p text:style-name="P41">div id="entry1"</text:p></draw:rect><draw:rect text:anchor-type="paragraph" draw:z-index="17" draw:style-name="gr1" draw:text-style-name="P41" svg:width="2.234cm" svg:height="0.765cm" svg:x="13.432cm" svg:y="0.067cm"><text:p text:style-name="P41">h1</text:p></draw:rect></text:p>
      <text:p text:style-name="P32"><draw:line text:anchor-type="paragraph" draw:z-index="28" draw:style-name="gr2" draw:text-style-name="P41" svg:x1="11.668cm" svg:y1="0.314cm" svg:x2="11.696cm" svg:y2="2.755cm"><text:p/></draw:line><draw:line text:anchor-type="paragraph" draw:z-index="32" draw:style-name="gr2" draw:text-style-name="P41" svg:x1="14.563cm" svg:y1="0.344cm" svg:x2="14.563cm" svg:y2="0.818cm"><text:p/></draw:line><draw:line text:anchor-type="paragraph" draw:z-index="33" draw:style-name="gr2" draw:text-style-name="P41" svg:x1="1.228cm" svg:y1="0.194cm" svg:x2="1.228cm" svg:y2="0.58cm"><text:p/></draw:line></text:p>
      <text:p text:style-name="P32"><draw:line text:anchor-type="paragraph" draw:z-index="30" draw:style-name="gr2" draw:text-style-name="P41" svg:x1="14.519cm" svg:y1="1.713cm" svg:x2="14.519cm" svg:y2="2.242cm"><text:p/></draw:line><draw:line text:anchor-type="paragraph" draw:z-index="31" draw:style-name="gr2" draw:text-style-name="P41" svg:x1="9.081cm" svg:y1="1.713cm" svg:x2="9.081cm" svg:y2="2.242cm"><text:p/></draw:line><draw:rect text:anchor-type="paragraph" draw:z-index="38" draw:style-name="gr3" draw:text-style-name="P42" svg:width="2.117cm" svg:height="0.874cm" svg:x="0.116cm" svg:y="0.014cm"><text:p text:style-name="P41"><text:span text:style-name="T18">Head First</text:span></text:p><text:p text:style-name="P41"><text:span text:style-name="T18">Lounge</text:span></text:p></draw:rect><draw:rect text:anchor-type="paragraph" draw:z-index="41" draw:style-name="gr3" draw:text-style-name="P41" svg:width="2.117cm" svg:height="0.874cm" svg:x="13.478cm" svg:y="0.342cm"><text:p text:style-name="P41"><text:span text:style-name="T18">Добро</text:span></text:p><text:p text:style-name="P41"><text:span text:style-name="T18">пожаловать</text:span> ...</text:p></draw:rect></text:p>
      <text:p text:style-name="P32"/>
      <text:p text:style-name="P32"/>
      <text:p text:style-name="P32"><draw:line text:anchor-type="paragraph" draw:z-index="27" draw:style-name="gr2" draw:text-style-name="P41" svg:x1="6.583cm" svg:y1="0.219cm" svg:x2="14.549cm" svg:y2="0.219cm"><text:p/></draw:line><draw:line text:anchor-type="paragraph" draw:z-index="29" draw:style-name="gr2" draw:text-style-name="P41" svg:x1="6.583cm" svg:y1="0.219cm" svg:x2="6.583cm" svg:y2="0.776cm"><text:p/></draw:line></text:p>
      <text:p text:style-name="P32"><draw:rect text:anchor-type="paragraph" draw:z-index="21" draw:style-name="gr1" draw:text-style-name="P41" svg:width="1.853cm" svg:height="0.706cm" svg:x="5.671cm" svg:y="0.319cm"><text:p text:style-name="P41">p</text:p></draw:rect><draw:rect text:anchor-type="paragraph" draw:z-index="20" draw:style-name="gr1" draw:text-style-name="P41" svg:width="2.059cm" svg:height="0.765cm" svg:x="7.992cm" svg:y="0.321cm"><text:p text:style-name="P41">p</text:p></draw:rect><draw:rect text:anchor-type="paragraph" draw:z-index="18" draw:style-name="gr1" draw:text-style-name="P41" svg:width="2.264cm" svg:height="0.765cm" svg:x="10.55cm" svg:y="0.321cm"><text:p text:style-name="P41">script</text:p></draw:rect><draw:rect text:anchor-type="paragraph" draw:z-index="19" draw:style-name="gr1" draw:text-style-name="P41" svg:width="2.057cm" svg:height="0.765cm" svg:x="13.432cm" svg:y="0.321cm"><text:p text:style-name="P41">p</text:p></draw:rect></text:p>
      <text:p text:style-name="P32"/>
      <text:p text:style-name="P32"><draw:line text:anchor-type="paragraph" draw:z-index="34" draw:style-name="gr2" draw:text-style-name="P41" svg:x1="6.572cm" svg:y1="0.051cm" svg:x2="6.572cm" svg:y2="0.665cm"><text:p/></draw:line><draw:line text:anchor-type="paragraph" draw:z-index="35" draw:style-name="gr2" draw:text-style-name="P41" svg:x1="9.033cm" svg:y1="0.111cm" svg:x2="9.033cm" svg:y2="0.718cm"><text:p/></draw:line><draw:line text:anchor-type="paragraph" draw:z-index="36" draw:style-name="gr2" draw:text-style-name="P41" svg:x1="14.51cm" svg:y1="0.111cm" svg:x2="14.51cm" svg:y2="0.665cm"><text:p/></draw:line></text:p>
      <text:p text:style-name="P32"><draw:rect text:anchor-type="paragraph" draw:z-index="37" draw:style-name="gr1" draw:text-style-name="P41" svg:width="1.35cm" svg:height="0.583cm" svg:x="5.911cm" svg:y="0.205cm"><text:p text:style-name="P41">img</text:p></draw:rect><draw:rect text:anchor-type="paragraph" draw:z-index="39" draw:style-name="gr3" draw:text-style-name="P42" svg:width="2.117cm" svg:height="0.874cm" svg:x="8.027cm" svg:y="0.168cm"><text:p text:style-name="P41"><text:span text:style-name="T18">Каждый</text:span></text:p><text:p text:style-name="P41"><text:span text:style-name="T18">вечер ...</text:span></text:p></draw:rect><draw:rect text:anchor-type="paragraph" draw:z-index="40" draw:style-name="gr3" draw:text-style-name="P42" svg:width="2.117cm" svg:height="0.874cm" svg:x="13.399cm" svg:y="0.178cm"><text:p text:style-name="P41"><text:span text:style-name="T18">dsfgsdr</text:span></text:p></draw:rect></text:p>
      <text:p text:style-name="P32"/>
      <text:p text:style-name="P32"/>
      <text:p text:style-name="P29">&lt;!doctype html&gt;</text:p>
      <text:p text:style-name="P29">&lt;html&gt;</text:p>
      <text:p text:style-name="P29"><text:tab/>&lt;head&gt;</text:p>
      <text:p text:style-name="P29"><text:tab/><text:tab/>&lt;title&gt;Head First Lounge&lt;/title&gt;</text:p>
      <text:p text:style-name="P29"><text:tab/><text:tab/>&lt;meta charset="utf-8"&gt;</text:p>
      <text:p text:style-name="P29"><text:tab/><text:tab/>&lt;link rel="stylesheet" href="lounge.css"&gt;</text:p>
      <text:p text:style-name="P29"><text:tab/><text:tab/>&lt;script src="lounge.js"&gt;&lt;/script&gt;</text:p>
      <text:p text:style-name="P29"><text:tab/>&lt;/head&gt;</text:p>
      <text:p text:style-name="P29"><text:tab/>&lt;body&gt;</text:p>
      <text:p text:style-name="P29"><text:tab/><text:tab/>&lt;h1&gt;Добро пожаловать в Head First Lounge&lt;/h1&gt;</text:p>
      <text:p text:style-name="P29"><text:tab/><text:tab/>&lt;div id="entry1"&gt;</text:p>
      <text:p text:style-name="P29"><text:tab/><text:tab/><text:tab/>&lt;p&gt;</text:p>
      <text:p text:style-name="P29"><text:tab/><text:tab/><text:tab/><text:tab/>&lt;img src="drinks.gif" alt="Drinks"&gt;</text:p>
      <text:p text:style-name="P29"><text:tab/><text:tab/><text:tab/>&lt;/p&gt;</text:p>
      <text:p text:style-name="P29"><text:tab/><text:tab/><text:tab/>&lt;p&gt;</text:p>
      <text:p text:style-name="P29"><text:tab/><text:tab/><text:tab/><text:tab/>Каждый вечер присоединяйтесь к нам для разговора</text:p>
      <text:p text:style-name="P29"><text:tab/><text:tab/><text:tab/><text:tab/>за напитком &lt;a href="elixirs.html"&gt;elixirs&lt;/a&gt;, </text:p>
      <text:p text:style-name="P29"><text:tab/><text:tab/><text:tab/><text:tab/>и, возможно, игры в Tap Tap Revolution.</text:p>
      <text:p text:style-name="P29"><text:tab/><text:tab/><text:tab/><text:tab/>Всегда к вашим услугам беспроводной доступ; ЗССВС</text:p>
      <text:p text:style-name="P29"><text:tab/><text:tab/><text:tab/><text:tab/>(Захватите Свой Собственный Веб-Сервер)</text:p>
      <text:p text:style-name="P29"><text:tab/><text:tab/><text:tab/>&lt;/p&gt;</text:p>
      <text:p text:style-name="P29"><text:tab/><text:tab/><text:tab/>&lt;script&gt;</text:p>
      <text:p text:style-name="P29"><text:tab/><text:tab/><text:tab/><text:tab/>var str1 = "Something";</text:p>
      <text:p text:style-name="P29"><text:tab/><text:tab/><text:tab/><text:tab/>document.write(str1 + "&lt;br/&gt;");</text:p>
      <text:p text:style-name="P29"><text:tab/><text:tab/><text:tab/>&lt;/script&gt;</text:p>
      <text:p text:style-name="P29"><text:tab/><text:tab/><text:tab/>&lt;p <text:span text:style-name="T1">id="example1"</text:span>&gt;dsfgsdr&lt;/p&gt;</text:p>
      <text:p text:style-name="P29"><text:tab/><text:tab/>&lt;/div&gt;</text:p>
      <text:p text:style-name="P29"><text:tab/>&lt;/body&gt;</text:p>
      <text:p text:style-name="P29">&lt;/html&gt;</text:p>
      <text:p text:style-name="P32"/>
      <text:p text:style-name="P18">var ex1var = document.getElementById("example1"); //<text:span text:style-name="T7">Находим элемент по </text:span>ID.</text:p>
      <text:p text:style-name="P18">ex1var.innerHTML = "New text"; //<text:span text:style-name="T7">Меняем его содержимое.</text:span></text:p>
      <text:p text:style-name="P5">Если поместить эти две строки в <text:span text:style-name="T1">HTML </text:span>выше, этот скрипт никак не повлияет на <text:span text:style-name="T1">DOM, </text:span>т.к. код выполнится до полной загрузки (рендеринга) документа.</text:p>
      <text:p text:style-name="P5">Если же сделать, как указано ниже, то данный код выполнится, даже если поместить его в <text:s/><text:span text:style-name="T1">head.</text:span></text:p>
      <text:p text:style-name="P3"><text:soft-page-break/><text:tab/><text:tab/>&lt;script&gt;</text:p>
      <text:p text:style-name="P3"><text:tab/><text:tab/><text:tab/>function init () {</text:p>
      <text:p text:style-name="P3"><text:tab/><text:tab/><text:tab/><text:tab/>var ex1var = document.getElementById("example1");</text:p>
      <text:p text:style-name="P3"><text:tab/><text:tab/><text:tab/><text:tab/>ex1var.innerHTML = "New text";</text:p>
      <text:p text:style-name="P3"><text:tab/><text:tab/><text:tab/>}</text:p>
      <text:p text:style-name="P3"><text:tab/><text:tab/><text:tab/><text:span text:style-name="T11">window.onload = init;</text:span></text:p>
      <text:p text:style-name="P3"><text:tab/><text:tab/>&lt;/script&gt;</text:p>
      <text:p text:style-name="P8">---------------------------------------------------------------------------------</text:p>
      <text:p text:style-name="P18">var tempByHour = new Array(); //<text:span text:style-name="T7">Создает массив.</text:span></text:p>
      <text:p text:style-name="P18">myArray[2] = null; //<text:span text:style-name="T7">Очистит элемент массива, причем длина массива останется прежней.</text:span></text:p>
      <text:p text:style-name="P18">splice – <text:span text:style-name="T7">удаляет элемент массива, длина массива уменьшается.</text:span></text:p>
      <text:p text:style-name="P18">Math – JS <text:span text:style-name="T7">библиотека.</text:span></text:p>
      <text:p text:style-name="P32"/>
      <text:p text:style-name="P8">---------------------------------------------------------------------------------</text:p>
      <text:p text:style-name="P5">Глава 3. События, обработчики.</text:p>
      <text:p text:style-name="P32"/>
      <text:p text:style-name="P30">&lt;!doctype html&gt;<text:line-break/>&lt;html lang="en"&gt;<text:line-break/>&lt;head&gt;<text:line-break/>&lt;title&gt;Webville Tunes&lt;/title&gt;<text:line-break/>&lt;meta charset="utf-8"&gt;<text:line-break/>&lt;link rel="icon" <text:line-break/> <text:s text:c="5"/>type="image/ico" <text:line-break/> <text:s text:c="5"/>href="http://wickedlysmart.com/favicon.ico"&gt;<text:line-break/>&lt;script src="playlist.js"&gt;&lt;/script&gt;<text:line-break/>&lt;script src="playlist_store.js"&gt;&lt;/script&gt;<text:line-break/>&lt;link rel="stylesheet" href="playlist.css"&gt;<text:line-break/>&lt;/head&gt;<text:line-break/>&lt;body&gt;<text:line-break/><text:line-break/>&lt;form&gt;<text:line-break/>&lt;input type="text" id="songTextInput" size="40" placeholder="Song name"&gt;<text:line-break/>&lt;input type="button" id="addButton" value="Add Song"&gt;<text:line-break/>&lt;/form&gt;<text:line-break/><text:line-break/>&lt;ul id="playlist"&gt;<text:line-break/><text:line-break/>&lt;/ul&gt;<text:line-break/><text:line-break/>&lt;/body&gt;<text:line-break/>&lt;/html&gt;</text:p>
      <text:p text:style-name="P32"/>
      <text:p text:style-name="P32"/>
      <text:p text:style-name="P34">/* playlist.css */<text:line-break/><text:line-break/>body {<text:line-break/><text:tab/>font-family: arial, sans-serif;<text:line-break/>}<text:line-break/><text:line-break/>ul#playlist {<text:line-break/><text:tab/>border: 1px solid #a9a9a9;<text:line-break/><text:tab/>-webkit-border-radius: 5px;<text:line-break/><text:tab/>-moz-border-radius: 5px;<text:line-break/><text:tab/>border-radius: 5px;<text:line-break/><text:tab/>margin-top: 10px;<text:line-break/><text:tab/>padding: 0px;<text:line-break/><text:soft-page-break/><text:tab/>list-style-type: none;<text:line-break/>}<text:line-break/><text:line-break/>ul#playlist li {<text:line-break/><text:tab/>border-bottom: 1px solid #a9a9a9;<text:line-break/><text:tab/>padding: 10px;<text:line-break/><text:tab/>background-image: -webkit-gradient(linear, left top, left bottom, from(#f9f9f9), to(#e3e3e3));<text:line-break/> <text:s text:c="3"/>background-image: -moz-linear-gradient(#f9f9f9, #e3e3e3);<text:line-break/> <text:s text:c="3"/>background-image: -ms-linear-gradient(#f9f9f9, #e3e3e3);<text:line-break/> <text:s text:c="3"/>background-image: -o-linear-gradient(#f9f9f9, #e3e3e3);<text:line-break/> <text:s text:c="3"/>background-image: -webkit-linear-gradient(#f9f9f9, #e3e3e3);<text:line-break/> <text:s text:c="3"/>background-image: linear-gradient(#f9f9f9, #e3e3e3);<text:line-break/>}<text:line-break/><text:line-break/>ul#playlist li:last-child {<text:line-break/><text:tab/>-webkit-border-bottom-right-radius: 5px;<text:line-break/><text:tab/>-webkit-border-bottom-left-radius: 5px;<text:line-break/><text:tab/>-moz-border-radius-bottomright: 5px;<text:line-break/><text:tab/>-moz-border-radius-bottomleft: 5px;<text:line-break/><text:tab/>border-bottom: none;<text:line-break/><text:tab/>border-bottom-right-radius: 5px;<text:line-break/><text:tab/>border-bottom-left-radius: 5px;<text:line-break/>}<text:line-break/>ul#playlist li:first-child {<text:line-break/><text:tab/>-webkit-border-top-right-radius: 5px;<text:line-break/><text:tab/>-webkit-border-top-left-radius: 5px;<text:line-break/><text:tab/>-moz-border-radius-topright: 5px;<text:line-break/><text:tab/>-moz-border-radius-topleft: 5px;<text:line-break/><text:tab/>border-top-right-radius: 5px;<text:line-break/><text:tab/>border-top-left-radius: 5px;<text:line-break/>}</text:p>
      <text:p text:style-name="P33"/>
      <text:p text:style-name="P30">/* playlist.js */<text:line-break/><text:line-break/>window.onload = init;<text:line-break/><text:line-break/>function init() {<text:line-break/><text:tab/>var button = document.getElementById("addButton");<text:line-break/><text:tab/>button.onclick = handleButtonClick;<text:line-break/><text:line-break/><text:tab/><text:span text:style-name="T11">loadPlaylist(); // </text:span><text:span text:style-name="T8">Функция, загружающая ранее созданный список (см.ниже).</text:span><text:line-break/>}<text:line-break/><text:line-break/>function handleButtonClick(e) {<text:line-break/><text:tab/>var textInput = document.getElementById("songTextInput");<text:line-break/><text:tab/>var songName = textInput.value;<text:line-break/><text:tab/>//alert("Adding " + songName);<text:line-break/><text:line-break/><text:tab/>if (songName == "") {<text:line-break/><text:tab/><text:tab/>alert("Please enter a song");<text:line-break/><text:tab/>}<text:line-break/><text:tab/>else {<text:line-break/><text:tab/><text:tab/>//alert("Adding " + songName);<text:line-break/><text:tab/><text:tab/><text:span text:style-name="T11">var li = document.createElement("li"); //</text:span><text:span text:style-name="T8">Создаем элемент.</text:span><text:span text:style-name="T11"><text:line-break/><text:tab/><text:tab/>li.innerHTML = songName;<text:line-break/><text:tab/><text:tab/>var ul = document.getElementById("playlist");<text:line-break/></text:span><text:soft-page-break/><text:span text:style-name="T11"><text:tab/><text:tab/>ul.appendChild(li); //</text:span><text:span text:style-name="T8">Добавляем элемент на страницу.</text:span><text:line-break/><text:line-break/><text:tab/><text:tab/>// for Ready Bake<text:line-break/><text:tab/><text:tab/><text:span text:style-name="T11">save(songName); //</text:span><text:span text:style-name="T8">Сохраняет элемент списка, чтобы он открылся при <text:tab/><text:tab/><text:tab/><text:tab/><text:tab/><text:tab/>//следующем открытии браузера и этой страницы.</text:span><text:line-break/><text:tab/>}<text:line-break/>}</text:p>
      <text:p text:style-name="P33"/>
      <text:p text:style-name="P34">/* playlist_store.js<text:line-break/> * <text:line-break/> * Ready-bake code to store and retrieve playlist items<text:line-break/> */<text:line-break/><text:line-break/>function <text:span text:style-name="T11">save(item)</text:span> {<text:line-break/><text:tab/>var playlistArray = getStoreArray("playlist");<text:line-break/><text:tab/>playlistArray.push(item);<text:line-break/><text:tab/>localStorage.setItem("playlist", JSON.stringify(playlistArray));<text:line-break/>}<text:line-break/><text:line-break/>function <text:span text:style-name="T11">loadPlaylist()</text:span> {<text:line-break/><text:tab/>var playlistArray = getSavedSongs();<text:line-break/><text:tab/>var ul = document.getElementById("playlist");<text:line-break/><text:tab/>if (playlistArray != null) {<text:line-break/><text:tab/><text:tab/>for (var i = 0; i &lt; playlistArray.length; i++) {<text:line-break/><text:tab/><text:tab/><text:tab/>var li = document.createElement("li");<text:line-break/><text:tab/><text:tab/><text:tab/>li.innerHTML = playlistArray[i];<text:line-break/><text:tab/><text:tab/><text:tab/>ul.appendChild(li);<text:line-break/><text:tab/><text:tab/>}<text:line-break/><text:tab/>}<text:line-break/>}<text:line-break/><text:line-break/>function getSavedSongs() {<text:line-break/><text:tab/>return getStoreArray("playlist");<text:line-break/>}<text:line-break/><text:line-break/>function getStoreArray(key) {<text:line-break/><text:tab/>var playlistArray = localStorage.getItem(key);<text:line-break/><text:tab/>if (playlistArray == null || playlistArray == "") {<text:line-break/><text:tab/><text:tab/>playlistArray = new Array();<text:line-break/><text:tab/>}<text:line-break/><text:tab/>else {<text:line-break/><text:tab/><text:tab/>playlistArray = JSON.parse(playlistArray);<text:line-break/><text:tab/>}<text:line-break/><text:tab/>return playlistArray;<text:line-break/>}</text:p>
      <text:p text:style-name="P8">---------------------------------------------------------------------------------</text:p>
      <text:p text:style-name="P26"><text:span text:style-name="T7">Глава 4. Функции и объекты </text:span><text:span text:style-name="T1">JS.</text:span></text:p>
      <text:p text:style-name="P33"/>
      <text:p text:style-name="P8">Функцию определяют с использованием параметров, а вызывают с использованием аргументов.</text:p>
      <text:p text:style-name="P8">Если переменная объявлена вне функции, то она является глобальной, а если внутри функции — локальной. От этого зависит область видимости переменной: глобальные можно использовать в любом месте кода, локальные видны только в функции, в которой они объявлены (где-то прочитал, что локальной переменную делает <text:span text:style-name="T1">var; </text:span>будет ли переменная глобальной, если объявить ее внутри функции без <text:span text:style-name="T1">var? - </text:span>попробовал: относительно <text:span text:style-name="T1">–</text:span> глобально видна стала только после вызова функции).</text:p>
      <text:p text:style-name="P8">В коде могут сосуществовать <text:s/>глобальная и локальная переменные с одинаковыми именами, их изменения не будут влиять друг на друга (внутри функции глобальная переменная будет "в тени" <text:soft-page-break/>локальной).</text:p>
      <text:p text:style-name="P8">По возможности переменные должны быть локальными, глобальных - минимум, чтобы при отладке и сопровождении не отслеживать по всему коду, где меняются глобальные переменные.</text:p>
      <text:p text:style-name="P8">При использовании нескольких внешних файлов со скриптами нужно понимать, что глобальная область видимости одна <text:span text:style-name="T1">–</text:span> возможен конфликт при наличии глобальных переменных с одинаковыми именами.</text:p>
      <text:p text:style-name="P8">Если есть функции с одинаковыми именами, выполняться будет та, которую <text:span text:style-name="T1">JS </text:span>увидит последней.</text:p>
      <text:p text:style-name="P8">Написано, что размещать функции и объявлять переменные можно в любом месте кода и в любом порядке, т.к. <text:span text:style-name="T1">JS </text:span>приступает к выполнению только после прочтения всего кода, хотя я замечал, что порядок влияет на выполнение.</text:p>
      <text:p text:style-name="P8">Значения глобальных переменных существуют до перезагрузки страницы, локальных – до выхода из функции (при необходимости ее значение можно передать во вне, но это значение будет присвоено другой переменной или просто выведено в консоль или на экран).</text:p>
      <text:p text:style-name="P23"/>
      <text:p text:style-name="P23">var avatar <text:span text:style-name="T7">= 1</text:span>;</text:p>
      <text:p text:style-name="P23">var levelThreshold = 1000;</text:p>
      <text:p text:style-name="P23">getScore<text:span text:style-name="T7">(3);</text:span></text:p>
      <text:p text:style-name="P23">function getScore (points) {</text:p>
      <text:p text:style-name="P23"><text:tab/>var score;</text:p>
      <text:p text:style-name="P23"><text:tab/>for (var i =0; i &lt; levelThreshold; i++) {</text:p>
      <text:p text:style-name="P23"><text:tab/><text:tab/>//code here</text:p>
      <text:p text:style-name="P23"><text:tab/>}</text:p>
      <text:p text:style-name="P23"><text:tab/>return score;</text:p>
      <text:p text:style-name="P23">}</text:p>
      <text:p text:style-name="P33">//<text:span text:style-name="T7">Здесь <text:s/></text:span><text:span text:style-name="T1">avatar, <text:s/>levelThreshold – </text:span><text:span text:style-name="T7">глобальные переменные; <text:s/></text:span><text:span text:style-name="T1">score, i, <text:s/>points –</text:span><text:span text:style-name="T7"> локальные.</text:span></text:p>
      <text:p text:style-name="P8">---------------------------------------------------------------------------------</text:p>
      <text:p text:style-name="Standard"><text:span text:style-name="T9">В одной книге написано, что после "</text:span><text:span text:style-name="T3">}" </text:span><text:span text:style-name="T9">у функции нужно ставить ";", в другой </text:span><text:span text:style-name="T3">–</text:span><text:span text:style-name="T9"> не нужно ставить ";". Возможно, это для удобочитаемости, чтобы было видно, где заканчивается </text:span><text:span text:style-name="T7">функция (хотя для этого используется табуляция).</text:span></text:p>
      <text:p text:style-name="P8">---------------------------------------------------------------------------------</text:p>
      <text:p text:style-name="P1">При многратном использовании функции можно присвоить ее переменной.</text:p>
      <text:p text:style-name="P4">function addOne (num) {</text:p>
      <text:p text:style-name="P4"><text:tab/>return num + 1;</text:p>
      <text:p text:style-name="P4">}</text:p>
      <text:p text:style-name="P4">var plusOne = addOne;</text:p>
      <text:p text:style-name="P4">var result = plusOne(1);</text:p>
      <text:p text:style-name="P4"/>
      <text:p text:style-name="P9">При однократном вызове можно записать без дополнительной переменной.</text:p>
      <text:p text:style-name="P4">function addOne (num) {</text:p>
      <text:p text:style-name="P4"><text:tab/>return num + 1;</text:p>
      <text:p text:style-name="P4">}</text:p>
      <text:p text:style-name="P4">var result = addOne(1);</text:p>
      <text:p text:style-name="P4"/>
      <text:p text:style-name="P9">Анонимная функция (без присваивания ей имени).</text:p>
      <text:p text:style-name="P30">var f = function (num) {</text:p>
      <text:p text:style-name="P30"><text:tab/>return num + 1;</text:p>
      <text:p text:style-name="P30">}</text:p>
      <text:p text:style-name="P30">var result = f(1);</text:p>
      <text:p text:style-name="P30">alert(result);</text:p>
      <text:p text:style-name="P9">То же самое, в другой форме записи.</text:p>
      <text:p text:style-name="P30">function f (num) {</text:p>
      <text:p text:style-name="P30"><text:tab/>return num + 1;</text:p>
      <text:p text:style-name="P30">}</text:p>
      <text:p text:style-name="P30">var result = f(1);</text:p>
      <text:p text:style-name="P30">alert(result);</text:p>
      <text:p text:style-name="P8">---------------------------------------------------------------------------------</text:p>
      <text:p text:style-name="P4"><text:soft-page-break/><text:tab/><text:tab/><text:tab/>function init () {</text:p>
      <text:p text:style-name="P4"><text:tab/><text:tab/><text:tab/><text:tab/>alert("You Rule!");</text:p>
      <text:p text:style-name="P4"><text:tab/><text:tab/><text:tab/>}</text:p>
      <text:p text:style-name="P4"><text:tab/><text:tab/><text:tab/>window.onload = init; //<text:span text:style-name="T1">init </text:span>без скобок, но функция вызывается.</text:p>
      <text:p text:style-name="P9">Можно записать короче и удобней.</text:p>
      <text:p text:style-name="P30">window.onload = function () {</text:p>
      <text:p text:style-name="P30"><text:tab/>alert("You Rule!");</text:p>
      <text:p text:style-name="P30">}</text:p>
      <text:p text:style-name="P8">---------------------------------------------------------------------------------</text:p>
      <text:p text:style-name="P6">Объекты.</text:p>
      <text:p text:style-name="P6"/>
      <text:p text:style-name="P23">var fido = {</text:p>
      <text:p text:style-name="P23"><text:tab/>name: "Fido",</text:p>
      <text:p text:style-name="P23"><text:tab/>weight: 40,</text:p>
      <text:p text:style-name="P23"><text:tab/>breed: "Mixed",</text:p>
      <text:p text:style-name="P23"><text:tab/>loves: ["walks", "fetching balls"]</text:p>
      <text:p text:style-name="P23">};</text:p>
      <text:p text:style-name="P21">? <text:span text:style-name="T7">В этой книге после объекта ставят </text:span>"}".</text:p>
      <text:p text:style-name="P23"/>
      <text:p text:style-name="P23">if (fido.weight &gt; 25) { <text:span text:style-name="T11">//</text:span><text:span text:style-name="T8">Обращение к свойству объекта с пом. "точечной" нотации.</text:span></text:p>
      <text:p text:style-name="P23"><text:tab/>alert "WOOF";</text:p>
      <text:p text:style-name="P23">} else {</text:p>
      <text:p text:style-name="P23"><text:tab/>alert("yip");</text:p>
      <text:p text:style-name="P23">}</text:p>
      <text:p text:style-name="P33"/>
      <text:p text:style-name="P23">var breed = fido["breed"]; <text:span text:style-name="T11">//</text:span><text:span text:style-name="T8">Обращение к свойству объекта с пом. строки и скобочной нотации.</text:span></text:p>
      <text:p text:style-name="P23">if (breed == "mixed") {</text:p>
      <text:p text:style-name="P23"><text:tab/>alert("Best in show");</text:p>
      <text:p text:style-name="P23">}</text:p>
      <text:p text:style-name="P33"/>
      <text:p text:style-name="P19">fido.weight = 27; //<text:span text:style-name="T7">Изменение числового свойства.</text:span></text:p>
      <text:p text:style-name="P19">fido.breed = "Chawalla/Great Dane mix"; //<text:span text:style-name="T7">Изменение текстового свойства.</text:span></text:p>
      <text:p text:style-name="P19">fido.loves.push("chewing bones"); //<text:span text:style-name="T7">Добавляет новый элемент в массив свойства </text:span>loves<text:span text:style-name="T7">.</text:span></text:p>
      <text:p text:style-name="P33"/>
      <text:p text:style-name="P9">Переменная <text:s/>prop используется для перечисления всех свойств объекта. Используется <text:span text:style-name="T11">цикл </text:span><text:span text:style-name="T2">for-in</text:span><text:span text:style-name="T1">.</text:span></text:p>
      <text:p text:style-name="P30">var prop;</text:p>
      <text:p text:style-name="P30">for (<text:span text:style-name="T11">prop in fido</text:span>) {</text:p>
      <text:p text:style-name="P30"><text:tab/>alert("Fido has a " + prop + " property ");</text:p>
      <text:p text:style-name="P30"><text:tab/>if (prop == "name") {</text:p>
      <text:p text:style-name="P30"><text:tab/><text:tab/>alert("This is " + <text:span text:style-name="T11">fido[prop]</text:span>); //<text:span text:style-name="T7">Чтобы работало, нужна скобочная нотация.</text:span></text:p>
      <text:p text:style-name="P30"><text:tab/>}</text:p>
      <text:p text:style-name="P30">}</text:p>
      <text:p text:style-name="P33"/>
      <text:p text:style-name="P9">Присваиваем значение массива переменной.</text:p>
      <text:p text:style-name="P4">var likes = fido.loves;</text:p>
      <text:p text:style-name="P4">var likeString = "Fido likes";</text:p>
      <text:p text:style-name="P4">for (var i = 0; i &lt; likes.length; i++) {</text:p>
      <text:p text:style-name="P4"><text:tab/>likeString += " " + likes[i];</text:p>
      <text:p text:style-name="P4">}</text:p>
      <text:p text:style-name="P4">alert(likeString);</text:p>
      <text:p text:style-name="P4"/>
      <text:p text:style-name="P9">То же самое без присваивания.</text:p>
      <text:p text:style-name="P4">var likeString = "Fido likes";</text:p>
      <text:p text:style-name="P4">for (var i = 0; i &lt; fido.loves.length; i++) {</text:p>
      <text:p text:style-name="P4"><text:tab/>likeString += " " + fido.loves[i];</text:p>
      <text:p text:style-name="P4">}</text:p>
      <text:p text:style-name="P4"><text:soft-page-break/>alert(likeString);</text:p>
      <text:p text:style-name="P33"/>
      <text:p text:style-name="P9">Передача объекта функции.</text:p>
      <text:p text:style-name="P30">function bark (dog) {</text:p>
      <text:p text:style-name="P30"><text:tab/>if (dog.weight &gt; 25) {</text:p>
      <text:p text:style-name="P30"><text:tab/><text:tab/>alert("WOOF");</text:p>
      <text:p text:style-name="P30"><text:tab/>} else {</text:p>
      <text:p text:style-name="P30"><text:tab/><text:tab/>alert("yip");</text:p>
      <text:p text:style-name="P30"><text:tab/>}</text:p>
      <text:p text:style-name="P30">}</text:p>
      <text:p text:style-name="P30">bark(fido);</text:p>
      <text:p text:style-name="P33"/>
      <text:p text:style-name="P9">Чтобы добавить новое свойство объекта.</text:p>
      <text:p text:style-name="P23">fido.age = 5;</text:p>
      <text:p text:style-name="P21"/>
      <text:p text:style-name="P10">Чтобы удалить свойство объекта.</text:p>
      <text:p text:style-name="P21"><text:span text:style-name="T12">delete fido.age; //</text:span><text:span text:style-name="T10">Функция возвращает </text:span><text:span text:style-name="T12">true </text:span><text:span text:style-name="T10">при успешном удалении, либо при отсутствии данного свойства, либо при попытке удаления не свойства объекта.</text:span></text:p>
      <text:p text:style-name="P33"/>
      <text:p text:style-name="P8">Когда объект присваивается переменной, переменная не содержит объект, она содержит ссылку на этот объект. При вызове функции и передаче ей объекта - копия ссылки, указывающая на объект, передается в параметр. При изменении свойства объекта меняется сам объект. <text:s/><text:span text:style-name="T4">fido </text:span><text:span text:style-name="T12">(экземпляр объекта)</text:span><text:span text:style-name="T5"> </text:span><text:span text:style-name="T13">– ссылка на объект. При вызове </text:span><text:span text:style-name="T12">function bark (dog)</text:span><text:span text:style-name="T13"> переменной </text:span><text:span text:style-name="T5">dog </text:span><text:span text:style-name="T13">передается копия ссылки на объект. Соответственно, </text:span><text:span text:style-name="T5">fido </text:span><text:span text:style-name="T13">и </text:span><text:span text:style-name="T5">dog </text:span><text:span text:style-name="T13">ссылаются на один и тот же объект – при изменении </text:span><text:span text:style-name="T12">dog.weight</text:span><text:span text:style-name="T13"> изменится </text:span><text:span text:style-name="T12">fido.weight</text:span><text:span text:style-name="T13">.</text:span></text:p>
      <text:p text:style-name="P8">---------------------------------------------------------------------------------</text:p>
      <text:p text:style-name="P9">Программа показывает время следующего показа фильма на сегодня.</text:p>
      <text:p text:style-name="P33"/>
      <text:p text:style-name="P30">var movie1 = {</text:p>
      <text:p text:style-name="P30"><text:tab/>title: "Plan 9",</text:p>
      <text:p text:style-name="P30"><text:tab/>showtimes: ["3:00pm", "7:00pm", "11:00pm"],</text:p>
      <text:p text:style-name="P30"><text:tab/>genre: "Cult Classic",</text:p>
      <text:p text:style-name="P30"><text:tab/>rating: 2</text:p>
      <text:p text:style-name="P30">};</text:p>
      <text:p text:style-name="P30"/>
      <text:p text:style-name="P30">var movie2 = {</text:p>
      <text:p text:style-name="P30"><text:tab/>title: "Forbidden Planet",</text:p>
      <text:p text:style-name="P30"><text:tab/>showtimes: ["5:00pm", "9:00pm"],</text:p>
      <text:p text:style-name="P30"><text:tab/>genre: "Classic Sci-fi",</text:p>
      <text:p text:style-name="P30"><text:tab/>rating: 5</text:p>
      <text:p text:style-name="P30">};</text:p>
      <text:p text:style-name="P30"/>
      <text:p text:style-name="P30">function getNextShowingTime (movie) {</text:p>
      <text:p text:style-name="P30"><text:tab/>var now = <text:span text:style-name="T11">new Date().getTime(); //</text:span><text:span text:style-name="T8">Получаем текущее время в мс.</text:span></text:p>
      <text:p text:style-name="P30"><text:tab/></text:p>
      <text:p text:style-name="P30"><text:tab/>for (var i = 0; i &lt; movie.showtimes.length; i++) {</text:p>
      <text:p text:style-name="P30"><text:tab/><text:tab/>var showtime = getTimeFromString(movie.showtimes[i]); <text:span text:style-name="T11">//</text:span><text:span text:style-name="T8">Перевод в мс.</text:span></text:p>
      <text:p text:style-name="P30"><text:tab/><text:tab/>if ((showtime - now) &gt; 0) {</text:p>
      <text:p text:style-name="P30"><text:tab/><text:tab/><text:tab/>return "Next showing of " + movie.title + " is " + movie.showtimes[i];</text:p>
      <text:p text:style-name="P30"><text:tab/><text:tab/>}</text:p>
      <text:p text:style-name="P30"><text:tab/>}</text:p>
      <text:p text:style-name="P30"><text:tab/>return null;</text:p>
      <text:p text:style-name="P30">}</text:p>
      <text:p text:style-name="P30"/>
      <text:p text:style-name="P30">function getTimeFromString (timeString) {</text:p>
      <text:p text:style-name="P30"><text:tab/>var theTime = new <text:span text:style-name="T11">Date(); //</text:span><text:span text:style-name="T8">Встроенный конструктор с набором методов.</text:span></text:p>
      <text:p text:style-name="P30"><text:soft-page-break/><text:tab/><text:span text:style-name="T11">var time = timeString.match(/(\d+)(?::(\d\d))?\s*(p?)/); //</text:span><text:span text:style-name="T8">Регулярные выражения (позже).</text:span></text:p>
      <text:p text:style-name="P26"><text:tab/>theTime.setHours( parseInt(time[1]) + (time[3] ? 12 : 0) );</text:p>
      <text:p text:style-name="P26"><text:tab/>theTime.setMinutes( parseInt(time[2]) || 0 );</text:p>
      <text:p text:style-name="P26"><text:tab/>return theTime.getTime();</text:p>
      <text:p text:style-name="P30">}</text:p>
      <text:p text:style-name="P30"/>
      <text:p text:style-name="P30">alert(getNextShowingTime(movie1));</text:p>
      <text:p text:style-name="P30">alert(getNextShowingTime(movie2));</text:p>
      <text:p text:style-name="P8">---------------------------------------------------------------------------------</text:p>
      <text:p text:style-name="P9">Когда объект включает в себя функцию, данную функцию называют <text:span text:style-name="T11">методом</text:span>.</text:p>
      <text:p text:style-name="P33"/>
      <text:p text:style-name="P23">var fido = {</text:p>
      <text:p text:style-name="P23"><text:tab/>name: "Fido",</text:p>
      <text:p text:style-name="P23"><text:tab/>weight: 40,</text:p>
      <text:p text:style-name="P23"><text:tab/>breed: "Mixed",</text:p>
      <text:p text:style-name="P23"><text:tab/>loves: ["walks", "fetching balls"]<text:span text:style-name="T7">,</text:span></text:p>
      <text:p text:style-name="P23"><text:span text:style-name="T7"><text:tab/></text:span>bark: function () {</text:p>
      <text:p text:style-name="P23"><text:tab/><text:tab/>if (<text:span text:style-name="T11">this.weight</text:span> &gt; 25) { <text:span text:style-name="T11">//this </text:span><text:span text:style-name="T8">–</text:span><text:span text:style-name="T11"> с</text:span><text:span text:style-name="T8">сылка на объект, который обращается к методу.</text:span></text:p>
      <text:p text:style-name="P23"><text:tab/><text:tab/><text:tab/>alert(<text:span text:style-name="T11">this.name</text:span> + ": Woof woof");</text:p>
      <text:p text:style-name="P23"><text:tab/><text:tab/>}</text:p>
      <text:p text:style-name="P23"><text:tab/>}</text:p>
      <text:p text:style-name="P23">};</text:p>
      <text:p text:style-name="P19">fido.bark(); //<text:span text:style-name="T7">Вызов метода.</text:span></text:p>
      <text:p text:style-name="P8">---------------------------------------------------------------------------------</text:p>
      <text:p text:style-name="P33"/>
      <text:p text:style-name="P9"><text:span text:style-name="T11">Конструктор</text:span>.</text:p>
      <text:p text:style-name="P33"/>
      <text:p text:style-name="P23">function <text:span text:style-name="T11">D</text:span>og (name, breed, weight) {</text:p>
      <text:p text:style-name="P23"><text:tab/>this.name = name;</text:p>
      <text:p text:style-name="P23"><text:tab/>this.breed = breed;</text:p>
      <text:p text:style-name="P23"><text:tab/>this.weight = weight;</text:p>
      <text:p text:style-name="P23"><text:tab/>this.bark = function () {</text:p>
      <text:p text:style-name="P23"><text:tab/><text:tab/>if (this.weight &gt; 25) {</text:p>
      <text:p text:style-name="P23"><text:tab/><text:tab/><text:tab/>alert(this.name + ": Woof woof");</text:p>
      <text:p text:style-name="P23"><text:tab/><text:tab/>} else {</text:p>
      <text:p text:style-name="P23"><text:tab/><text:tab/><text:tab/>alert(this.name + ": Yip yip");</text:p>
      <text:p text:style-name="P23"><text:tab/><text:tab/>}</text:p>
      <text:p text:style-name="P23"><text:tab/>}<text:span text:style-name="T11">;</text:span></text:p>
      <text:p text:style-name="P23">}</text:p>
      <text:p text:style-name="P21">// this.name <text:span text:style-name="T7">и</text:span> name <text:span text:style-name="T7">– две разные переменные, их имена не обязательно должны совпадать.</text:span></text:p>
      <text:p text:style-name="P23">var fido = <text:span text:style-name="T11">new</text:span> Dog ("Fido", "Mixed", 38); /* <text:span text:style-name="T7">Создание экземпляра объекта </text:span>Dog<text:span text:style-name="T7"> при помощи конструктора. */</text:span></text:p>
      <text:p text:style-name="P23">var tiny = new Dog ("Tiny", "Chawalla", 8);</text:p>
      <text:p text:style-name="P23">fido.bark(); // <text:span text:style-name="T7">Вызов метода для конкретного экземпляра объекта.</text:span></text:p>
      <text:p text:style-name="P23">tiny.bark();</text:p>
      <text:p text:style-name="P8">---------------------------------------------------------------------------------</text:p>
      <text:p text:style-name="P8">Функция – отдельный блок кода. Метод – функция, привязанная к объекту (может вызываться только относительно экземпляра объекта). <text:span text:style-name="T1">this </text:span>- <text:span text:style-name="T1">undefined </text:span>вне метода.</text:p>
      <text:p text:style-name="P5">Прототипное наследование (в данной книге не рассматривается) – наследование между родительским и дочерним классом объектов.</text:p>
      <text:p text:style-name="P8">---------------------------------------------------------------------------------</text:p>
      <text:p text:style-name="P8"><text:span text:style-name="T11">Объект </text:span><text:span text:style-name="T2">window</text:span><text:span text:style-name="T1"> – </text:span>глобальная среда для <text:span text:style-name="T1">JS-</text:span>программ.</text:p>
      <text:p text:style-name="P8"/>
      <text:p text:style-name="P8"><text:span text:style-name="T11">Свойства</text:span> <text:s/><text:span text:style-name="T1">window:</text:span></text:p>
      <text:p text:style-name="P20">location – <text:span text:style-name="T7">содержит </text:span>URL-<text:span text:style-name="T7">адрес страницы (при его изменении браузер перейдет по нему);</text:span></text:p>
      <text:p text:style-name="P20">status – <text:span text:style-name="T7">содержит строку, отображаемой в статусной строке браузера;</text:span></text:p>
      <text:p text:style-name="P20"><text:soft-page-break/>onload – <text:span text:style-name="T7">свойство, содержащее функцию, которая вызывается после полной загрузки страницы;</text:span></text:p>
      <text:p text:style-name="P20">document – <text:span text:style-name="T7">содержит объектную модель документа </text:span>(DOM).</text:p>
      <text:p text:style-name="P20"/>
      <text:p text:style-name="P8"><text:span text:style-name="T11">Методы</text:span> <text:s/><text:span text:style-name="T1">window:</text:span></text:p>
      <text:p text:style-name="P20">alert – <text:span text:style-name="T7">выводит дилоговое окно;</text:span></text:p>
      <text:p text:style-name="P20">prompt – <text:span text:style-name="T7">как </text:span>alert, <text:span text:style-name="T7">только получает информацию от пользователя;</text:span></text:p>
      <text:p text:style-name="P20">open – <text:span text:style-name="T7">открывает новое окно браузера;</text:span></text:p>
      <text:p text:style-name="P20">close – <text:span text:style-name="T7">закрывает окно браузера;</text:span></text:p>
      <text:p text:style-name="P20">setTimeout – <text:span text:style-name="T7">вызывает обработчик по истечении заданного интервала времени;</text:span></text:p>
      <text:p text:style-name="P20">setInterval – <text:span text:style-name="T7">многократно вызывает обработчик через заданный интервал времени.</text:span></text:p>
      <text:p text:style-name="P8"/>
      <text:p text:style-name="P20"><text:span text:style-name="T7">Свойства и методы можно писать без "</text:span>window.<text:span text:style-name="T7">", потому что это глобальная среда, где свойства и методы по умолчанию относятся к <text:s/></text:span>window. <text:span text:style-name="T7">Это касается и переменных - поскольку они помещаются в пространство имен <text:s/></text:span>window, <text:span text:style-name="T7">можно писать без "</text:span>window.<text:span text:style-name="T7">". Ничто не мешает писать – </text:span>window.<text:span text:style-name="T7">имя_переменой.</text:span></text:p>
      <text:p text:style-name="P21"/>
      <text:p text:style-name="P4"><text:tab/><text:tab/><text:tab/>onload = function () {</text:p>
      <text:p text:style-name="P4"><text:tab/><text:tab/><text:tab/><text:tab/>alert("You Rule!");</text:p>
      <text:p text:style-name="P4"><text:tab/><text:tab/><text:tab/>}</text:p>
      <text:p text:style-name="P9">Работает так же, как.</text:p>
      <text:p text:style-name="P4"><text:tab/><text:tab/><text:tab/><text:span text:style-name="T1">window.</text:span>onload = function () {</text:p>
      <text:p text:style-name="P4"><text:tab/><text:tab/><text:tab/><text:tab/>alert("You Rule!");</text:p>
      <text:p text:style-name="P4"><text:tab/><text:tab/><text:tab/>}</text:p>
      <text:p text:style-name="P8">Писать <text:span text:style-name="T1">window.</text:span>onload предпочтительней, т.к. у других объектов тоже есть такое свойство, и читать код будет проще.</text:p>
      <text:p text:style-name="P8">---------------------------------------------------------------------------------</text:p>
      <text:p text:style-name="P35"><text:span text:style-name="T11">Объект </text:span><text:span text:style-name="T2">document</text:span><text:span text:style-name="T1"> – window.document, </text:span>используется для доступа к <text:span text:style-name="T1">DOM.</text:span></text:p>
      <text:p text:style-name="P36"/>
      <text:p text:style-name="P35"><text:span text:style-name="T11">Свойства</text:span> <text:span text:style-name="T1">document:</text:span></text:p>
      <text:p text:style-name="P35"><text:span text:style-name="T1">domain – </text:span>домен сервера, с которого загружается документ;</text:p>
      <text:p text:style-name="P36">title – <text:span text:style-name="T7">извлечь заголовок документа (</text:span>document.title<text:span text:style-name="T7">);</text:span></text:p>
      <text:p text:style-name="P36">URL – URL<text:span text:style-name="T7">-адрес документа.</text:span></text:p>
      <text:p text:style-name="P9"/>
      <text:p text:style-name="P9"><text:span text:style-name="T11">Методы</text:span> <text:span text:style-name="T1">document:</text:span></text:p>
      <text:p text:style-name="P9"><text:span text:style-name="T1">getElementById – </text:span>извлечь элемент по <text:span text:style-name="T1">id;</text:span></text:p>
      <text:p text:style-name="P9"><text:span text:style-name="T1">getElementByTagName – <text:s/></text:span>извлечь элемент по имени тега;</text:p>
      <text:p text:style-name="P9"><text:span text:style-name="T1">getElementByClassName – <text:s/></text:span>извлечь элемент по имени класса;</text:p>
      <text:p text:style-name="P21">createElement – <text:span text:style-name="T7">генерирует элемент, подходящие для включения в </text:span>DOM.</text:p>
      <text:p text:style-name="P9"/>
      <text:p text:style-name="P9">Большинство элементов, возвращаемых методами, являются объектами.</text:p>
      <text:p text:style-name="P9"/>
      <text:p text:style-name="P9">Свойства и методы <text:span text:style-name="T11">большинства </text:span><text:span text:style-name="T2">HTML-</text:span><text:span text:style-name="T11">элемементов</text:span>.</text:p>
      <text:p text:style-name="P9"/>
      <text:p text:style-name="P9"><text:span text:style-name="T11">Свойства</text:span>:</text:p>
      <text:p text:style-name="P21">innerHTML – <text:span text:style-name="T7">содержимое элемента;</text:span></text:p>
      <text:p text:style-name="P21">childElementCount – <text:span text:style-name="T7">количество дочерних элементов у элемента;</text:span></text:p>
      <text:p text:style-name="P21">firstChild – <text:span text:style-name="T7">первый дочерний элемент.</text:span></text:p>
      <text:p text:style-name="P9"><text:span text:style-name="T11">Методы</text:span>:</text:p>
      <text:p text:style-name="P21">appendChild <text:span text:style-name="T7">и</text:span> insertBefore – <text:span text:style-name="T7">вставка новых дочерних элементов в <text:s/></text:span>DOM;</text:p>
      <text:p text:style-name="P21">setAttribute – <text:span text:style-name="T7">для изменения атрибутов элементов </text:span>(class, id, src);</text:p>
      <text:p text:style-name="P21">getAttribute – <text:span text:style-name="T7">для извлечения атрибутов.</text:span></text:p>
      <text:p text:style-name="P8">---------------------------------------------------------------------------------</text:p>
      <text:p text:style-name="P9"/>
      <text:p text:style-name="P11"><text:span text:style-name="T1">window.</text:span>onload = <text:span text:style-name="T1">init</text:span>() – вызов функции <text:span text:style-name="T1">init</text:span></text:p>
      <text:p text:style-name="P11"><text:span text:style-name="T1">window.</text:span>onload = <text:span text:style-name="T1">init</text:span> – присваивание значения функции <text:span text:style-name="T1">init </text:span>свойству <text:s/>onload</text:p>
      <text:p text:style-name="P9"/>
      <text:p text:style-name="P8"><text:soft-page-break/>---------------------------------------------------------------------------------</text:p>
      <text:p text:style-name="P9"/>
      <text:p text:style-name="P6">Глава 5. Создание <text:span text:style-name="T1">HTML</text:span>-страниц с поддержкой определения местоположения.</text:p>
      <text:p text:style-name="P9"/>
      <text:p text:style-name="P9">Широта - расстояние на север или на юг от эватора.</text:p>
      <text:p text:style-name="P9">Долгота - расстояние на запад или на восток от Гринвича.</text:p>
      <text:p text:style-name="P8">Указываются или в градусах/минутах/секундах (47<text:span text:style-name="T14">°</text:span><text:span text:style-name="T15">38</text:span><text:span text:style-name="T16">'34'', 122</text:span><text:span text:style-name="T14">°</text:span><text:span text:style-name="T16">32'32''</text:span>), или в десятичных значениях (47.64, -122.54). Западная долгота и южная широта – отрицательные значения.</text:p>
      <text:p text:style-name="P8"/>
      <text:p text:style-name="P8">Функция перевода гр/мин/сек в десятичные значения:</text:p>
      <text:p text:style-name="P3">function deegreesToDecimals (degrees, minutes, seconds) {</text:p>
      <text:p text:style-name="P3"><text:tab/>return degrees + (minutes / 60.0) + (seconds / 3600.0);</text:p>
      <text:p text:style-name="P3">}</text:p>
      <text:p text:style-name="P8">---------------------------------------------------------------------------------</text:p>
      <text:p text:style-name="P1">Выдает значения координат в текстовом виде.</text:p>
      <text:p text:style-name="P17"/>
      <text:p text:style-name="P2">&lt;!-- myLoc.html --&gt;</text:p>
      <text:p text:style-name="P2">&lt;!doctype html&gt;</text:p>
      <text:p text:style-name="P2">&lt;html&gt;</text:p>
      <text:p text:style-name="P2"><text:tab/>&lt;head&gt;</text:p>
      <text:p text:style-name="P2"><text:tab/><text:tab/>&lt;meta charset="utf-8"&gt;</text:p>
      <text:p text:style-name="P2"><text:tab/><text:tab/>&lt;title&gt;myLoc&lt;/title&gt;</text:p>
      <text:p text:style-name="P2"><text:tab/><text:tab/>&lt;script src="myLoc.js"&gt;&lt;/script&gt;</text:p>
      <text:p text:style-name="P2"><text:tab/><text:tab/>&lt;link rel="stylesheet" href="myLoc.css"&gt;</text:p>
      <text:p text:style-name="P2"><text:tab/>&lt;/head&gt;</text:p>
      <text:p text:style-name="P2"><text:tab/>&lt;body&gt;</text:p>
      <text:p text:style-name="P2"><text:tab/><text:tab/>&lt;div id="location"&gt;</text:p>
      <text:p text:style-name="P2"><text:tab/><text:tab/><text:tab/>Your location will go here.</text:p>
      <text:p text:style-name="P2"><text:tab/><text:tab/>&lt;/div&gt;</text:p>
      <text:p text:style-name="P2"><text:tab/>&lt;/body&gt;</text:p>
      <text:p text:style-name="P2">&lt;/html&gt;</text:p>
      <text:p text:style-name="P2"/>
      <text:p text:style-name="P12">// myLoc.js</text:p>
      <text:p text:style-name="P12">window.onload = getMyLocation;</text:p>
      <text:p text:style-name="P12"/>
      <text:p text:style-name="P12">function getMyLocation () {</text:p>
      <text:p text:style-name="P12"><text:tab/>if (navigator.geolocation) { <text:span text:style-name="T11">//</text:span><text:span text:style-name="T2">1</text:span></text:p>
      <text:p text:style-name="P12"><text:tab/><text:tab/>navigator.geolocation.getCurrentPosition(displayLocation); <text:span text:style-name="T11">//</text:span><text:span text:style-name="T2">2</text:span></text:p>
      <text:p text:style-name="P12"><text:tab/>} else {</text:p>
      <text:p text:style-name="P12"><text:tab/><text:tab/>alert("<text:span text:style-name="T1">N</text:span>o geolocation support");</text:p>
      <text:p text:style-name="P12"><text:tab/>}</text:p>
      <text:p text:style-name="P12">}</text:p>
      <text:p text:style-name="P12"/>
      <text:p text:style-name="P12">function displayLocation(position) { <text:span text:style-name="T11">//</text:span><text:span text:style-name="T2">3</text:span></text:p>
      <text:p text:style-name="P12"><text:tab/>var latitude = position.coords.latitude; <text:span text:style-name="T11">//4</text:span></text:p>
      <text:p text:style-name="P12"><text:tab/>var longitude = position.coords.longitude;</text:p>
      <text:p text:style-name="P12"><text:tab/></text:p>
      <text:p text:style-name="P12"><text:tab/>var div = document.getElementById("location");</text:p>
      <text:p text:style-name="P12"><text:tab/>div.innerHTML = "You are at latitude: " + latitude + </text:p>
      <text:p text:style-name="P12"><text:tab/><text:tab/><text:tab/><text:tab/><text:tab/><text:tab/><text:tab/>", longitude: " + longitude;</text:p>
      <text:p text:style-name="P12">}</text:p>
      <text:p text:style-name="P15"><text:span text:style-name="T11">//</text:span><text:span text:style-name="T2">1– Проверяем</text:span><text:span text:style-name="T11">, поддерживает ли браузер </text:span><text:span text:style-name="T2">API-</text:span><text:span text:style-name="T11">интерфейс </text:span><text:span text:style-name="T2">Geolocation.</text:span></text:p>
      <text:p text:style-name="P5"><text:span text:style-name="T1">//2 – </text:span>Вызываем метод getCurrentPosition и передаем функцию обработчика событий <text:s/>displayLocation.</text:p>
      <text:p text:style-name="P5">//<text:span text:style-name="T1">3 – О</text:span>бработчик, к-ый будет вызываться, когда браузер получит данные о местоположении. <text:span text:style-name="T1">position – </text:span>объект, к-ый <text:span text:style-name="T1">API-</text:span>интерфейс <text:span text:style-name="T1">Geolocation </text:span>передает обработчику.</text:p>
      <text:p text:style-name="P5">//4 – Объект <text:span text:style-name="T1">position </text:span>обладает свойством <text:span text:style-name="T1">coords, </text:span>которое содержит ссылку на объект <text:span text:style-name="T1">coordinates. </text:span><text:soft-page-break/>Объект <text:span text:style-name="T1">coordinates </text:span>содержит широту и долготу.</text:p>
      <text:p text:style-name="P1"/>
      <text:p text:style-name="P1">Результат выполнения кода: You are at latitude: 52.26312730000001, longitude: 104.3399244 </text:p>
      <text:p text:style-name="P9"/>
      <text:p text:style-name="P4">/*<text:line-break/> * myLoc.css<text:line-break/> *<text:line-break/>*/<text:line-break/><text:line-break/>body {<text:line-break/><text:tab/>font-family: Arial, Helvetica, sans-serif;<text:line-break/><text:tab/>margin: 10px;<text:line-break/>}<text:line-break/>form, div#location, div#distance {<text:line-break/><text:tab/>padding: 5px;<text:line-break/>}<text:line-break/><text:line-break/>div#map {<text:line-break/><text:tab/>margin: 5px;<text:line-break/><text:tab/>width: 400px;<text:line-break/><text:tab/>height: 400px;<text:line-break/><text:tab/>border: 1px solid black;<text:line-break/>}<text:line-break/><text:line-break/><text:line-break/>/*<text:line-break/> * Use this CSS to make the map full screen<text:line-break/> *<text:line-break/><text:line-break/>html, body, div#map {<text:line-break/> <text:s text:c="3"/>width: 100%;<text:line-break/> <text:s text:c="3"/>height: 100%;<text:line-break/> <text:s text:c="3"/>margin: 0px;<text:line-break/>}<text:line-break/><text:line-break/>form {<text:line-break/><text:tab/>position: absolute;<text:line-break/><text:tab/>top: 40px;<text:line-break/><text:tab/>right: 10px;<text:line-break/><text:tab/>z-index: 2;<text:line-break/>}<text:line-break/><text:line-break/>div#location, div#distance {<text:line-break/><text:tab/>display: none;<text:line-break/>}<text:line-break/> */</text:p>
      <text:p text:style-name="P8">---------------------------------------------------------------------------------</text:p>
      <text:p text:style-name="P9"/>
      <text:p text:style-name="P9"><text:span text:style-name="T1">API-</text:span>интерфейсы – объекты со свойствами и методами.</text:p>
      <text:p text:style-name="P9">navigator.geolocation – объект с основным методом getCurrentPosition.</text:p>
      <text:p text:style-name="P9"/>
      <text:p text:style-name="P9"><text:span text:style-name="T11">getCurrentPosition(</text:span><text:span text:style-name="T2">successHandler, errorHandler, options</text:span><text:span text:style-name="T11">)</text:span>,</text:p>
      <text:p text:style-name="P9">где <text:span text:style-name="T1">errorHandler </text:span>и<text:span text:style-name="T1"> options </text:span>- необязательные параметры.</text:p>
      <text:p text:style-name="P9"><text:span text:style-name="T1">successHandler </text:span>– функция, к-ая вызывается, если браузер способен успешно определить местоположение.</text:p>
      <text:p text:style-name="P9"><text:span text:style-name="T1">errorHandler </text:span>– функция, к-ая вызывается, если браузер не способен успешно определить <text:soft-page-break/>местоположение.</text:p>
      <text:p text:style-name="P9"><text:span text:style-name="T1">options </text:span>– параметр для конфигурации работу <text:span text:style-name="T1">API-</text:span>интерфейса <text:span text:style-name="T1">Geolocation.</text:span></text:p>
      <text:p text:style-name="P8">---------------------------------------------------------------------------------</text:p>
      <text:p text:style-name="P9">В программу определения координат добавлена функция вывода ошибки.</text:p>
      <text:p text:style-name="P9"/>
      <text:p text:style-name="P4">// myLoc.js</text:p>
      <text:p text:style-name="P4">window.onload = getMyLocation;</text:p>
      <text:p text:style-name="P4"/>
      <text:p text:style-name="P4">function getMyLocation () {</text:p>
      <text:p text:style-name="P4"><text:tab/>if (navigator.geolocation) {</text:p>
      <text:p text:style-name="P4"><text:tab/><text:tab/>navigator.geolocation.getCurrentPosition(displayLocation, <text:span text:style-name="T11">displayError</text:span>);</text:p>
      <text:p text:style-name="P4"><text:tab/>} else {</text:p>
      <text:p text:style-name="P4"><text:tab/><text:tab/>alert("No geolocation support");</text:p>
      <text:p text:style-name="P4"><text:tab/>}</text:p>
      <text:p text:style-name="P4">}</text:p>
      <text:p text:style-name="P4"/>
      <text:p text:style-name="P4">function displayLocation(position) {</text:p>
      <text:p text:style-name="P4"><text:tab/>var latitude = position.coords.latitude;</text:p>
      <text:p text:style-name="P4"><text:tab/>var longitude = position.coords.longitude;</text:p>
      <text:p text:style-name="P4"><text:tab/></text:p>
      <text:p text:style-name="P4"><text:tab/>var div = document.getElementById("location");</text:p>
      <text:p text:style-name="P4"><text:tab/>div.innerHTML = "You are at latitude: " + latitude + </text:p>
      <text:p text:style-name="P4"><text:tab/><text:tab/><text:tab/><text:tab/><text:tab/><text:tab/><text:tab/>", longitude: " + longitude;</text:p>
      <text:p text:style-name="P4">}</text:p>
      <text:p text:style-name="P4"/>
      <text:p text:style-name="P4">function displayError (error) { <text:span text:style-name="T11">//1</text:span></text:p>
      <text:p text:style-name="P4"><text:tab/>var errorTypes = { <text:span text:style-name="T11">//2</text:span></text:p>
      <text:p text:style-name="P4"><text:tab/><text:tab/>0: "Unknown error",</text:p>
      <text:p text:style-name="P4"><text:tab/><text:tab/>1: "Permission denied by user",</text:p>
      <text:p text:style-name="P4"><text:tab/><text:tab/>2: "Position is not avalable",</text:p>
      <text:p text:style-name="P4"><text:tab/><text:tab/>3: "Request timed out" <text:span text:style-name="T11">//5</text:span></text:p>
      <text:p text:style-name="P4"><text:tab/>};</text:p>
      <text:p text:style-name="P4"><text:tab/>var errorMessage = errorTypes[error.code]; <text:span text:style-name="T11">//3</text:span></text:p>
      <text:p text:style-name="P4"><text:tab/>if (error.code == 0 || error.code == 2) {</text:p>
      <text:p text:style-name="P4"><text:tab/><text:tab/>errorMessage = errorMessage + " " + <text:span text:style-name="T11">error.message</text:span>; <text:span text:style-name="T11">//4</text:span></text:p>
      <text:p text:style-name="P4"><text:tab/>}</text:p>
      <text:p text:style-name="P4"><text:tab/>var div = document.getElementById("location");</text:p>
      <text:p text:style-name="P4"><text:tab/>div.innerHTML = errorMessage;</text:p>
      <text:p text:style-name="P4">}</text:p>
      <text:p text:style-name="P5">//1 – обработчику displayError <text:span text:style-name="T1">API-</text:span>интерфейс <text:span text:style-name="T1">Geolocation </text:span>передает объект <text:span text:style-name="T1">error. </text:span>Объект<text:span text:style-name="T1"> error </text:span>содержит свойство <text:span text:style-name="T1">error.code, </text:span>которое имеет числовое значение от 0 до 3.</text:p>
      <text:p text:style-name="P5">//2 – создаем объект для того, чтобы код ошибки перевести в понятную строку.</text:p>
      <text:p text:style-name="P5">//3 – присваиваем переменой строку с ошибкой.</text:p>
      <text:p text:style-name="P5">//4 – в случае 0 и 2 может быть доп.информация по ошибке, поэтому добавлен error.message.</text:p>
      <text:p text:style-name="P5">//5 – выдается когда время ожидания <text:span text:style-name="T1">(timeout) </text:span>ответа<text:span text:style-name="T1"> </text:span>истекает (значение <text:span text:style-name="T1">timeout </text:span>можно изменять).</text:p>
      <text:p text:style-name="P8">---------------------------------------------------------------------------------</text:p>
      <text:p text:style-name="P9">Добавлена функция расчета расстояния до <text:span text:style-name="T1">WickedlySmart HQ.</text:span></text:p>
      <text:p text:style-name="P9"/>
      <text:p text:style-name="P13">&lt;!-- myLoc.html --&gt;</text:p>
      <text:p text:style-name="P13">&lt;!doctype html&gt;</text:p>
      <text:p text:style-name="P13">&lt;html&gt;</text:p>
      <text:p text:style-name="P13"><text:tab/>&lt;head&gt;</text:p>
      <text:p text:style-name="P13"><text:tab/><text:tab/>&lt;meta charset="utf-8"&gt;</text:p>
      <text:p text:style-name="P13"><text:tab/><text:tab/>&lt;title&gt;myLoc&lt;/title&gt;</text:p>
      <text:p text:style-name="P13"><text:tab/><text:tab/>&lt;script src="myLoc.js"&gt;&lt;/script&gt;</text:p>
      <text:p text:style-name="P13"><text:tab/><text:tab/>&lt;link rel="stylesheet" href="myLoc.css"&gt;</text:p>
      <text:p text:style-name="P13"><text:soft-page-break/><text:tab/>&lt;/head&gt;</text:p>
      <text:p text:style-name="P13"><text:tab/>&lt;body&gt;</text:p>
      <text:p text:style-name="P13"><text:tab/><text:tab/>&lt;div id="location"&gt;</text:p>
      <text:p text:style-name="P13"><text:tab/><text:tab/><text:tab/>Your location will go here.</text:p>
      <text:p text:style-name="P13"><text:tab/><text:tab/>&lt;/div&gt;</text:p>
      <text:p text:style-name="P13"><text:tab/><text:tab/><text:span text:style-name="T12">&lt;div id="distance"&gt;</text:span></text:p>
      <text:p text:style-name="P4"><text:tab/><text:tab/><text:tab/>Distance from WickedlySmart HQ will go here.</text:p>
      <text:p text:style-name="P4"><text:tab/><text:tab/>&lt;/div&gt;</text:p>
      <text:p text:style-name="P13"><text:tab/>&lt;/body&gt;</text:p>
      <text:p text:style-name="P13">&lt;/html&gt;</text:p>
      <text:p text:style-name="P9"/>
      <text:p text:style-name="P9"/>
      <text:p text:style-name="P4">// myLoc.js</text:p>
      <text:p text:style-name="P4">window.onload = getMyLocation;</text:p>
      <text:p text:style-name="P4"/>
      <text:p text:style-name="P4">function getMyLocation () {</text:p>
      <text:p text:style-name="P4"><text:tab/>if (navigator.geolocation) {</text:p>
      <text:p text:style-name="P4"><text:tab/><text:tab/>navigator.geolocation.getCurrentPosition(displayLocation, displayError);</text:p>
      <text:p text:style-name="P4"><text:tab/>} else {</text:p>
      <text:p text:style-name="P4"><text:tab/><text:tab/>alert("No geolocation support");</text:p>
      <text:p text:style-name="P4"><text:tab/>}</text:p>
      <text:p text:style-name="P4">}</text:p>
      <text:p text:style-name="P4"/>
      <text:p text:style-name="P4">function displayLocation(position) {</text:p>
      <text:p text:style-name="P4"><text:tab/>var latitude = position.coords.latitude;</text:p>
      <text:p text:style-name="P4"><text:tab/>var longitude = position.coords.longitude;</text:p>
      <text:p text:style-name="P4"><text:tab/></text:p>
      <text:p text:style-name="P4"><text:tab/>var div = document.getElementById("location");</text:p>
      <text:p text:style-name="P4"><text:tab/>div.innerHTML = "You are at latitude: " + latitude + </text:p>
      <text:p text:style-name="P4"><text:tab/><text:tab/><text:tab/><text:tab/><text:tab/><text:tab/><text:tab/>", longitude: " + longitude;</text:p>
      <text:p text:style-name="P4"><text:tab/></text:p>
      <text:p text:style-name="P4"><text:tab/><text:span text:style-name="T17">var ourCoords = {</text:span></text:p>
      <text:p text:style-name="P13"><text:tab/><text:tab/>latitude: 47.624851,</text:p>
      <text:p text:style-name="P13"><text:tab/><text:tab/>longitude: -122.52099</text:p>
      <text:p text:style-name="P13"><text:tab/>};</text:p>
      <text:p text:style-name="P13"><text:tab/>var km = computeDistance(position.coords, ourCoords);</text:p>
      <text:p text:style-name="P13"><text:tab/>var distance = document.getElementById("distance");</text:p>
      <text:p text:style-name="P13"><text:tab/>distance.innerHTML = "You are " + km + " km from the WickedlySmart HQ";</text:p>
      <text:p text:style-name="P4">}</text:p>
      <text:p text:style-name="P4"/>
      <text:p text:style-name="P4">function displayError (error) {</text:p>
      <text:p text:style-name="P4"><text:tab/>var errorTypes = {</text:p>
      <text:p text:style-name="P4"><text:tab/><text:tab/>0: "Unknown error",</text:p>
      <text:p text:style-name="P4"><text:tab/><text:tab/>1: "Permission denied by user",</text:p>
      <text:p text:style-name="P4"><text:tab/><text:tab/>2: "Position is not avalable",</text:p>
      <text:p text:style-name="P4"><text:tab/><text:tab/>3: "Request timed out"</text:p>
      <text:p text:style-name="P4"><text:tab/>};</text:p>
      <text:p text:style-name="P4"><text:tab/>var errorMessage = errorTypes[error.code];</text:p>
      <text:p text:style-name="P4"><text:tab/>if (error.code == 0 || error.code == 2) {</text:p>
      <text:p text:style-name="P4"><text:tab/><text:tab/>errorMessage = errorMessage + " " + error.message;</text:p>
      <text:p text:style-name="P4"><text:tab/>}</text:p>
      <text:p text:style-name="P4"><text:tab/>var div = document.getElementById("location");</text:p>
      <text:p text:style-name="P4"><text:tab/>div.innerHTML = errorMessage;</text:p>
      <text:p text:style-name="P4">}</text:p>
      <text:p text:style-name="P4"/>
      <text:p text:style-name="P13">function computeDistance (startCoords, destCoords) {</text:p>
      <text:p text:style-name="P13"><text:soft-page-break/><text:tab/>var startLatRads = degreesToRadians(startCoords.latitude);</text:p>
      <text:p text:style-name="P13"><text:tab/>var startLongRads = degreesToRadians(startCoords.longitude);</text:p>
      <text:p text:style-name="P13"><text:tab/>var destLatRads = degreesToRadians(destCoords.latitude);</text:p>
      <text:p text:style-name="P13"><text:tab/>var destLongRads = degreesToRadians(destCoords.longitude);</text:p>
      <text:p text:style-name="P13"><text:tab/></text:p>
      <text:p text:style-name="P13"><text:tab/>var Radius = 6371; //Радиус Земли в километрах.</text:p>
      <text:p text:style-name="P13"><text:tab/>var distance = Math.acos(Math.sin(startLatRads) * Math.sin(destLatRads)</text:p>
      <text:p text:style-name="P13"><text:tab/><text:tab/>+ Math.cos(startLatRads) * Math.cos(destLatRads)</text:p>
      <text:p text:style-name="P13"><text:tab/><text:tab/>* Math.cos(startLongRads - destLongRads)) * Radius; <text:span text:style-name="T11">//Формула гаверсинуса.</text:span></text:p>
      <text:p text:style-name="P13"><text:tab/>return distance;</text:p>
      <text:p text:style-name="P13">}</text:p>
      <text:p text:style-name="P13"/>
      <text:p text:style-name="P13">function degreesToRadians (degrees) {</text:p>
      <text:p text:style-name="P13"><text:tab/>var radians = (degrees * Math.PI) / 180;</text:p>
      <text:p text:style-name="P13"><text:tab/>return radians;</text:p>
      <text:p text:style-name="P13">}</text:p>
      <text:p text:style-name="P8">---------------------------------------------------------------------------------</text:p>
      <text:p text:style-name="P21"/>
      <text:p text:style-name="P6">Использование <text:span text:style-name="T1">Google Maps.</text:span></text:p>
      <text:p text:style-name="P9"/>
      <text:p text:style-name="P9">В <text:span text:style-name="T1">head </text:span>нужно добавить:</text:p>
      <text:p text:style-name="P21"><text:span text:style-name="T12">&lt;script src="</text:span><text:a xlink:type="simple" xlink:href="http://maps.google.com/maps/api/js?sensor=true" text:style-name="Internet_20_link" text:visited-style-name="Visited_20_Internet_20_Link"><text:span text:style-name="T12">http://maps.google.com/maps/api/js?sensor=true</text:span></text:a><text:span text:style-name="T12">"&gt;&lt;/script&gt;</text:span></text:p>
      <text:p text:style-name="Standard">sensor=true – <text:span text:style-name="T7">использовать свое местоположение.</text:span></text:p>
      <text:p text:style-name="P21">sensor=false – <text:span text:style-name="T7">испольховать карту без своего местоположения.</text:span></text:p>
      <text:p text:style-name="P9"/>
      <text:p text:style-name="P9">Для работы <text:span text:style-name="T1">Google Maps </text:span>нужно "упаковать" координаты в его собственный объект:</text:p>
      <text:p text:style-name="P23">var googleLatAndLong = new google.maps.LatLng(latitude, longitude);</text:p>
      <text:p text:style-name="P8">Перед именами всех методов <text:span text:style-name="T1">API-</text:span>интерфейса <text:s/><text:span text:style-name="T1">Google Maps </text:span>ставится <text:span text:style-name="T1">google.maps.</text:span></text:p>
      <text:p text:style-name="P8"><text:span text:style-name="T1">LatLng – </text:span>конструктор, к-ый принимает широту и долготу и возвращает новый объект, где они будут содержаться.</text:p>
      <text:p text:style-name="P9">У <text:span text:style-name="T1">Google Maps </text:span>есть несколько параметров отображения: масштаб <text:span text:style-name="T1">(zoom),</text:span> местоположение центра, тип карты <text:span text:style-name="T1">(ROADMAP, SATELLITE, HYBRID) </text:span>и др.</text:p>
      <text:p text:style-name="P23"/>
      <text:p text:style-name="P4">&lt;!-- myLoc.html --&gt;</text:p>
      <text:p text:style-name="P4">&lt;!doctype html&gt;</text:p>
      <text:p text:style-name="P4">&lt;html&gt;</text:p>
      <text:p text:style-name="P4"><text:tab/>&lt;head&gt;</text:p>
      <text:p text:style-name="P4"><text:tab/><text:tab/>&lt;meta charset="utf-8"&gt;</text:p>
      <text:p text:style-name="P4"><text:tab/><text:tab/>&lt;title&gt;myLoc&lt;/title&gt;</text:p>
      <text:p text:style-name="P4"><text:tab/><text:tab/>&lt;script src="myLoc.js"&gt;&lt;/script&gt;</text:p>
      <text:p text:style-name="P13"><text:tab/><text:tab/>&lt;script src="http://maps.google.com/maps/api/js?sensor=true"&gt;&lt;/script&gt;</text:p>
      <text:p text:style-name="P4"><text:tab/><text:tab/>&lt;link rel="stylesheet" href="myLoc.css"&gt;</text:p>
      <text:p text:style-name="P4"><text:tab/>&lt;/head&gt;</text:p>
      <text:p text:style-name="P4"><text:tab/>&lt;body&gt;</text:p>
      <text:p text:style-name="P4"><text:tab/><text:tab/>&lt;div id="location"&gt;</text:p>
      <text:p text:style-name="P4"><text:tab/><text:tab/><text:tab/>Your location will go here.</text:p>
      <text:p text:style-name="P4"><text:tab/><text:tab/>&lt;/div&gt;</text:p>
      <text:p text:style-name="P4"><text:tab/><text:tab/>&lt;div id="distance"&gt;</text:p>
      <text:p text:style-name="P4"><text:tab/><text:tab/><text:tab/>Distance from WickedlySmart HQ will go here.</text:p>
      <text:p text:style-name="P4"><text:tab/><text:tab/>&lt;/div&gt;</text:p>
      <text:p text:style-name="P4"><text:tab/><text:tab/><text:span text:style-name="T17">&lt;div id="map"&gt;</text:span></text:p>
      <text:p text:style-name="P13"><text:tab/><text:tab/>&lt;/div&gt;</text:p>
      <text:p text:style-name="P4"><text:tab/>&lt;/body&gt;</text:p>
      <text:p text:style-name="P4">&lt;/html&gt;</text:p>
      <text:p text:style-name="P9"/>
      <text:p text:style-name="P9"/>
      <text:p text:style-name="P13"><text:soft-page-break/>// myLoc.js</text:p>
      <text:p text:style-name="P13">window.onload = getMyLocation;</text:p>
      <text:p text:style-name="P13"/>
      <text:p text:style-name="P13">function getMyLocation () {</text:p>
      <text:p text:style-name="P13"><text:tab/>if (navigator.geolocation) {</text:p>
      <text:p text:style-name="P13"><text:tab/><text:tab/>navigator.geolocation.getCurrentPosition(displayLocation, displayError);</text:p>
      <text:p text:style-name="P13"><text:tab/>} else {</text:p>
      <text:p text:style-name="P13"><text:tab/><text:tab/>alert("No geolocation support");</text:p>
      <text:p text:style-name="P13"><text:tab/>}</text:p>
      <text:p text:style-name="P13">}</text:p>
      <text:p text:style-name="P13"/>
      <text:p text:style-name="P13">function displayLocation(position) {</text:p>
      <text:p text:style-name="P13"><text:tab/>var latitude = position.coords.latitude;</text:p>
      <text:p text:style-name="P13"><text:tab/>var longitude = position.coords.longitude;</text:p>
      <text:p text:style-name="P13"><text:tab/></text:p>
      <text:p text:style-name="P13"><text:tab/>var div = document.getElementById("location");</text:p>
      <text:p text:style-name="P13"><text:tab/>div.innerHTML = "You are at latitude: " + latitude + </text:p>
      <text:p text:style-name="P13"><text:tab/><text:tab/><text:tab/><text:tab/><text:tab/><text:tab/><text:tab/>", longitude: " + longitude;</text:p>
      <text:p text:style-name="P13"><text:tab/></text:p>
      <text:p text:style-name="P13"><text:tab/>var ourCoords = {</text:p>
      <text:p text:style-name="P13"><text:tab/><text:tab/>latitude: 47.624851,</text:p>
      <text:p text:style-name="P13"><text:tab/><text:tab/>longitude: -122.52099</text:p>
      <text:p text:style-name="P13"><text:tab/>};</text:p>
      <text:p text:style-name="P13"><text:tab/>var km = computeDistance(position.coords, ourCoords);</text:p>
      <text:p text:style-name="P13"><text:tab/>var distance = document.getElementById("distance");</text:p>
      <text:p text:style-name="P13"><text:tab/>distance.innerHTML = "You are " + km + " km from the WickedlySmart HQ";</text:p>
      <text:p text:style-name="P13"><text:tab/></text:p>
      <text:p text:style-name="P4"><text:tab/>showMap (position.coords);</text:p>
      <text:p text:style-name="P13">}</text:p>
      <text:p text:style-name="P13"/>
      <text:p text:style-name="P13">function displayError (error) {</text:p>
      <text:p text:style-name="P13"><text:tab/>var errorTypes = {</text:p>
      <text:p text:style-name="P13"><text:tab/><text:tab/>0: "Unknown error",</text:p>
      <text:p text:style-name="P13"><text:tab/><text:tab/>1: "Permission denied by user",</text:p>
      <text:p text:style-name="P13"><text:tab/><text:tab/>2: "Position is not avalable",</text:p>
      <text:p text:style-name="P13"><text:tab/><text:tab/>3: "Request timed out"</text:p>
      <text:p text:style-name="P13"><text:tab/>};</text:p>
      <text:p text:style-name="P13"><text:tab/>var errorMessage = errorTypes[error.code];</text:p>
      <text:p text:style-name="P13"><text:tab/>if (error.code == 0 || error.code == 2) {</text:p>
      <text:p text:style-name="P13"><text:tab/><text:tab/>errorMessage = errorMessage + " " + error.message;</text:p>
      <text:p text:style-name="P13"><text:tab/>}</text:p>
      <text:p text:style-name="P13"><text:tab/>var div = document.getElementById("location");</text:p>
      <text:p text:style-name="P13"><text:tab/>div.innerHTML = errorMessage;</text:p>
      <text:p text:style-name="P13">}</text:p>
      <text:p text:style-name="P13"/>
      <text:p text:style-name="P13">function computeDistance (startCoords, destCoords) {</text:p>
      <text:p text:style-name="P13"><text:tab/>var startLatRads = degreesToRadians(startCoords.latitude);</text:p>
      <text:p text:style-name="P13"><text:tab/>var startLongRads = degreesToRadians(startCoords.longitude);</text:p>
      <text:p text:style-name="P13"><text:tab/>var destLatRads = degreesToRadians(destCoords.latitude);</text:p>
      <text:p text:style-name="P13"><text:tab/>var destLongRads = degreesToRadians(destCoords.longitude);</text:p>
      <text:p text:style-name="P13"><text:tab/></text:p>
      <text:p text:style-name="P13"><text:tab/>var Radius = 6371; //Радиус Земли в километрах.</text:p>
      <text:p text:style-name="P13"><text:tab/>var distance = Math.acos(Math.sin(startLatRads) * Math.sin(destLatRads)</text:p>
      <text:p text:style-name="P13"><text:tab/><text:tab/>+ Math.cos(startLatRads) * Math.cos(destLatRads)</text:p>
      <text:p text:style-name="P13"><text:tab/><text:tab/>* Math.cos(startLongRads - destLongRads)) * Radius;</text:p>
      <text:p text:style-name="P13"><text:tab/>return distance;</text:p>
      <text:p text:style-name="P13"><text:soft-page-break/>}</text:p>
      <text:p text:style-name="P13"/>
      <text:p text:style-name="P13">function degreesToRadians (degrees) {</text:p>
      <text:p text:style-name="P13"><text:tab/>var radians = (degrees * Math.PI) / 180;</text:p>
      <text:p text:style-name="P13"><text:tab/>return radians;</text:p>
      <text:p text:style-name="P13">}</text:p>
      <text:p text:style-name="P13"/>
      <text:p text:style-name="P4">var map;</text:p>
      <text:p text:style-name="P4"/>
      <text:p text:style-name="P4">function showMap (coords) {</text:p>
      <text:p text:style-name="P4"><text:tab/>var googleLatAndLong = new google.maps.LatLng(coords.latitude, coords.longitude); <text:span text:style-name="T11">//</text:span><text:span text:style-name="T2">1</text:span></text:p>
      <text:p text:style-name="P4"><text:tab/>var mapOptions = { <text:span text:style-name="T11">//</text:span><text:span text:style-name="T2">2</text:span></text:p>
      <text:p text:style-name="P4"><text:tab/><text:tab/>zoom: 10,</text:p>
      <text:p text:style-name="P4"><text:tab/><text:tab/>center: googleLatAndLong,</text:p>
      <text:p text:style-name="P4"><text:tab/><text:tab/>mapTypeId: google.maps.MapTypeId.ROADMAP</text:p>
      <text:p text:style-name="P4"><text:tab/>};</text:p>
      <text:p text:style-name="P4"><text:tab/>var mapDiv = document.getElementById("map");</text:p>
      <text:p text:style-name="P4"><text:tab/>map = new google.maps.<text:span text:style-name="T11">Map(mapDiv, mapOptions)</text:span>; <text:span text:style-name="T11">//3</text:span></text:p>
      <text:p text:style-name="P4">}</text:p>
      <text:p text:style-name="P4"/>
      <text:p text:style-name="P6">//<text:span text:style-name="T1">1 – </text:span>создание объекта <text:span text:style-name="T1">Google Maps.</text:span></text:p>
      <text:p text:style-name="P6"><text:span text:style-name="T1">//2 – </text:span>создание объекта с параметрами для карты.</text:p>
      <text:p text:style-name="P6">//3 – конструктор из <text:span text:style-name="T1">API-</text:span>интерфейса <text:s/><text:span text:style-name="T1">Google Maps, </text:span>который принимает параметры, создает и возвращает объект <text:s/>map.</text:p>
      <text:p text:style-name="P8">---------------------------------------------------------------------------------</text:p>
      <text:p text:style-name="P6"/>
      <text:p text:style-name="P6">Возможность установки маркера (булавки) на карту.</text:p>
      <text:p text:style-name="P9"/>
      <text:p text:style-name="P9">Код как предыдущий, изменения только во второй половине.</text:p>
      <text:p text:style-name="P4">var map;</text:p>
      <text:p text:style-name="P4"/>
      <text:p text:style-name="P4">function showMap (coords) {</text:p>
      <text:p text:style-name="P4"><text:tab/>var googleLatAndLong = new google.maps.LatLng(coords.latitude, coords.longitude);</text:p>
      <text:p text:style-name="P4"><text:tab/>var mapOptions = {</text:p>
      <text:p text:style-name="P4"><text:tab/><text:tab/>zoom: 10,</text:p>
      <text:p text:style-name="P4"><text:tab/><text:tab/>center: googleLatAndLong,</text:p>
      <text:p text:style-name="P4"><text:tab/><text:tab/>mapTypeId: google.maps.MapTypeId.ROADMAP</text:p>
      <text:p text:style-name="P4"><text:tab/>};</text:p>
      <text:p text:style-name="P4"><text:tab/>var mapDiv = document.getElementById("map");</text:p>
      <text:p text:style-name="P4"><text:tab/>map = new google.maps.Map(mapDiv, mapOptions);</text:p>
      <text:p text:style-name="P4"><text:tab/></text:p>
      <text:p text:style-name="P13"><text:tab/>var title = "Your location";</text:p>
      <text:p text:style-name="P13"><text:tab/>var content = "You are here: " + coords.latitude + ", " + coords.longitude;</text:p>
      <text:p text:style-name="P13"><text:tab/>addMarker(map, googleLatAndLong, title, content);</text:p>
      <text:p text:style-name="P4">}</text:p>
      <text:p text:style-name="P4"/>
      <text:p text:style-name="P13">function addMarker (map, latlong, title, content) {</text:p>
      <text:p text:style-name="P13"><text:tab/>var markerOptions = {</text:p>
      <text:p text:style-name="P13"><text:tab/><text:tab/>position: latlong,</text:p>
      <text:p text:style-name="P13"><text:tab/><text:tab/>map: map,</text:p>
      <text:p text:style-name="P13"><text:tab/><text:tab/>title: title,</text:p>
      <text:p text:style-name="P13"><text:tab/><text:tab/>clickable: true</text:p>
      <text:p text:style-name="P13"><text:tab/>};</text:p>
      <text:p text:style-name="P13"><text:tab/></text:p>
      <text:p text:style-name="P13"><text:tab/>var marker = new google.maps.<text:span text:style-name="T11">Marker(markerOptions)</text:span>; <text:span text:style-name="T11">//Конструктор </text:span><text:span text:style-name="T2">API Google Maps.</text:span></text:p>
      <text:p text:style-name="P13"><text:tab/></text:p>
      <text:p text:style-name="P13"><text:soft-page-break/><text:tab/>var infoWindowOptions = {</text:p>
      <text:p text:style-name="P13"><text:tab/><text:tab/>content: content,</text:p>
      <text:p text:style-name="P13"><text:tab/><text:tab/>position: latlong</text:p>
      <text:p text:style-name="P13"><text:tab/>};</text:p>
      <text:p text:style-name="P13"><text:tab/></text:p>
      <text:p text:style-name="P13"><text:tab/>var infoWindow = new google.maps.<text:span text:style-name="T11">InfoWindow(infoWindowOptions)</text:span>;</text:p>
      <text:p text:style-name="P13"><text:tab/></text:p>
      <text:p text:style-name="P13"><text:tab/>google.maps.event.<text:span text:style-name="T11">addListener(marker, "click", function()</text:span> { <text:span text:style-name="T11">//Метод </text:span><text:span text:style-name="T2">API Google Maps.</text:span></text:p>
      <text:p text:style-name="P13"><text:tab/><text:tab/>infoWindow.open(map);</text:p>
      <text:p text:style-name="P13"><text:tab/>});</text:p>
      <text:p text:style-name="P13">}</text:p>
      <text:p text:style-name="P8">---------------------------------------------------------------------------------</text:p>
      <text:p text:style-name="P19"/>
      <text:p text:style-name="P13"><text:span text:style-name="T11">Информация по <text:s/></text:span><text:span text:style-name="T2">API</text:span><text:span text:style-name="T11">-интерфейсу </text:span><text:span text:style-name="T2">JS Google Maps:</text:span></text:p>
      <text:p text:style-name="P19">code.google.com/apis/maps/documentation/javascript</text:p>
      <text:p text:style-name="P13"/>
      <text:p text:style-name="P9"><text:span text:style-name="T11">Свойства </text:span><text:span text:style-name="T2">position</text:span><text:span text:style-name="T1">:</text:span></text:p>
      <text:p text:style-name="P21">coords;</text:p>
      <text:p text:style-name="P21">timestamps - <text:span text:style-name="T7">насколько давно узнавалось местоположение.</text:span></text:p>
      <text:p text:style-name="P9"/>
      <text:p text:style-name="P21"><text:span text:style-name="T8">Свойства </text:span><text:span text:style-name="T11">coords</text:span> (<text:span text:style-name="T7">объект</text:span> Coordinates):</text:p>
      <text:p text:style-name="P21">latitude;</text:p>
      <text:p text:style-name="P21">longitude;</text:p>
      <text:p text:style-name="P21">accuracy;</text:p>
      <text:p text:style-name="P9">опциональные (в зависимости от устройства):</text:p>
      <text:p text:style-name="P21">altitude;</text:p>
      <text:p text:style-name="P21">altitudeAccuracy;</text:p>
      <text:p text:style-name="P21">heading;</text:p>
      <text:p text:style-name="P21">speed.</text:p>
      <text:p text:style-name="P8">---------------------------------------------------------------------------------</text:p>
      <text:p text:style-name="P9">Добавим информацию о точности определения местоположения.</text:p>
      <text:p text:style-name="P4"/>
      <text:p text:style-name="P4"><text:tab/>div.innerHTML = "You are at latitude: " + latitude + </text:p>
      <text:p text:style-name="P4"><text:tab/><text:tab/><text:tab/><text:tab/><text:tab/><text:tab/><text:tab/>", longitude: " + longitude;</text:p>
      <text:p text:style-name="P13"><text:tab/>div.innerHTML += " (with " + position.coords.accuracy + </text:p>
      <text:p text:style-name="P13"><text:tab/><text:tab/><text:tab/><text:tab/><text:tab/><text:tab/><text:tab/><text:tab/>" meter accuracy)";</text:p>
      <text:p text:style-name="P8">---------------------------------------------------------------------------------</text:p>
      <text:p text:style-name="P9"/>
      <text:p text:style-name="P6">Отслеживание перемещения.</text:p>
      <text:p text:style-name="P9"/>
      <text:p text:style-name="P4">&lt;!-- myLoc.html --&gt;</text:p>
      <text:p text:style-name="P4">&lt;!doctype html&gt;</text:p>
      <text:p text:style-name="P4">&lt;html&gt;</text:p>
      <text:p text:style-name="P4"><text:tab/>&lt;head&gt;</text:p>
      <text:p text:style-name="P4"><text:tab/><text:tab/>&lt;meta charset="utf-8"&gt;</text:p>
      <text:p text:style-name="P4"><text:tab/><text:tab/>&lt;title&gt;myLoc&lt;/title&gt;</text:p>
      <text:p text:style-name="P4"><text:tab/><text:tab/>&lt;script src="myLoc.js"&gt;&lt;/script&gt;</text:p>
      <text:p text:style-name="P4"><text:tab/><text:tab/>&lt;script src="http://maps.google.com/maps/api/js?sensor=true"&gt;&lt;/script&gt;</text:p>
      <text:p text:style-name="P4"><text:tab/><text:tab/>&lt;link rel="stylesheet" href="myLoc.css"&gt;</text:p>
      <text:p text:style-name="P4"><text:tab/>&lt;/head&gt;</text:p>
      <text:p text:style-name="P4"><text:tab/>&lt;body&gt;</text:p>
      <text:p text:style-name="P13"><text:tab/><text:tab/>&lt;form&gt;</text:p>
      <text:p text:style-name="P13"><text:tab/><text:tab/><text:tab/>&lt;input type="button" id="watch" value="Watch me"&gt;</text:p>
      <text:p text:style-name="P13"><text:tab/><text:tab/><text:tab/>&lt;input type="button" id="clearWatch" value="Clear watch"&gt;</text:p>
      <text:p text:style-name="P13"><text:tab/><text:tab/>&lt;/form&gt;</text:p>
      <text:p text:style-name="P4"><text:tab/><text:tab/>&lt;div id="location"&gt;</text:p>
      <text:p text:style-name="P4"><text:soft-page-break/><text:tab/><text:tab/><text:tab/>Your location will go here.</text:p>
      <text:p text:style-name="P4"><text:tab/><text:tab/>&lt;/div&gt;</text:p>
      <text:p text:style-name="P4"><text:tab/><text:tab/>&lt;div id="distance"&gt;</text:p>
      <text:p text:style-name="P4"><text:tab/><text:tab/><text:tab/>Distance from WickedlySmart HQ will go here.</text:p>
      <text:p text:style-name="P4"><text:tab/><text:tab/>&lt;/div&gt;</text:p>
      <text:p text:style-name="P4"><text:tab/><text:tab/>&lt;div id="map"&gt;</text:p>
      <text:p text:style-name="P4"><text:tab/><text:tab/>&lt;/div&gt;</text:p>
      <text:p text:style-name="P4"><text:tab/>&lt;/body&gt;</text:p>
      <text:p text:style-name="P4">&lt;/html&gt;</text:p>
      <text:p text:style-name="P9"/>
      <text:p text:style-name="P9"/>
      <text:p text:style-name="P13">// myLoc.js</text:p>
      <text:p text:style-name="P13">window.onload = getMyLocation;</text:p>
      <text:p text:style-name="P13"/>
      <text:p text:style-name="P13">function getMyLocation () {</text:p>
      <text:p text:style-name="P13"><text:tab/>if (navigator.geolocation) {</text:p>
      <text:p text:style-name="P4"><text:tab/><text:tab/>var watchButton = document.getElementById("watch");</text:p>
      <text:p text:style-name="P4"><text:tab/><text:tab/>watchButton.onclick = watchLocation;</text:p>
      <text:p text:style-name="P4"><text:tab/><text:tab/>var clearWatchButton = document.getElementById("clearWatch");</text:p>
      <text:p text:style-name="P4"><text:tab/><text:tab/>clearWatchButton.onclick = clearWatch;</text:p>
      <text:p text:style-name="P13"><text:tab/>} else {</text:p>
      <text:p text:style-name="P13"><text:tab/><text:tab/>alert("No geolocation support");</text:p>
      <text:p text:style-name="P13"><text:tab/>}</text:p>
      <text:p text:style-name="P13">}</text:p>
      <text:p text:style-name="P13"/>
      <text:p text:style-name="P4">var watchId = null;</text:p>
      <text:p text:style-name="P4"/>
      <text:p text:style-name="P4">function watchLocation() {</text:p>
      <text:p text:style-name="P4"><text:tab/>watchId = navigator.geolocation.<text:span text:style-name="T11">watchPosition(displayLocation, displayError)</text:span>;</text:p>
      <text:p text:style-name="P4">}<text:tab/><text:tab/><text:tab/><text:tab/><text:tab/><text:tab/>//<text:span text:style-name="T11">Метод watchPosition.</text:span></text:p>
      <text:p text:style-name="P4"/>
      <text:p text:style-name="P4">function clearWatch () {</text:p>
      <text:p text:style-name="P4"><text:tab/>if (watchId) {</text:p>
      <text:p text:style-name="P4"><text:tab/><text:tab/>navigator.geolocation.<text:span text:style-name="T11">clearWatch(watchId)</text:span>; // <text:span text:style-name="T11">Метод clearWatch.</text:span></text:p>
      <text:p text:style-name="P4"><text:tab/><text:tab/>watchId = null;</text:p>
      <text:p text:style-name="P4"><text:tab/>}</text:p>
      <text:p text:style-name="P4">}</text:p>
      <text:p text:style-name="P13"/>
      <text:p text:style-name="P13">function displayLocation(position) {</text:p>
      <text:p text:style-name="P13"><text:tab/>var latitude = position.coords.latitude;</text:p>
      <text:p text:style-name="P13"><text:tab/>var longitude = position.coords.longitude;</text:p>
      <text:p text:style-name="P13"><text:tab/></text:p>
      <text:p text:style-name="P13"><text:tab/>var div = document.getElementById("location");</text:p>
      <text:p text:style-name="P13"><text:tab/>div.innerHTML = "You are at latitude: " + latitude + </text:p>
      <text:p text:style-name="P13"><text:tab/><text:tab/><text:tab/><text:tab/><text:tab/><text:tab/><text:tab/>", longitude: " + longitude;</text:p>
      <text:p text:style-name="P13"><text:tab/>div.innerHTML += " (with " + position.coords.accuracy + </text:p>
      <text:p text:style-name="P13"><text:tab/><text:tab/><text:tab/><text:tab/><text:tab/><text:tab/><text:tab/><text:tab/>" meter accuracy)";</text:p>
      <text:p text:style-name="P13"><text:tab/></text:p>
      <text:p text:style-name="P13"><text:tab/>var ourCoords = {</text:p>
      <text:p text:style-name="P13"><text:tab/><text:tab/>latitude: 47.624851,</text:p>
      <text:p text:style-name="P13"><text:tab/><text:tab/>longitude: -122.52099</text:p>
      <text:p text:style-name="P13"><text:tab/>};</text:p>
      <text:p text:style-name="P13"><text:tab/>var km = computeDistance(position.coords, ourCoords);</text:p>
      <text:p text:style-name="P13"><text:tab/>var distance = document.getElementById("distance");</text:p>
      <text:p text:style-name="P13"><text:tab/>distance.innerHTML = "You are " + km + " km from the WickedlySmart HQ";</text:p>
      <text:p text:style-name="P13"><text:tab/></text:p>
      <text:p text:style-name="P4"><text:soft-page-break/><text:tab/>if (map == null) { //Условие сделано, чтобы не перерисовывать карту.</text:p>
      <text:p text:style-name="P13"><text:tab/><text:tab/>showMap (position.coords);</text:p>
      <text:p text:style-name="P4"><text:tab/>}</text:p>
      <text:p text:style-name="P13">}</text:p>
      <text:p text:style-name="P13"/>
      <text:p text:style-name="P13">function displayError (error) {</text:p>
      <text:p text:style-name="P13"><text:tab/>var errorTypes = {</text:p>
      <text:p text:style-name="P13"><text:tab/><text:tab/>0: "Unknown error",</text:p>
      <text:p text:style-name="P13"><text:tab/><text:tab/>1: "Permission denied by user",</text:p>
      <text:p text:style-name="P13"><text:tab/><text:tab/>2: "Position is not avalable",</text:p>
      <text:p text:style-name="P13"><text:tab/><text:tab/>3: "Request timed out"</text:p>
      <text:p text:style-name="P13"><text:tab/>};</text:p>
      <text:p text:style-name="P13"><text:tab/>var errorMessage = errorTypes[error.code];</text:p>
      <text:p text:style-name="P13"><text:tab/>if (error.code == 0 || error.code == 2) {</text:p>
      <text:p text:style-name="P13"><text:tab/><text:tab/>errorMessage = errorMessage + " " + error.message;</text:p>
      <text:p text:style-name="P13"><text:tab/>}</text:p>
      <text:p text:style-name="P13"><text:tab/>var div = document.getElementById("location");</text:p>
      <text:p text:style-name="P13"><text:tab/>div.innerHTML = errorMessage;</text:p>
      <text:p text:style-name="P13">}</text:p>
      <text:p text:style-name="P13"/>
      <text:p text:style-name="P13">function computeDistance (startCoords, destCoords) {</text:p>
      <text:p text:style-name="P13"><text:tab/>var startLatRads = degreesToRadians(startCoords.latitude);</text:p>
      <text:p text:style-name="P13"><text:tab/>var startLongRads = degreesToRadians(startCoords.longitude);</text:p>
      <text:p text:style-name="P13"><text:tab/>var destLatRads = degreesToRadians(destCoords.latitude);</text:p>
      <text:p text:style-name="P13"><text:tab/>var destLongRads = degreesToRadians(destCoords.longitude);</text:p>
      <text:p text:style-name="P13"><text:tab/></text:p>
      <text:p text:style-name="P13"><text:tab/>var Radius = 6371; //Радиус Земли в километрах.</text:p>
      <text:p text:style-name="P13"><text:tab/>var distance = Math.acos(Math.sin(startLatRads) * Math.sin(destLatRads)</text:p>
      <text:p text:style-name="P13"><text:tab/><text:tab/>+ Math.cos(startLatRads) * Math.cos(destLatRads)</text:p>
      <text:p text:style-name="P13"><text:tab/><text:tab/>* Math.cos(startLongRads - destLongRads)) * Radius;</text:p>
      <text:p text:style-name="P13"><text:tab/>return distance;</text:p>
      <text:p text:style-name="P13">}</text:p>
      <text:p text:style-name="P13"/>
      <text:p text:style-name="P13">function degreesToRadians (degrees) {</text:p>
      <text:p text:style-name="P13"><text:tab/>var radians = (degrees * Math.PI) / 180;</text:p>
      <text:p text:style-name="P13"><text:tab/>return radians;</text:p>
      <text:p text:style-name="P13">}</text:p>
      <text:p text:style-name="P13"/>
      <text:p text:style-name="P13">var map;</text:p>
      <text:p text:style-name="P13"/>
      <text:p text:style-name="P13">function showMap (coords) {</text:p>
      <text:p text:style-name="P13"><text:tab/>var googleLatAndLong = new google.maps.LatLng(coords.latitude, </text:p>
      <text:p text:style-name="P13"><text:tab/><text:tab/><text:tab/><text:tab/><text:tab/><text:tab/><text:tab/><text:tab/><text:tab/><text:tab/><text:tab/>coords.longitude);</text:p>
      <text:p text:style-name="P13"><text:tab/>var mapOptions = {</text:p>
      <text:p text:style-name="P13"><text:tab/><text:tab/>zoom: 10,</text:p>
      <text:p text:style-name="P13"><text:tab/><text:tab/>center: googleLatAndLong,</text:p>
      <text:p text:style-name="P13"><text:tab/><text:tab/>mapTypeId: google.maps.MapTypeId.ROADMAP</text:p>
      <text:p text:style-name="P13"><text:tab/>};</text:p>
      <text:p text:style-name="P13"><text:tab/>var mapDiv = document.getElementById("map");</text:p>
      <text:p text:style-name="P13"><text:tab/>map = new google.maps.Map(mapDiv, mapOptions);</text:p>
      <text:p text:style-name="P13"><text:tab/></text:p>
      <text:p text:style-name="P13"><text:tab/>var title = "Your location";</text:p>
      <text:p text:style-name="P13"><text:tab/>var content = "You are here: " + coords.latitude + ", " + coords.longitude;</text:p>
      <text:p text:style-name="P13"><text:tab/>addMarker(map, googleLatAndLong, title, content);</text:p>
      <text:p text:style-name="P13">}</text:p>
      <text:p text:style-name="P13"/>
      <text:p text:style-name="P13"><text:soft-page-break/>function addMarker (map, latlong, title, content) {</text:p>
      <text:p text:style-name="P13"><text:tab/>var markerOptions = {</text:p>
      <text:p text:style-name="P13"><text:tab/><text:tab/>position: latlong,</text:p>
      <text:p text:style-name="P13"><text:tab/><text:tab/>map: map,</text:p>
      <text:p text:style-name="P13"><text:tab/><text:tab/>title: title,</text:p>
      <text:p text:style-name="P13"><text:tab/><text:tab/>clickable: true</text:p>
      <text:p text:style-name="P13"><text:tab/>};</text:p>
      <text:p text:style-name="P13"><text:tab/></text:p>
      <text:p text:style-name="P13"><text:tab/>var marker = new google.maps.Marker(markerOptions);</text:p>
      <text:p text:style-name="P13"><text:tab/></text:p>
      <text:p text:style-name="P13"><text:tab/>var infoWindowOptions = {</text:p>
      <text:p text:style-name="P13"><text:tab/><text:tab/>content: content,</text:p>
      <text:p text:style-name="P13"><text:tab/><text:tab/>position: latlong</text:p>
      <text:p text:style-name="P13"><text:tab/>};</text:p>
      <text:p text:style-name="P13"><text:tab/></text:p>
      <text:p text:style-name="P13"><text:tab/>var infoWindow = new google.maps.InfoWindow(infoWindowOptions);</text:p>
      <text:p text:style-name="P13"><text:tab/></text:p>
      <text:p text:style-name="P13"><text:tab/>google.maps.event.addListener(marker, "click", function() {</text:p>
      <text:p text:style-name="P13"><text:tab/><text:tab/>infoWindow.open(map);</text:p>
      <text:p text:style-name="P13"><text:tab/>});</text:p>
      <text:p text:style-name="P13">}</text:p>
      <text:p text:style-name="P9"/>
      <text:p text:style-name="P8">---------------------------------------------------------------------------------</text:p>
      <text:p text:style-name="P9">Третий параметр <text:span text:style-name="T1">getCurrentPosition </text:span>и<text:span text:style-name="T1"> watchPosition </text:span>- <text:span text:style-name="T1">positionOptions.</text:span></text:p>
      <text:p text:style-name="P23">var positionOptions = {</text:p>
      <text:p text:style-name="P4"><text:span text:style-name="T1"><text:tab/>enableHighAccuracy: false, </text:span><text:span text:style-name="T2">//1</text:span></text:p>
      <text:p text:style-name="P4"><text:span text:style-name="T1"><text:tab/>timeout: Infinity, </text:span><text:span text:style-name="T2">//2</text:span></text:p>
      <text:p text:style-name="P4"><text:span text:style-name="T1"><text:tab/>maximumAge: 0 </text:span><text:span text:style-name="T2">//3</text:span></text:p>
      <text:p text:style-name="P23">}</text:p>
      <text:p text:style-name="P9">//Указаны значения по умолчанию.</text:p>
      <text:p text:style-name="P23">navigator.geolocation.getCurrentPosition(displayLocation, </text:p>
      <text:p text:style-name="P23"><text:tab/><text:tab/><text:tab/><text:tab/><text:tab/><text:tab/>displayError, </text:p>
      <text:p text:style-name="P23"><text:tab/><text:tab/><text:tab/><text:tab/><text:tab/><text:tab/>positionOptions); //<text:span text:style-name="T7">1-й вариант передачи опций.</text:span></text:p>
      <text:p text:style-name="P23">navigator.geolocation.getCurrentPosition(displayLocation, </text:p>
      <text:p text:style-name="P4"><text:tab/><text:tab/><text:tab/><text:tab/><text:tab/><text:tab/>displayError, </text:p>
      <text:p text:style-name="P23"><text:span text:style-name="T7"><text:tab/><text:tab/></text:span>{enableHighAccuracy: false, maximumAge: 0}); //2<text:span text:style-name="T7">-й вариант передачи опций.</text:span></text:p>
      <text:p text:style-name="P21"/>
      <text:p text:style-name="P9"><text:span text:style-name="T11">//</text:span><text:span text:style-name="T2">1</text:span><text:span text:style-name="T1"> – </text:span>вкл/выкл высокой точности, гарантии точности нет, высокая точность будет садить батарею быстрее.</text:p>
      <text:p text:style-name="P9"><text:span text:style-name="T11">//2</text:span> – сколько времени у браузера для определения положения (мс). Желательно ограничивать данный параметр до нескольких секунд, чтобы не садить батарею.</text:p>
      <text:p text:style-name="P9"><text:span text:style-name="T11">//3</text:span> – насколько устаревшими данными положения может пользоваться браузер без нового определения положения (мс).</text:p>
      <text:p text:style-name="P8">---------------------------------------------------------------------------------</text:p>
      <text:p text:style-name="P9"/>
      <text:p text:style-name="P9">Добавлены функции: по мере продвижения устанавливаются маркеры по пути, карта центрируется относительно текущего положения.</text:p>
      <text:p text:style-name="P9"/>
      <text:p text:style-name="P4">// myLoc.js</text:p>
      <text:p text:style-name="P4">window.onload = getMyLocation;</text:p>
      <text:p text:style-name="P4"/>
      <text:p text:style-name="P4">function getMyLocation () {</text:p>
      <text:p text:style-name="P4"><text:tab/>if (navigator.geolocation) {</text:p>
      <text:p text:style-name="P4"><text:tab/><text:tab/>var watchButton = document.getElementById("watch");</text:p>
      <text:p text:style-name="P4"><text:tab/><text:tab/>watchButton.onclick = watchLocation;</text:p>
      <text:p text:style-name="P4"><text:tab/><text:tab/>var clearWatchButton = document.getElementById("clearWatch");</text:p>
      <text:p text:style-name="P4"><text:soft-page-break/><text:tab/><text:tab/>clearWatchButton.onclick = clearWatch;</text:p>
      <text:p text:style-name="P4"><text:tab/>} else {</text:p>
      <text:p text:style-name="P4"><text:tab/><text:tab/>alert("No geolocation support");</text:p>
      <text:p text:style-name="P4"><text:tab/>}</text:p>
      <text:p text:style-name="P4">}</text:p>
      <text:p text:style-name="P4"/>
      <text:p text:style-name="P4">var watchId = null;</text:p>
      <text:p text:style-name="P4"/>
      <text:p text:style-name="P4">function watchLocation() {</text:p>
      <text:p text:style-name="P4"><text:tab/>watchId = navigator.geolocation.watchPosition(displayLocation, displayError);</text:p>
      <text:p text:style-name="P4">}</text:p>
      <text:p text:style-name="P4"/>
      <text:p text:style-name="P4">function clearWatch () {</text:p>
      <text:p text:style-name="P4"><text:tab/>if (watchId) {</text:p>
      <text:p text:style-name="P4"><text:tab/><text:tab/>navigator.geolocation.clearWatch(watchId);</text:p>
      <text:p text:style-name="P4"><text:tab/><text:tab/>watchId = null;</text:p>
      <text:p text:style-name="P4"><text:tab/>}</text:p>
      <text:p text:style-name="P4">}</text:p>
      <text:p text:style-name="P4"/>
      <text:p text:style-name="P4">function displayLocation(position) {</text:p>
      <text:p text:style-name="P4"><text:tab/>var latitude = position.coords.latitude;</text:p>
      <text:p text:style-name="P4"><text:tab/>var longitude = position.coords.longitude;</text:p>
      <text:p text:style-name="P4"><text:tab/></text:p>
      <text:p text:style-name="P4"><text:tab/>var div = document.getElementById("location");</text:p>
      <text:p text:style-name="P4"><text:tab/>div.innerHTML = "You are at latitude: " + latitude + </text:p>
      <text:p text:style-name="P4"><text:tab/><text:tab/><text:tab/><text:tab/><text:tab/><text:tab/><text:tab/>", longitude: " + longitude;</text:p>
      <text:p text:style-name="P4"><text:tab/>div.innerHTML += " (with " + position.coords.accuracy + </text:p>
      <text:p text:style-name="P4"><text:tab/><text:tab/><text:tab/><text:tab/><text:tab/><text:tab/><text:tab/><text:tab/>" meter accuracy)";</text:p>
      <text:p text:style-name="P4"><text:tab/></text:p>
      <text:p text:style-name="P4"><text:tab/>var ourCoords = {</text:p>
      <text:p text:style-name="P4"><text:tab/><text:tab/>latitude: 47.624851,</text:p>
      <text:p text:style-name="P4"><text:tab/><text:tab/>longitude: -122.52099</text:p>
      <text:p text:style-name="P4"><text:tab/>};</text:p>
      <text:p text:style-name="P4"><text:tab/>var km = computeDistance(position.coords, ourCoords);</text:p>
      <text:p text:style-name="P4"><text:tab/>var distance = document.getElementById("distance");</text:p>
      <text:p text:style-name="P4"><text:tab/>distance.innerHTML = "You are " + km + " km from the WickedlySmart HQ";</text:p>
      <text:p text:style-name="P4"><text:tab/></text:p>
      <text:p text:style-name="P4"><text:tab/>if (map == null) {</text:p>
      <text:p text:style-name="P4"><text:tab/><text:tab/>showMap (position.coords);</text:p>
      <text:p text:style-name="P13"><text:tab/>} else {</text:p>
      <text:p text:style-name="P13"><text:tab/><text:tab/>scrollMapToPosition(position.coords);</text:p>
      <text:p text:style-name="P4"><text:tab/>}</text:p>
      <text:p text:style-name="P4">}</text:p>
      <text:p text:style-name="P4"/>
      <text:p text:style-name="P4">function displayError (error) {</text:p>
      <text:p text:style-name="P4"><text:tab/>var errorTypes = {</text:p>
      <text:p text:style-name="P4"><text:tab/><text:tab/>0: "Unknown error",</text:p>
      <text:p text:style-name="P4"><text:tab/><text:tab/>1: "Permission denied by user",</text:p>
      <text:p text:style-name="P4"><text:tab/><text:tab/>2: "Position is not avalable",</text:p>
      <text:p text:style-name="P4"><text:tab/><text:tab/>3: "Request timed out"</text:p>
      <text:p text:style-name="P4"><text:tab/>};</text:p>
      <text:p text:style-name="P4"><text:tab/>var errorMessage = errorTypes[error.code];</text:p>
      <text:p text:style-name="P4"><text:tab/>if (error.code == 0 || error.code == 2) {</text:p>
      <text:p text:style-name="P4"><text:tab/><text:tab/>errorMessage = errorMessage + " " + error.message;</text:p>
      <text:p text:style-name="P4"><text:tab/>}</text:p>
      <text:p text:style-name="P4"><text:tab/>var div = document.getElementById("location");</text:p>
      <text:p text:style-name="P4"><text:soft-page-break/><text:tab/>div.innerHTML = errorMessage;</text:p>
      <text:p text:style-name="P4">}</text:p>
      <text:p text:style-name="P4"/>
      <text:p text:style-name="P4">function computeDistance (startCoords, destCoords) {</text:p>
      <text:p text:style-name="P4"><text:tab/>var startLatRads = degreesToRadians(startCoords.latitude);</text:p>
      <text:p text:style-name="P4"><text:tab/>var startLongRads = degreesToRadians(startCoords.longitude);</text:p>
      <text:p text:style-name="P4"><text:tab/>var destLatRads = degreesToRadians(destCoords.latitude);</text:p>
      <text:p text:style-name="P4"><text:tab/>var destLongRads = degreesToRadians(destCoords.longitude);</text:p>
      <text:p text:style-name="P4"><text:tab/></text:p>
      <text:p text:style-name="P4"><text:tab/>var Radius = 6371; //Радиус Земли в километрах.</text:p>
      <text:p text:style-name="P4"><text:tab/>var distance = Math.acos(Math.sin(startLatRads) * Math.sin(destLatRads)</text:p>
      <text:p text:style-name="P4"><text:tab/><text:tab/>+ Math.cos(startLatRads) * Math.cos(destLatRads)</text:p>
      <text:p text:style-name="P4"><text:tab/><text:tab/>* Math.cos(startLongRads - destLongRads)) * Radius;</text:p>
      <text:p text:style-name="P4"><text:tab/>return distance;</text:p>
      <text:p text:style-name="P4">}</text:p>
      <text:p text:style-name="P4"/>
      <text:p text:style-name="P4">function degreesToRadians (degrees) {</text:p>
      <text:p text:style-name="P4"><text:tab/>var radians = (degrees * Math.PI) / 180;</text:p>
      <text:p text:style-name="P4"><text:tab/>return radians;</text:p>
      <text:p text:style-name="P4">}</text:p>
      <text:p text:style-name="P4"/>
      <text:p text:style-name="P4">var map;</text:p>
      <text:p text:style-name="P4"/>
      <text:p text:style-name="P4">function showMap (coords) {</text:p>
      <text:p text:style-name="P4"><text:tab/>var googleLatAndLong = new google.maps.LatLng(coords.latitude, coords.longitude);</text:p>
      <text:p text:style-name="P4"><text:tab/>var mapOptions = {</text:p>
      <text:p text:style-name="P4"><text:tab/><text:tab/>zoom: 10,</text:p>
      <text:p text:style-name="P4"><text:tab/><text:tab/>center: googleLatAndLong,</text:p>
      <text:p text:style-name="P4"><text:tab/><text:tab/>mapTypeId: google.maps.MapTypeId.ROADMAP</text:p>
      <text:p text:style-name="P4"><text:tab/>};</text:p>
      <text:p text:style-name="P4"><text:tab/>var mapDiv = document.getElementById("map");</text:p>
      <text:p text:style-name="P4"><text:tab/>map = new google.maps.Map(mapDiv, mapOptions);</text:p>
      <text:p text:style-name="P4"><text:tab/></text:p>
      <text:p text:style-name="P4"><text:tab/>var title = "Your location";</text:p>
      <text:p text:style-name="P4"><text:tab/>var content = "You are here: " + coords.latitude + ", " + coords.longitude;</text:p>
      <text:p text:style-name="P4"><text:tab/>addMarker(map, googleLatAndLong, title, content);</text:p>
      <text:p text:style-name="P4">}</text:p>
      <text:p text:style-name="P4"/>
      <text:p text:style-name="P4">function addMarker (map, latlong, title, content) {</text:p>
      <text:p text:style-name="P4"><text:tab/>var markerOptions = {</text:p>
      <text:p text:style-name="P4"><text:tab/><text:tab/>position: latlong,</text:p>
      <text:p text:style-name="P4"><text:tab/><text:tab/>map: map,</text:p>
      <text:p text:style-name="P4"><text:tab/><text:tab/>title: title,</text:p>
      <text:p text:style-name="P4"><text:tab/><text:tab/>clickable: true</text:p>
      <text:p text:style-name="P4"><text:tab/>};</text:p>
      <text:p text:style-name="P4"><text:tab/></text:p>
      <text:p text:style-name="P4"><text:tab/>var marker = new google.maps.Marker(markerOptions);</text:p>
      <text:p text:style-name="P4"><text:tab/></text:p>
      <text:p text:style-name="P4"><text:tab/>var infoWindowOptions = {</text:p>
      <text:p text:style-name="P4"><text:tab/><text:tab/>content: content,</text:p>
      <text:p text:style-name="P4"><text:tab/><text:tab/>position: latlong</text:p>
      <text:p text:style-name="P4"><text:tab/>};</text:p>
      <text:p text:style-name="P4"><text:tab/></text:p>
      <text:p text:style-name="P4"><text:tab/>var infoWindow = new google.maps.InfoWindow(infoWindowOptions);</text:p>
      <text:p text:style-name="P4"><text:tab/></text:p>
      <text:p text:style-name="P4"><text:tab/>google.maps.event.addListener(marker, "click", function() {</text:p>
      <text:p text:style-name="P4"><text:soft-page-break/><text:tab/><text:tab/>infoWindow.open(map);</text:p>
      <text:p text:style-name="P4"><text:tab/>});</text:p>
      <text:p text:style-name="P4">}</text:p>
      <text:p text:style-name="P4"/>
      <text:p text:style-name="P13">function scrollMapToPosition (coords) {</text:p>
      <text:p text:style-name="P13"><text:tab/>var latitude = coords.latitude;</text:p>
      <text:p text:style-name="P13"><text:tab/>var longitude = coords.longitude;</text:p>
      <text:p text:style-name="P13"><text:tab/>var latlong = new google.maps.LatLng(latitude, longitude);</text:p>
      <text:p text:style-name="P13"><text:tab/></text:p>
      <text:p text:style-name="P13"><text:tab/>map.panTo(latlong);</text:p>
      <text:p text:style-name="P13"><text:tab/></text:p>
      <text:p text:style-name="P13"><text:tab/>addMarker(map, latlong, "Your new location", "You moved to: " + </text:p>
      <text:p text:style-name="P13"><text:tab/><text:tab/><text:tab/><text:tab/><text:tab/><text:tab/><text:tab/><text:tab/>latitude + ", " + longitude);</text:p>
      <text:p text:style-name="P13">}</text:p>
      <text:p text:style-name="P9"/>
      <text:p text:style-name="P8">---------------------------------------------------------------------------------</text:p>
      <text:p text:style-name="P9"/>
      <text:p text:style-name="P6">Глава 6. Общение с веб-службами.</text:p>
      <text:p text:style-name="P9"/>
      <text:p text:style-name="P21">JSON – JavaScript Object Notation <text:span text:style-name="T7">(нотация </text:span>JS-<text:span text:style-name="T7">объектов).</text:span></text:p>
      <text:p text:style-name="P9"/>
      <text:p text:style-name="P4"><text:tab/><text:tab/><text:tab/><text:tab/>var movie1 = {</text:p>
      <text:p text:style-name="P4"><text:tab/><text:tab/><text:tab/><text:tab/><text:tab/>title: "Plan 9",</text:p>
      <text:p text:style-name="P4"><text:tab/><text:tab/><text:tab/><text:tab/><text:tab/>showtimes: ["3:00pm", "7:00pm", "11:00pm"],</text:p>
      <text:p text:style-name="P4"><text:tab/><text:tab/><text:tab/><text:tab/><text:tab/>genre: "Cult Classic",</text:p>
      <text:p text:style-name="P4"><text:tab/><text:tab/><text:tab/><text:tab/><text:tab/>rating: 2</text:p>
      <text:p text:style-name="P4"><text:tab/><text:tab/><text:tab/><text:tab/>};</text:p>
      <text:p text:style-name="P4"><text:tab/><text:tab/><text:tab/><text:tab/></text:p>
      <text:p text:style-name="P4"><text:tab/><text:tab/><text:tab/><text:tab/>var jsonString = JSON.stringify(movie1); <text:span text:style-name="T11">//</text:span><text:span text:style-name="T2">1</text:span></text:p>
      <text:p text:style-name="P4"><text:tab/><text:tab/><text:tab/><text:tab/>alert(jsonString);</text:p>
      <text:p text:style-name="P4"><text:tab/><text:tab/><text:tab/><text:tab/></text:p>
      <text:p text:style-name="P4"><text:tab/><text:tab/><text:tab/><text:tab/>var jsonMovieObject = JSON.parse(jsonString); <text:span text:style-name="T11">//</text:span><text:span text:style-name="T2">2</text:span></text:p>
      <text:p text:style-name="P4"><text:tab/><text:tab/><text:tab/><text:tab/>alert("JSON Movie is " + jsonMovieObject.title);</text:p>
      <text:p text:style-name="P6">//<text:span text:style-name="T1">1 – </text:span>преобразование объекта в строковый формат <text:span text:style-name="T1">JSON.</text:span></text:p>
      <text:p text:style-name="P6"><text:span text:style-name="T1">//2 – </text:span>преобразование формата <text:span text:style-name="T1">JSON </text:span>в объект.</text:p>
      <text:p text:style-name="P9"/>
      <text:p text:style-name="P6">Хостинговые сервисы - <text:span text:style-name="T1">GoDaddy, Dreamhost.</text:span></text:p>
      <text:p text:style-name="P9"/>
      <text:p text:style-name="P6">Поставил локальный <text:span text:style-name="T1">NodeJS-</text:span>сервер на винду.</text:p>
      <text:p text:style-name="P8">---------------------------------------------------------------------------------</text:p>
      <text:p text:style-name="P9"/>
      <text:p text:style-name="P4">&lt;!-- index.html --&gt;</text:p>
      <text:p text:style-name="P4">&lt;!doctype html&gt;</text:p>
      <text:p text:style-name="P4">&lt;html lang="en"&gt;</text:p>
      <text:p text:style-name="P4"><text:tab/>&lt;head&gt;</text:p>
      <text:p text:style-name="P4"><text:tab/><text:tab/>&lt;title&gt;Mighty Gumball (JSON)&lt;/title&gt;</text:p>
      <text:p text:style-name="P4"><text:tab/><text:tab/>&lt;meta charset="utf-8"&gt;</text:p>
      <text:p text:style-name="P4"><text:tab/><text:tab/>&lt;script src="mightygumball.js"&gt;&lt;/script&gt;</text:p>
      <text:p text:style-name="P4"><text:tab/><text:tab/>&lt;link rel="stylesheet" href="mightygumball.css"&gt;</text:p>
      <text:p text:style-name="P4"><text:tab/>&lt;/head&gt;</text:p>
      <text:p text:style-name="P4"><text:tab/>&lt;body&gt;</text:p>
      <text:p text:style-name="P4"><text:tab/><text:tab/>&lt;h1&gt;Mighty Gumball Sales&lt;/h1&gt;</text:p>
      <text:p text:style-name="P4"><text:tab/><text:tab/>&lt;div id="sales"&gt;</text:p>
      <text:p text:style-name="P4"><text:tab/><text:tab/><text:tab/></text:p>
      <text:p text:style-name="P4"><text:tab/><text:tab/>&lt;/div&gt;</text:p>
      <text:p text:style-name="P4"><text:tab/>&lt;/body&gt;</text:p>
      <text:p text:style-name="P4"><text:soft-page-break/>&lt;/html&gt;</text:p>
      <text:p text:style-name="P9"/>
      <text:p text:style-name="P9"/>
      <text:p text:style-name="P13">/* mightgumball.css */<text:line-break/><text:line-break/>body {<text:line-break/><text:tab/>margin-left: 40px;<text:line-break/><text:tab/>margin-right: 40px;<text:line-break/>}<text:line-break/>div#sales {<text:line-break/><text:tab/>background-color: #d9d9d9;<text:line-break/><text:tab/>-webkit-border-radius: 6px;<text:line-break/><text:tab/>border-radius: 6px;<text:line-break/><text:tab/>margin: 10px 0px 0px 0px;<text:line-break/><text:tab/>padding: 0px;<text:line-break/><text:tab/>border: 1px solid #d9d9d9;<text:line-break/>}<text:line-break/>div.saleItem {<text:line-break/><text:tab/>font-family: Verdana, Helvetica, sans-serif;<text:line-break/><text:tab/>color: #434343;<text:line-break/><text:tab/>padding: 10px;<text:line-break/>}<text:line-break/>div.saleItem:nth-child(2n) {<text:line-break/><text:tab/>background-color: #fafafa;<text:line-break/>}<text:line-break/>div.saleItem:first-child {<text:line-break/><text:tab/>-webkit-border-top-left-radius: 6px;<text:line-break/><text:tab/>-webkit-border-top-right-radius: 6px;<text:line-break/><text:tab/>border-top-left-radius: 6px;<text:line-break/><text:tab/>border-top-right-radius: 6px;<text:line-break/>}<text:line-break/>div.saleItem:last-child {<text:line-break/><text:tab/>-webkit-border-bottom-left-radius: 6px;<text:line-break/><text:tab/>-webkit-border-bottom-right-radius: 6px;<text:line-break/><text:tab/>border-bottom-left-radius: 6px;<text:line-break/><text:tab/>border-bottom-right-radius: 6px;<text:line-break/>}</text:p>
      <text:p text:style-name="P9"/>
      <text:p text:style-name="P9"/>
      <text:p text:style-name="P4">/* mightygumball.js */</text:p>
      <text:p text:style-name="P4"/>
      <text:p text:style-name="P4">window.onload = function () {</text:p>
      <text:p text:style-name="P4"><text:tab/>var url = ""; <text:span text:style-name="T11">//</text:span><text:span text:style-name="T2">1</text:span></text:p>
      <text:p text:style-name="P4"><text:tab/>var request = new XMLHttpRequest(); <text:span text:style-name="T11">//</text:span><text:span text:style-name="T2">2</text:span></text:p>
      <text:p text:style-name="P4"><text:tab/>request.open("GET", url); <text:span text:style-name="T11">//</text:span><text:span text:style-name="T2">3</text:span></text:p>
      <text:p text:style-name="P4"><text:tab/>request.onload = function () {</text:p>
      <text:p text:style-name="P4"><text:tab/><text:tab/>if (request.status == 200) { <text:span text:style-name="T11">//</text:span><text:span text:style-name="T2">4</text:span></text:p>
      <text:p text:style-name="P4"><text:tab/><text:tab/><text:tab/>updateSales(request.responseText); <text:span text:style-name="T11">//</text:span><text:span text:style-name="T2">5</text:span></text:p>
      <text:p text:style-name="P4"><text:tab/><text:tab/>}</text:p>
      <text:p text:style-name="P4"><text:tab/>};</text:p>
      <text:p text:style-name="P4"><text:tab/>request.send(null); <text:span text:style-name="T11">//</text:span><text:span text:style-name="T2">6</text:span></text:p>
      <text:p text:style-name="P4">}</text:p>
      <text:p text:style-name="P4"/>
      <text:p text:style-name="P4">function updateSales (responseText) {</text:p>
      <text:p text:style-name="P4"><text:tab/>var salesDiv = document.getElementById("sales");</text:p>
      <text:p text:style-name="P4"><text:tab/>salesDiv.innerHTML = responseText;</text:p>
      <text:p text:style-name="P4"><text:soft-page-break/>}</text:p>
      <text:p text:style-name="P9"/>
      <text:p text:style-name="P18">//1 – <text:span text:style-name="T7">Присваиваем переменной </text:span><text:span text:style-name="T7">url </text:span><text:span text:style-name="T7">данные с файла </text:span>sales.json, <text:span text:style-name="T7">взятые с сервера </text:span>localhost (url- <text:span text:style-name="T7">адрес</text:span>) <text:span text:style-name="T7">по порту 8080.</text:span></text:p>
      <text:p text:style-name="P18"><text:span text:style-name="T7">//2 – Присваиваем переменной </text:span><text:span text:style-name="T7">request объект request, созданный конструктором XMLHttpRequest.</text:span></text:p>
      <text:p text:style-name="P18"><text:span text:style-name="T7">//3 – Настраиваем объект request при помощи метода </text:span>open, <text:span text:style-name="T7">использующего стандартный запрос </text:span>GET <text:span text:style-name="T7">(по протоколу <text:s/></text:span>HTTP<text:span text:style-name="T7">) и переменной, содержащей </text:span>URL-<text:span text:style-name="T7">адрес.</text:span></text:p>
      <text:p text:style-name="P5">//4 – Проверяем, что сервер ответил с кодом 200 (все ОК).</text:p>
      <text:p text:style-name="P5">//5 – Извлекаем ответ из свойства responseText объекта request.</text:p>
      <text:p text:style-name="P18"><text:span text:style-name="T7">//6 – При помощи метода send извлекаем данные из объекта request. Благодаря этому происходит отправка запроса на сервер, передаем </text:span>null, <text:span text:style-name="T7">т. к. нам не нужно отправлять какие-либо данные удаленной службе.</text:span></text:p>
      <text:p text:style-name="P9"/>
      <text:p text:style-name="P9"/>
      <text:p text:style-name="P24">sales.json</text:p>
      <text:p text:style-name="P13">[{"name":"ARTESIA","time":1308774240669,"sales":8},{"name":"LOS ANGELES","time":1308774240669,"sales":2},{"name":"PASADENA","time":1308774240669,"sales":8},{"name":"STOCKTON","time":1308774240669,"sales":2},{"name":"FRESNO","time":1308774240669,"sales":2},{"name":"SPRING VALLEY","time":1308774240669,"sales":9},{"name":"ELVERTA","time":1308774240669,"sales":5},{"name":"SACRAMENTO","time":1308774240669,"sales":7},{"name":"SAN MATEO","time":1308774240669,"sales":1}]</text:p>
      <text:p text:style-name="P9"/>
      <text:p text:style-name="P9"/>
      <text:p text:style-name="P8">---------------------------------------------------------------------------------</text:p>
      <text:p text:style-name="P9">То же самое, только выводим данные запроса структурированно.</text:p>
      <text:p text:style-name="P9"/>
      <text:p text:style-name="P9"/>
      <text:p text:style-name="P4">/* mightygumball.js */</text:p>
      <text:p text:style-name="P4"/>
      <text:p text:style-name="P4">window.onload = function () {</text:p>
      <text:p text:style-name="P4"><text:tab/>var url = "http://localhost:8080/sales.json";</text:p>
      <text:p text:style-name="P4"><text:tab/>var request = new XMLHttpRequest();</text:p>
      <text:p text:style-name="P4"><text:tab/>request.open("GET", url);</text:p>
      <text:p text:style-name="P4"><text:tab/>request.onload = function () {</text:p>
      <text:p text:style-name="P4"><text:tab/><text:tab/>if (request.status == 200) {</text:p>
      <text:p text:style-name="P4"><text:tab/><text:tab/><text:tab/>updateSales(request.responseText);</text:p>
      <text:p text:style-name="P4"><text:tab/><text:tab/>}</text:p>
      <text:p text:style-name="P4"><text:tab/>};</text:p>
      <text:p text:style-name="P4"><text:tab/>request.send(null);</text:p>
      <text:p text:style-name="P4">}</text:p>
      <text:p text:style-name="P4"/>
      <text:p text:style-name="P4">function updateSales (responseText) {</text:p>
      <text:p text:style-name="P4"><text:tab/>var salesDiv = document.getElementById("sales");</text:p>
      <text:p text:style-name="P4"><text:tab/>var sales = JSON.parse(responseText); <text:span text:style-name="T11">//</text:span><text:span text:style-name="T2">1</text:span></text:p>
      <text:p text:style-name="P4"><text:tab/>for (var i = 0; i &lt; sales.length; i++) {</text:p>
      <text:p text:style-name="P4"><text:tab/><text:tab/>var sale = sales[i];</text:p>
      <text:p text:style-name="P4"><text:tab/><text:tab/>var div = document.createElement("div"); <text:span text:style-name="T11">//</text:span><text:span text:style-name="T2">2</text:span></text:p>
      <text:p text:style-name="P4"><text:tab/><text:tab/>div.setAttribute("class", "saleItem"); <text:span text:style-name="T11">//2</text:span></text:p>
      <text:p text:style-name="P4"><text:tab/><text:tab/>div.innerHTML = sale.name + " sold " + sale.sales + " gumballs"; <text:span text:style-name="T11">//3</text:span></text:p>
      <text:p text:style-name="P4"><text:tab/><text:tab/>salesDiv.appendChild(div);</text:p>
      <text:p text:style-name="P4"><text:tab/>}</text:p>
      <text:p text:style-name="P4">}</text:p>
      <text:p text:style-name="P9"/>
      <text:p text:style-name="P6">//<text:span text:style-name="T1">1 – </text:span>Преобразовываем ответ в <text:span text:style-name="T1">JS</text:span>-объект (в данном случае в массив).</text:p>
      <text:p text:style-name="P6"><text:span text:style-name="T1">//2 – </text:span>Для каждого элемента массива создаем <text:span text:style-name="T1">div </text:span>и присваиваем ему класс saleItem.</text:p>
      <text:p text:style-name="P6"><text:soft-page-break/>//3 – Имена свойств равны именам атрибутов из <text:span text:style-name="T6">sales.json.</text:span></text:p>
      <text:p text:style-name="P8">---------------------------------------------------------------------------------</text:p>
      <text:p text:style-name="P9"/>
      <text:p text:style-name="P8">Есть нюанс, связанный с политикой безопасности браузера: браузер пресекает запрос данных с сервера, находящегося в другом домене от расположения веб-страницы и файла <text:span text:style-name="T1">JS-</text:span>кода (междоменные проблемы). Нужно либо размещать все на одном сервере, либо использовать <text:span text:style-name="T2">JSONP (JSON with Padding – </text:span><text:span text:style-name="T11">с подкладкой</text:span><text:span text:style-name="T1">). JSONP </text:span>– способ извлечения <text:span text:style-name="T1">JSON</text:span>-объектов с использованием тега <text:span text:style-name="T1">&lt;script&gt;. </text:span>Когда браузер сталкивается с элементом <text:span text:style-name="T1">&lt;script&gt; </text:span>на странице, он отправляет <text:span text:style-name="T1">HTTP</text:span>-запрос по <text:span text:style-name="T1">URL-</text:span>адресу источника. Сервер воспринимает данный запрос как <text:span text:style-name="T1">HTTP</text:span>-запрос и отправляет в ответ на него <text:span text:style-name="T1">JSON-</text:span>строку, предварительно обернув ее в вызов функции (в данном случае updateSales)<text:span text:style-name="T1">. JSON-</text:span>ответ поступает в форме строки, которую браузер разбирает и интерпретирует. Поскольку данная строка обернута в функцию, происходит вызов данной функции и создание объекта из <text:span text:style-name="T1">JSON-</text:span>строки, которая ей была передана. Любые типы данных преобразуются в подлинный <text:span text:style-name="T1">JS-</text:span>объект, а любой код подвергается выполнению.</text:p>
      <text:p text:style-name="P9">Веб-служба позволяет указывать имя требуемой функции обратного вызова:</text:p>
      <text:p text:style-name="P9"><text:a xlink:type="simple" xlink:href="http://gumball.wickedlysmart.com/?callback=updateSales" text:style-name="Internet_20_link" text:visited-style-name="Visited_20_Internet_20_Link">http://gumball.wickedlysmart.com/?callback=updateSales</text:a></text:p>
      <text:p text:style-name="P8">Поскольку синтаксис вызова функции может отличаться, следуетизучать документацию используемой веб-службы.</text:p>
      <text:p text:style-name="P8">Использование <text:s/><text:span text:style-name="T1">JSONP </text:span>является брешью в безопасности, т.к. может вернуться вредоносный код. Нужно быть уверенным в веб-службе, к которой подключаешься.</text:p>
      <text:p text:style-name="P8"/>
      <text:p text:style-name="P3">&lt;!-- index.html --&gt;</text:p>
      <text:p text:style-name="P3">&lt;!doctype html&gt;</text:p>
      <text:p text:style-name="P3">&lt;html lang="en"&gt;</text:p>
      <text:p text:style-name="P3"><text:tab/>&lt;head&gt;</text:p>
      <text:p text:style-name="P3"><text:tab/><text:tab/>&lt;title&gt;Mighty Gumball (JSON)&lt;/title&gt;</text:p>
      <text:p text:style-name="P3"><text:tab/><text:tab/>&lt;meta charset="utf-8"&gt;</text:p>
      <text:p text:style-name="P3"><text:tab/><text:tab/>&lt;script src="mightygumball.js"&gt;&lt;/script&gt;</text:p>
      <text:p text:style-name="P3"><text:tab/><text:tab/>&lt;link rel="stylesheet" href="mightygumball.css"&gt;</text:p>
      <text:p text:style-name="P3"><text:tab/>&lt;/head&gt;</text:p>
      <text:p text:style-name="P3"><text:tab/>&lt;body&gt;</text:p>
      <text:p text:style-name="P3"><text:tab/><text:tab/>&lt;h1&gt;Mighty Gumball Sales&lt;/h1&gt;</text:p>
      <text:p text:style-name="P3"><text:tab/><text:tab/>&lt;div id="sales"&gt;<text:tab/></text:p>
      <text:p text:style-name="P3"><text:tab/><text:tab/>&lt;/div&gt;</text:p>
      <text:p text:style-name="P3"><text:tab/><text:tab/><text:span text:style-name="T17">&lt;script src="http://gumball.wickedlysmart.com/?callback=updateSales"&gt;</text:span></text:p>
      <text:p text:style-name="P3"><text:tab/><text:tab/>&lt;/script&gt;</text:p>
      <text:p text:style-name="P3"><text:tab/>&lt;/body&gt;</text:p>
      <text:p text:style-name="P3">&lt;/html&gt;</text:p>
      <text:p text:style-name="P8"/>
      <text:p text:style-name="P8"/>
      <text:p text:style-name="P8"/>
      <text:p text:style-name="P14">/* mightygumball.js */</text:p>
      <text:p text:style-name="P14">window.onload = function () {</text:p>
      <text:p text:style-name="P3"><text:tab/></text:p>
      <text:p text:style-name="P14">}</text:p>
      <text:p text:style-name="P14"/>
      <text:p text:style-name="P14">function updateSales (<text:span text:style-name="T12">sales</text:span>) {</text:p>
      <text:p text:style-name="P14"><text:tab/>var salesDiv = document.getElementById("sales");</text:p>
      <text:p text:style-name="P3"><text:tab/></text:p>
      <text:p text:style-name="P14"><text:tab/>for (var i = 0; i &lt; sales.length; i++) {</text:p>
      <text:p text:style-name="P14"><text:tab/><text:tab/>var sale = sales[i];</text:p>
      <text:p text:style-name="P14"><text:tab/><text:tab/>var div = document.createElement("div");</text:p>
      <text:p text:style-name="P14"><text:tab/><text:tab/>div.setAttribute("class", "saleItem");</text:p>
      <text:p text:style-name="P14"><text:tab/><text:tab/>div.innerHTML = sale.name + " sold " + sale.sales + " gumballs";</text:p>
      <text:p text:style-name="P14"><text:tab/><text:tab/>salesDiv.appendChild(div);</text:p>
      <text:p text:style-name="P14"><text:tab/>}</text:p>
      <text:p text:style-name="P14"><text:soft-page-break/>}</text:p>
      <text:p text:style-name="P8"/>
      <text:p text:style-name="P8">---------------------------------------------------------------------------------</text:p>
      <text:p text:style-name="P8"/>
      <text:p text:style-name="P8">Доработаем программу, чтобы она запрашивала результаты продаж с сервера и страница обновлялась через несколько секунд. При этом, чтобы добавлялись только новые отчеты.</text:p>
      <text:p text:style-name="P8"/>
      <text:p text:style-name="P18"><text:span text:style-name="T7">При использовании </text:span>JSONP <text:span text:style-name="T7">браузер</text:span> <text:span text:style-name="T7">выполняет код из </text:span>&lt;script&gt; <text:span text:style-name="T7">один раз. Если нам нужно, чтобы код выполнялся несколько раз, нужно заменять </text:span>&lt;script&gt;<text:span text:style-name="T7">.</text:span></text:p>
      <text:p text:style-name="P5"/>
      <text:p text:style-name="P18">programtheweb.com – <text:span text:style-name="T7">документируются </text:span>API-<text:span text:style-name="T7">интерфейсы.</text:span></text:p>
      <text:p text:style-name="P8"/>
      <text:p text:style-name="P5">Браузеры при многократном обращении к одному и тому же ресурсу кэшируют эти данные для повышения производительности. Поэтому даже если что-то изменилось на сервере, браузер будет брать данные с локального кэша.</text:p>
      <text:p text:style-name="P8"/>
      <text:p text:style-name="P8"/>
      <text:p text:style-name="P3">&lt;!-- index.html --&gt;</text:p>
      <text:p text:style-name="P3">&lt;!doctype html&gt;</text:p>
      <text:p text:style-name="P3">&lt;html lang="en"&gt;</text:p>
      <text:p text:style-name="P3"><text:tab/>&lt;head&gt;</text:p>
      <text:p text:style-name="P3"><text:tab/><text:tab/>&lt;title&gt;Mighty Gumball (JSON)&lt;/title&gt;</text:p>
      <text:p text:style-name="P3"><text:tab/><text:tab/>&lt;meta charset="utf-8"&gt;</text:p>
      <text:p text:style-name="P3"><text:tab/><text:tab/>&lt;script src="mightygumball.js"&gt;&lt;/script&gt;</text:p>
      <text:p text:style-name="P3"><text:tab/><text:tab/>&lt;link rel="stylesheet" href="mightygumball.css"&gt;</text:p>
      <text:p text:style-name="P3"><text:tab/>&lt;/head&gt;</text:p>
      <text:p text:style-name="P3"><text:tab/>&lt;body&gt;</text:p>
      <text:p text:style-name="P3"><text:tab/><text:tab/>&lt;h1&gt;Mighty Gumball Sales&lt;/h1&gt;</text:p>
      <text:p text:style-name="P3"><text:tab/><text:tab/>&lt;div id="sales"&gt;</text:p>
      <text:p text:style-name="P14"><text:tab/><text:tab/><text:tab/></text:p>
      <text:p text:style-name="P3"><text:tab/><text:tab/>&lt;/div&gt;</text:p>
      <text:p text:style-name="P3"><text:tab/>&lt;/body&gt;</text:p>
      <text:p text:style-name="P3">&lt;/html&gt;</text:p>
      <text:p text:style-name="P8"/>
      <text:p text:style-name="P8"/>
      <text:p text:style-name="P8"/>
      <text:p text:style-name="P14">/* mightygumball.js */</text:p>
      <text:p text:style-name="P14">window.onload = function () {</text:p>
      <text:p text:style-name="P14"><text:tab/></text:p>
      <text:p text:style-name="P14">}</text:p>
      <text:p text:style-name="P3">var lastReportTime = 0;</text:p>
      <text:p text:style-name="P14">function updateSales (sales) {</text:p>
      <text:p text:style-name="P14"><text:tab/>var salesDiv = document.getElementById("sales");</text:p>
      <text:p text:style-name="P14"><text:tab/></text:p>
      <text:p text:style-name="P14"><text:tab/>for (var i = 0; i &lt; sales.length; i++) {</text:p>
      <text:p text:style-name="P14"><text:tab/><text:tab/>var sale = sales[i];</text:p>
      <text:p text:style-name="P14"><text:tab/><text:tab/>var div = document.createElement("div");</text:p>
      <text:p text:style-name="P14"><text:tab/><text:tab/>div.setAttribute("class", "saleItem");</text:p>
      <text:p text:style-name="P14"><text:tab/><text:tab/>div.innerHTML = sale.name + " sold " + sale.sales + " gumballs";</text:p>
      <text:p text:style-name="P14"><text:tab/><text:tab/>salesDiv.appendChild(div);</text:p>
      <text:p text:style-name="P14"><text:tab/>}</text:p>
      <text:p text:style-name="P14"><text:tab/></text:p>
      <text:p text:style-name="P3"><text:tab/>if (sales.length &gt; 0) {</text:p>
      <text:p text:style-name="P3"><text:tab/><text:tab/>lastReportTime = sales[sales.length - 1].time;</text:p>
      <text:p text:style-name="P14"><text:tab/>}</text:p>
      <text:p text:style-name="P14">}</text:p>
      <text:p text:style-name="P14"><text:soft-page-break/></text:p>
      <text:p text:style-name="P14">window.onload = function() {</text:p>
      <text:p text:style-name="P14"><text:tab/>setInterval(handleRefresh, 3000);</text:p>
      <text:p text:style-name="P14">}</text:p>
      <text:p text:style-name="P14"/>
      <text:p text:style-name="P14">function handleRefresh() {</text:p>
      <text:p text:style-name="P14"><text:tab/><text:span text:style-name="T12">var url = "http://gumball.wickedlysmart.com" + </text:span></text:p>
      <text:p text:style-name="P3"><text:tab/><text:tab/><text:tab/>"?callback=updateSales" + </text:p>
      <text:p text:style-name="P3"><text:tab/><text:tab/><text:tab/>"&amp;lastReportTime=" + lastReportTime +</text:p>
      <text:p text:style-name="P14"><text:span text:style-name="T12"><text:tab/><text:tab/><text:tab/>"&amp;random=" + (new Date()).getTime();</text:span><text:span text:style-name="T11"> //0</text:span></text:p>
      <text:p text:style-name="P14"><text:tab/></text:p>
      <text:p text:style-name="P3"><text:tab/>var newScriptElement = document.createElement("script"); <text:span text:style-name="T11">//1</text:span></text:p>
      <text:p text:style-name="P3"><text:tab/>newScriptElement.setAttribute("src", url); <text:span text:style-name="T11">//2</text:span></text:p>
      <text:p text:style-name="P3"><text:tab/>newScriptElement.setAttribute("id", "jsonp");</text:p>
      <text:p text:style-name="P3"><text:tab/></text:p>
      <text:p text:style-name="P3"><text:tab/>var oldScriptElement = document.getElementById("jsonp");</text:p>
      <text:p text:style-name="P3"><text:tab/>var head = document.getElementsByTagName("head")[0]; <text:span text:style-name="T11">//3</text:span></text:p>
      <text:p text:style-name="P3"><text:tab/>if (oldScriptElement == null) {</text:p>
      <text:p text:style-name="P3"><text:tab/><text:tab/>head.appendChild(newScriptElement); <text:span text:style-name="T11">//4</text:span></text:p>
      <text:p text:style-name="P3"><text:tab/>} else {</text:p>
      <text:p text:style-name="P3"><text:tab/><text:tab/>head.replaceChild(newScriptElement, oldScriptElement); <text:span text:style-name="T11">//5</text:span></text:p>
      <text:p text:style-name="P3"><text:tab/>}</text:p>
      <text:p text:style-name="P3">}</text:p>
      <text:p text:style-name="P14">/*0 - Добавлен фиктивный параметр random, который браузер будет</text:p>
      <text:p text:style-name="P14">игнорировать, но этого будет достаточно для того, чтобы данный сайт</text:p>
      <text:p text:style-name="P14">не кэшировался браузером. К адресу сайта будет добавляться каждый раз</text:p>
      <text:p text:style-name="P14">новая строка - текущее время в мс.*/</text:p>
      <text:p text:style-name="P14">//1 - Создаем HTML-элемент script.</text:p>
      <text:p text:style-name="P14">//2 - Создаем атрибут со значением для этого элемента.</text:p>
      <text:p text:style-name="P14">/*3 - <text:span text:style-name="T11">getElementsByTagName</text:span> возвращает массив всех элементов, соответствующих </text:p>
      <text:p text:style-name="P14">данному тегу. В этом коде возвращает первый элемент массива.*/</text:p>
      <text:p text:style-name="P14">//4 - Добавляем в head элемент script.</text:p>
      <text:p text:style-name="P14">/*5 - Метод <text:span text:style-name="T11">replaceChild</text:span> заменяет в документе дочерний элемент в head </text:p>
      <text:p text:style-name="P14">oldScriptElement элементом newScriptElement.*/</text:p>
      <text:p text:style-name="P8"/>
      <text:p text:style-name="P8">---------------------------------------------------------------------------------</text:p>
      <text:p text:style-name="P8"/>
      <text:p text:style-name="P8"/>
      <text:p text:style-name="P8"/>
      <text:p text:style-name="P8"/>
      <text:p text:style-name="P8"/>
      <text:p text:style-name="P5">Глава 7. Элемент <text:span text:style-name="T1">Canvas </text:span>(<text:span text:style-name="T1">API-</text:span>интерфейс)<text:span text:style-name="T1">.</text:span></text:p>
      <text:p text:style-name="P5"/>
      <text:p text:style-name="P8">Элементов <text:span text:style-name="T1">canvas </text:span>на странице может быть несколько, только, чтобы у них были разные <text:span text:style-name="T1">id. </text:span>По умолчанию <text:span text:style-name="T1">canvas </text:span>является прозрачным, поэтому, разместив его поверх другого элемента., можно рисовать как бы на этом элементе. По умолчанию у <text:span text:style-name="T1">canvas </text:span>ширина 300<text:span text:style-name="T1">px</text:span> и высота 150<text:span text:style-name="T1">px. </text:span>Если не задать размеры <text:span text:style-name="T1">canvas </text:span>в <text:span text:style-name="T1">html, </text:span>а затем задать размеры через <text:span text:style-name="T1">css – </text:span>элемент <text:span text:style-name="T1">canvas </text:span>будет масштабирован (растянут с сохранением количества пикселей <text:span text:style-name="T1">–</text:span> возникнет сильная пикселизация; при сжатии не будет).</text:p>
      <text:p text:style-name="P8"/>
      <text:p text:style-name="P18">3d <text:span text:style-name="T7">в</text:span> canvas <text:span text:style-name="T7">нет. Можно рассмотреть библиотеку </text:span>WebGL, <text:span text:style-name="T7">а также библиотеки, которые ее используют, например </text:span>SpiderGL, SceneJS, three.js.</text:p>
      <text:p text:style-name="P18"/>
      <text:p text:style-name="P5">Создание canvas скриптом:</text:p>
      <text:p text:style-name="P18">var canvas = document.createElement("canvas");</text:p>
      <text:p text:style-name="P8"/>
      <text:p text:style-name="P8"><text:soft-page-break/>Рисование треугольника:</text:p>
      <text:p text:style-name="P18">context.beginPath();</text:p>
      <text:p text:style-name="P18">context.moveTo(100, 150);</text:p>
      <text:p text:style-name="P18">context.lineTo(250, 75);</text:p>
      <text:p text:style-name="P18">context.lineTo(125, 30);</text:p>
      <text:p text:style-name="P5"><text:span text:style-name="T1">context.</text:span><text:span text:style-name="T6">closePath();</text:span></text:p>
      <text:p text:style-name="P5"><text:span text:style-name="T1">context.</text:span><text:span text:style-name="T6">lineWidth = 5;</text:span></text:p>
      <text:p text:style-name="P18">context.fillStyle = "green";</text:p>
      <text:p text:style-name="P18">context.fill();</text:p>
      <text:p text:style-name="P8"/>
      <text:p text:style-name="P8">Рисование окружности:</text:p>
      <text:p text:style-name="P18">context.arc(x, y, radius, startAngle, endAngle, direction);</text:p>
      <text:p text:style-name="P8"/>
      <text:p text:style-name="P8"/>
      <text:p text:style-name="P8"><draw:ellipse text:anchor-type="paragraph" draw:z-index="42" draw:style-name="gr2" draw:text-style-name="P41" svg:width="3.229cm" svg:height="2.991cm" svg:x="5.65cm" svg:y="0.011cm"><text:p/></draw:ellipse><draw:line text:anchor-type="paragraph" draw:z-index="46" draw:style-name="gr2" draw:text-style-name="P41" svg:x1="7.238cm" svg:y1="1.518cm" svg:x2="5.015cm" svg:y2="0.169cm"><text:p/></draw:line><draw:custom-shape text:anchor-type="paragraph" draw:z-index="47" draw:style-name="gr5" draw:text-style-name="P41" svg:width="3.149cm" svg:height="2.832cm" svg:x="5.65cm" svg:y="0.169cm"><text:p/><draw:enhanced-geometry svg:viewBox="0 0 21600 21600" draw:text-areas="0 0 21600 21600" draw:type="circular-arrow" draw:modifiers="45.399821498511 -156.324852674318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48" draw:style-name="gr6" draw:text-style-name="P41" svg:width="2.802cm" svg:height="2.832cm" svg:x="6.93cm" svg:y="0.275cm"><text:p/><draw:enhanced-geometry svg:viewBox="0 0 21600 21600" draw:text-areas="0 0 21600 21600" draw:type="circular-arrow" draw:modifiers="-6.3221307591001 56.5750459113892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49" draw:style-name="gr6" draw:text-style-name="P41" svg:width="2.802cm" svg:height="2.678cm" svg:x="6.821cm" svg:y="0.011cm"><text:p/><draw:enhanced-geometry svg:viewBox="0 0 21600 21600" draw:mirror-vertical="true" draw:text-areas="0 0 21600 21600" draw:type="circular-arrow" draw:modifiers="-6.3221307591001 56.5750459113892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text:anchor-type="paragraph" draw:z-index="54" draw:style-name="gr9" draw:text-style-name="P43" svg:width="2.625cm" svg:height="0.981cm" svg:x="9.731cm" svg:y="0.035cm"><draw:text-box><text:p><text:span text:style-name="T19">true, угол имеет отрицательную величину</text:span></text:p></draw:text-box></draw:frame><draw:frame text:anchor-type="paragraph" draw:z-index="56" draw:style-name="gr10" draw:text-style-name="P43" svg:width="1.828cm" svg:height="0.655cm" svg:x="2.919cm" svg:y="0.272cm"><draw:text-box><text:p><text:span text:style-name="T19">1 - startAngle</text:span></text:p><text:p><text:span text:style-name="T19">2 - endAngle</text:span></text:p></draw:text-box></draw:frame></text:p>
      <text:p text:style-name="P8"><draw:custom-shape text:anchor-type="paragraph" draw:z-index="50" draw:style-name="gr7" draw:text-style-name="P41" svg:width="1.682cm" svg:height="1.717cm" svg:x="6.399cm" svg:y="0.259cm"><text:p/><draw:enhanced-geometry svg:viewBox="0 0 21600 21600" draw:text-areas="0 0 21600 21600" draw:type="circular-arrow" draw:modifiers="-6.3221307591001 -162.747169024528 10692.4232238412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51" draw:style-name="gr7" draw:text-style-name="P41" svg:width="1.682cm" svg:height="1.717cm" svg:x="6.821cm" svg:y="0.259cm"><text:p/><draw:enhanced-geometry svg:viewBox="0 0 21600 21600" draw:text-areas="0 0 21600 21600" draw:type="circular-arrow" draw:modifiers="-6.3221307591001 44.317132650915 10252.990261514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8"><draw:frame text:anchor-type="paragraph" draw:z-index="44" draw:style-name="gr4" svg:width="1.086cm" svg:height="0.715cm" svg:x="9.327cm" svg:y="0.042cm"><draw:text-box><text:p>ось х</text:p></draw:text-box></draw:frame></text:p>
      <text:p text:style-name="P8"><draw:line text:anchor-type="paragraph" draw:z-index="43" draw:style-name="gr2" draw:text-style-name="P41" svg:x1="4.671cm" svg:y1="0.058cm" svg:x2="9.857cm" svg:y2="0.032cm"><text:p/></draw:line><draw:line text:anchor-type="paragraph" draw:z-index="45" draw:style-name="gr2" draw:text-style-name="P41" svg:x1="7.237cm" svg:y1="0.058cm" svg:x2="8.798cm" svg:y2="1.672cm"><text:p/></draw:line><draw:frame text:anchor-type="paragraph" draw:z-index="53" draw:style-name="gr8" svg:width="0.417cm" svg:height="0.489cm" svg:x="8.502cm" svg:y="0.277cm"><draw:text-box><text:p>1</text:p></draw:text-box></draw:frame></text:p>
      <text:p text:style-name="P8"><draw:frame text:anchor-type="paragraph" draw:z-index="52" draw:style-name="gr8" svg:width="0.417cm" svg:height="0.489cm" svg:x="6.89cm" svg:y="-0.071cm"><draw:text-box><text:p>2</text:p></draw:text-box></draw:frame><draw:frame text:anchor-type="paragraph" draw:z-index="55" draw:style-name="gr9" draw:text-style-name="P43" svg:width="2.625cm" svg:height="0.981cm" svg:x="9.864cm" svg:y="0.088cm"><draw:text-box><text:p><text:span text:style-name="T19">false, угол имеет положительную величину</text:span></text:p></draw:text-box></draw:frame></text:p>
      <text:p text:style-name="P8"/>
      <text:p text:style-name="P8"/>
      <text:p text:style-name="P18">180 <text:span text:style-name="T7">гр = </text:span>Pi <text:s/><text:span text:style-name="T7">радиан</text:span></text:p>
      <text:p text:style-name="P14">Функция перевода градусов в радианы:</text:p>
      <text:p text:style-name="P18">function degreesToRadians(degrees) {</text:p>
      <text:p text:style-name="P18"><text:tab/>return (degrees * Math.PI)/180;</text:p>
      <text:p text:style-name="P18">};</text:p>
      <text:p text:style-name="P5"/>
      <text:p text:style-name="P8">---------------------------------------------------------------------------------</text:p>
      <text:p text:style-name="P8">Приложение создает рисунок с рандомными 20 фигурами (круги, квадраты) и надписью.</text:p>
      <text:p text:style-name="P8"/>
      <text:p text:style-name="P3">&lt;!doctype html&gt;</text:p>
      <text:p text:style-name="P3">&lt;html lang="en"&gt;</text:p>
      <text:p text:style-name="P3">&lt;html&gt;</text:p>
      <text:p text:style-name="P3"><text:tab/>&lt;head&gt;</text:p>
      <text:p text:style-name="P3"><text:tab/><text:tab/>&lt;title&gt;TweetShirt&lt;/title&gt;</text:p>
      <text:p text:style-name="P3"><text:tab/><text:tab/>&lt;meta charset="utf-8"&gt;</text:p>
      <text:p text:style-name="P3"><text:tab/><text:tab/>&lt;style&gt;</text:p>
      <text:p text:style-name="P3"><text:tab/><text:tab/><text:tab/>canvas {</text:p>
      <text:p text:style-name="P3"><text:tab/><text:tab/><text:tab/><text:tab/>border: 1px solid green;</text:p>
      <text:p text:style-name="P3"><text:tab/><text:tab/><text:tab/>}</text:p>
      <text:p text:style-name="P3"><text:tab/><text:tab/>&lt;/style&gt;</text:p>
      <text:p text:style-name="P3"><text:tab/><text:tab/>&lt;script src="tweetshirt.js"&gt;&lt;/script&gt;</text:p>
      <text:p text:style-name="P3"><text:tab/>&lt;/head&gt;</text:p>
      <text:p text:style-name="P3"><text:tab/></text:p>
      <text:p text:style-name="P3"><text:tab/>&lt;body&gt;</text:p>
      <text:p text:style-name="P3"><text:tab/><text:tab/>&lt;canvas id="tshirtCanvas" width="600" height="200"&gt;</text:p>
      <text:p text:style-name="P3"><text:tab/><text:tab/><text:tab/>Upgrade your browser &lt;!--Если браузер видит незнакомый </text:p>
      <text:p text:style-name="P3"><text:tab/><text:tab/><text:tab/><text:tab/><text:tab/><text:tab/><text:tab/><text:tab/>элемент, он выводит содержимое</text:p>
      <text:p text:style-name="P3"><text:tab/><text:tab/><text:tab/><text:tab/><text:tab/><text:tab/><text:tab/><text:tab/>элемента. Если браузер поддерживает </text:p>
      <text:p text:style-name="P3"><text:tab/><text:tab/><text:tab/><text:tab/><text:tab/><text:tab/><text:tab/><text:tab/>canvas, он проигнорирует</text:p>
      <text:p text:style-name="P3"><text:tab/><text:tab/><text:tab/><text:tab/><text:tab/><text:tab/><text:tab/><text:tab/>содержимое элемента.--&gt;</text:p>
      <text:p text:style-name="P3"><text:tab/><text:tab/>&lt;/canvas&gt;</text:p>
      <text:p text:style-name="P3"><text:tab/><text:tab/></text:p>
      <text:p text:style-name="P3"><text:tab/><text:tab/>&lt;form&gt;</text:p>
      <text:p text:style-name="P3"><text:tab/><text:tab/><text:tab/>&lt;p&gt;</text:p>
      <text:p text:style-name="P3"><text:tab/><text:tab/><text:tab/><text:tab/>&lt;label for="backgroundColor"&gt;Select background color:&lt;/label&gt;</text:p>
      <text:p text:style-name="P3"><text:soft-page-break/><text:tab/><text:tab/><text:tab/><text:tab/>&lt;select id="backgroundColor"&gt;</text:p>
      <text:p text:style-name="P3"><text:tab/><text:tab/><text:tab/><text:tab/><text:tab/>&lt;option value="white" selected="selected"&gt;White&lt;/option&gt;</text:p>
      <text:p text:style-name="P3"><text:tab/><text:tab/><text:tab/><text:tab/><text:tab/>&lt;option value="black"&gt;Black&lt;/option&gt;</text:p>
      <text:p text:style-name="P3"><text:tab/><text:tab/><text:tab/><text:tab/>&lt;/select&gt;</text:p>
      <text:p text:style-name="P3"><text:tab/><text:tab/><text:tab/>&lt;/p&gt;</text:p>
      <text:p text:style-name="P3"><text:tab/><text:tab/><text:tab/>&lt;p&gt;</text:p>
      <text:p text:style-name="P3"><text:tab/><text:tab/><text:tab/><text:tab/>&lt;label for="shape"&gt;Circles or squares?&lt;/label&gt;</text:p>
      <text:p text:style-name="P3"><text:tab/><text:tab/><text:tab/><text:tab/>&lt;select id="shape"&gt;</text:p>
      <text:p text:style-name="P3"><text:tab/><text:tab/><text:tab/><text:tab/><text:tab/>&lt;option value="none" selected="selected"&gt;Neither&lt;/option&gt;</text:p>
      <text:p text:style-name="P3"><text:tab/><text:tab/><text:tab/><text:tab/><text:tab/>&lt;option value="circles"&gt;Circles&lt;/option&gt;</text:p>
      <text:p text:style-name="P3"><text:tab/><text:tab/><text:tab/><text:tab/><text:tab/>&lt;option value="squares"&gt;Squares&lt;/option&gt;</text:p>
      <text:p text:style-name="P3"><text:tab/><text:tab/><text:tab/><text:tab/>&lt;/select&gt;</text:p>
      <text:p text:style-name="P3"><text:tab/><text:tab/><text:tab/>&lt;/p&gt;</text:p>
      <text:p text:style-name="P3"><text:tab/><text:tab/><text:tab/>&lt;p&gt;</text:p>
      <text:p text:style-name="P3"><text:tab/><text:tab/><text:tab/><text:tab/>&lt;label for="foregroundColor"&gt;Select text color:&lt;/label&gt;</text:p>
      <text:p text:style-name="P3"><text:tab/><text:tab/><text:tab/><text:tab/>&lt;select id="foregroundColor"&gt;</text:p>
      <text:p text:style-name="P3"><text:tab/><text:tab/><text:tab/><text:tab/><text:tab/>&lt;option value="black" selected="selected"&gt;Black&lt;/option&gt;</text:p>
      <text:p text:style-name="P3"><text:tab/><text:tab/><text:tab/><text:tab/><text:tab/>&lt;option value="white"&gt;White&lt;/option&gt;</text:p>
      <text:p text:style-name="P3"><text:tab/><text:tab/><text:tab/><text:tab/>&lt;/select&gt;</text:p>
      <text:p text:style-name="P3"><text:tab/><text:tab/><text:tab/>&lt;/p&gt;</text:p>
      <text:p text:style-name="P3"><text:tab/><text:tab/><text:tab/>&lt;p&gt;</text:p>
      <text:p text:style-name="P3"><text:tab/><text:tab/><text:tab/><text:tab/>&lt;label for="tweets"&gt;Pick a tweet:&lt;/label&gt;</text:p>
      <text:p text:style-name="P3"><text:tab/><text:tab/><text:tab/><text:tab/>&lt;select id="tweets"&gt;&lt;/select&gt;</text:p>
      <text:p text:style-name="P3"><text:tab/><text:tab/><text:tab/>&lt;/p&gt;</text:p>
      <text:p text:style-name="P3"><text:tab/><text:tab/><text:tab/>&lt;p&gt;</text:p>
      <text:p text:style-name="P3"><text:tab/><text:tab/><text:tab/><text:tab/>&lt;input type="button" id="previewButton" value="Preview"&gt;</text:p>
      <text:p text:style-name="P3"><text:tab/><text:tab/><text:tab/>&lt;/p&gt;</text:p>
      <text:p text:style-name="P3"><text:tab/><text:tab/>&lt;/form&gt;</text:p>
      <text:p text:style-name="P3"><text:tab/><text:tab/></text:p>
      <text:p text:style-name="P3"><text:tab/><text:tab/>&lt;script src="https://api.twitter.com/1/statuses/user_timeline/wylsacom.json?callback=updateTweets"&gt;&lt;/script&gt;</text:p>
      <text:p text:style-name="P3"><text:tab/><text:tab/>&lt;!--script src="http://twitter.com/statuses/user_timeline/wylsacom.json?callback=updateTweets"&gt;&lt;/script--&gt;</text:p>
      <text:p text:style-name="P3"><text:tab/>&lt;/body&gt;</text:p>
      <text:p text:style-name="P3">&lt;/html&gt;</text:p>
      <text:p text:style-name="P8"/>
      <text:p text:style-name="P8"/>
      <text:p text:style-name="P8"/>
      <text:p text:style-name="P14">/*if (!canvas.getContext) { <text:span text:style-name="T11">//1</text:span></text:p>
      <text:p text:style-name="P14"><text:tab/><text:tab/>alert("Upgrade your browser");</text:p>
      <text:p text:style-name="P14"><text:tab/>}*/</text:p>
      <text:p text:style-name="P5">/*1 - Проверка поддерживает ли браузер canvas. Здесь не используем</text:p>
      <text:p text:style-name="P5">т.к. есть проверка в HTML.*/</text:p>
      <text:p text:style-name="P14"/>
      <text:p text:style-name="P14">window.onload = function() {</text:p>
      <text:p text:style-name="P14"><text:tab/>var button = document.getElementById("previewButton");</text:p>
      <text:p text:style-name="P14"><text:tab/>button.onclick = previewHandler;</text:p>
      <text:p text:style-name="P14"><text:tab/>makeImage();</text:p>
      <text:p text:style-name="P14">};</text:p>
      <text:p text:style-name="P14"/>
      <text:p text:style-name="P14">function previewHandler() {</text:p>
      <text:p text:style-name="P14"><text:tab/>var canvas = document.getElementById("tshirtCanvas");</text:p>
      <text:p text:style-name="P14"><text:tab/>var context = canvas.getContext("2d");</text:p>
      <text:p text:style-name="P14"><text:tab/>fillBackgrounfColor(canvas, context);</text:p>
      <text:p text:style-name="P14"><text:tab/></text:p>
      <text:p text:style-name="P14"><text:tab/>var selectObj = document.getElementById("shape");</text:p>
      <text:p text:style-name="P14"><text:soft-page-break/><text:tab/>var index = selectObj.selectedIndex; <text:span text:style-name="T11">//2</text:span></text:p>
      <text:p text:style-name="P14"><text:tab/>var shape = selectObj[index].value; <text:span text:style-name="T11">//3</text:span></text:p>
      <text:p text:style-name="P14"><text:tab/></text:p>
      <text:p text:style-name="P14"><text:tab/>var randomShapeColor = "rgb(" + randomColor() + "," + </text:p>
      <text:p text:style-name="P14"><text:tab/><text:tab/><text:tab/>randomColor() + "," + randomColor() + ")";</text:p>
      <text:p text:style-name="P14"><text:tab/></text:p>
      <text:p text:style-name="P14"><text:tab/>if (shape == "squares") {</text:p>
      <text:p text:style-name="P14"><text:tab/><text:tab/>for (var squares = 0; squares &lt; 20; squares++) {</text:p>
      <text:p text:style-name="P14"><text:tab/><text:tab/><text:tab/>drawSquare(canvas, context, randomShapeColor);</text:p>
      <text:p text:style-name="P14"><text:tab/><text:tab/>} </text:p>
      <text:p text:style-name="P14"><text:tab/>} else if (shape == "circles") {</text:p>
      <text:p text:style-name="P14"><text:tab/><text:tab/>for (var circles = 0; circles &lt; 20; circles++) {</text:p>
      <text:p text:style-name="P14"><text:tab/><text:tab/><text:tab/>drawCircle(canvas, context, randomShapeColor);</text:p>
      <text:p text:style-name="P14"><text:tab/><text:tab/>}</text:p>
      <text:p text:style-name="P14"><text:tab/>}</text:p>
      <text:p text:style-name="P14"><text:tab/></text:p>
      <text:p text:style-name="P14"><text:tab/>drawText(canvas, context);</text:p>
      <text:p text:style-name="P14"><text:tab/></text:p>
      <text:p text:style-name="P14"><text:tab/>var twitterBird = new Image(); <text:span text:style-name="T11">//7</text:span></text:p>
      <text:p text:style-name="P14"><text:tab/>twitterBird.src = "twitterBird.png"; <text:span text:style-name="T11">//7</text:span></text:p>
      <text:p text:style-name="P14"><text:tab/>twitterBird.onload = function() {</text:p>
      <text:p text:style-name="P14"><text:tab/><text:tab/>context.drawImage(twitterBird, 20,120,70,70); <text:span text:style-name="T11">//8</text:span></text:p>
      <text:p text:style-name="P14"><text:tab/>};</text:p>
      <text:p text:style-name="P14">};</text:p>
      <text:p text:style-name="P5">/*2 - Свойство selectedIndex элемента управления формы select</text:p>
      <text:p text:style-name="P5">возвращает номер параметра, выбранного пользователем в раскрывающемся</text:p>
      <text:p text:style-name="P5">списке.*/</text:p>
      <text:p text:style-name="P5">/*3 - Свойство value возвращает значение (строку) этого параметра.*/</text:p>
      <text:p text:style-name="P5">/*7 - Создаем объект Image и указываем его источник.*/</text:p>
      <text:p text:style-name="P5">/*8 - 20, 120 - координаты, 70, 70 - размеры рисунка*/</text:p>
      <text:p text:style-name="P14"/>
      <text:p text:style-name="P14">function drawSquare(canvas, context, randomShapeColor) {</text:p>
      <text:p text:style-name="P14"><text:tab/>var w = Math.floor(Math.random() * 50);</text:p>
      <text:p text:style-name="P14"><text:tab/>var x = Math.floor(Math.random() * canvas.width);</text:p>
      <text:p text:style-name="P14"><text:tab/>var y = Math.floor(Math.random() * canvas.height);</text:p>
      <text:p text:style-name="P14"><text:tab/></text:p>
      <text:p text:style-name="P14"><text:tab/>//context.fillStyle = "lightblue"; <text:span text:style-name="T11">//Вариант задания цвета</text:span></text:p>
      <text:p text:style-name="P14"><text:tab/>//context.fillStyle = "rgb(0, 173, 0)"; <text:span text:style-name="T11">//Вариант задания цвета</text:span></text:p>
      <text:p text:style-name="P14"><text:tab/>//context.fillStyle = "#ccccff"; <text:span text:style-name="T11">//Вариант задания цвета</text:span></text:p>
      <text:p text:style-name="P14"><text:tab/></text:p>
      <text:p text:style-name="P14"><text:tab/>context.fillStyle = randomShapeColor;</text:p>
      <text:p text:style-name="P14"><text:tab/>context.fillRect(x, y, w, w);</text:p>
      <text:p text:style-name="P14">};</text:p>
      <text:p text:style-name="P14"/>
      <text:p text:style-name="P14">function drawCircle(canvas, context, randomShapeColor) {</text:p>
      <text:p text:style-name="P14"><text:tab/>var r = Math.floor(Math.random() * 30);</text:p>
      <text:p text:style-name="P14"><text:tab/>var x = Math.floor(Math.random() * canvas.width);</text:p>
      <text:p text:style-name="P14"><text:tab/>var y = Math.floor(Math.random() * canvas.height);</text:p>
      <text:p text:style-name="P14"><text:tab/>context.fillStyle = randomShapeColor;</text:p>
      <text:p text:style-name="P14"><text:tab/>context.beginPath();</text:p>
      <text:p text:style-name="P14"><text:tab/>context.arc(x, y, r, 0, Math.PI * 2, true);</text:p>
      <text:p text:style-name="P14"><text:tab/>context.fill();</text:p>
      <text:p text:style-name="P14">};</text:p>
      <text:p text:style-name="P14"/>
      <text:p text:style-name="P14">function fillBackgrounfColor(canvas, context) {</text:p>
      <text:p text:style-name="P14"><text:tab/>var selectObj = document.getElementById("backgroundColor");</text:p>
      <text:p text:style-name="P14"><text:soft-page-break/><text:tab/>var index = selectObj.selectedIndex;</text:p>
      <text:p text:style-name="P14"><text:tab/>var bgColor = selectObj.options[index].value;</text:p>
      <text:p text:style-name="P14"><text:tab/>context.fillStyle = bgColor;</text:p>
      <text:p text:style-name="P14"><text:tab/>context.fillRect(0, 0, canvas.width, canvas.height);</text:p>
      <text:p text:style-name="P14">};</text:p>
      <text:p text:style-name="P14"/>
      <text:p text:style-name="P14">function randomColor() {</text:p>
      <text:p text:style-name="P14"><text:tab/>return Math.floor(Math.random() * 255);</text:p>
      <text:p text:style-name="P14">};</text:p>
      <text:p text:style-name="P14"/>
      <text:p text:style-name="P14">function updateTweets(tweets) {</text:p>
      <text:p text:style-name="P14"><text:tab/>var tweetsSelection = document.getElementById("tweets");</text:p>
      <text:p text:style-name="P14"/>
      <text:p text:style-name="P14"><text:tab/>// add all tweets to the tweets menu</text:p>
      <text:p text:style-name="P14"><text:tab/>for (var i = 0; i &lt; tweets.length; i++) {</text:p>
      <text:p text:style-name="P14"><text:tab/><text:tab/>tweet = tweets[i];</text:p>
      <text:p text:style-name="P14"/>
      <text:p text:style-name="P14"><text:tab/><text:tab/>// create option</text:p>
      <text:p text:style-name="P14"><text:tab/><text:tab/>var option = document.createElement("option");</text:p>
      <text:p text:style-name="P14"><text:tab/><text:tab/>option.text = tweet.text;</text:p>
      <text:p text:style-name="P14"/>
      <text:p text:style-name="P14"><text:tab/><text:tab/>// strip any quotes out of the tweet so they don't mess up our option</text:p>
      <text:p text:style-name="P14"><text:tab/><text:tab/>option.value = tweet.text.replace("\"", "'");</text:p>
      <text:p text:style-name="P14"/>
      <text:p text:style-name="P14"><text:tab/><text:tab/>// add option to select</text:p>
      <text:p text:style-name="P14"><text:tab/><text:tab/>tweetsSelection.options.add(option);</text:p>
      <text:p text:style-name="P14"><text:s text:c="4"/>}</text:p>
      <text:p text:style-name="P14"><text:tab/>// make sure the top tweet is selected</text:p>
      <text:p text:style-name="P14"><text:tab/>tweetsSelection.selectedIndex = 0;</text:p>
      <text:p text:style-name="P14">}</text:p>
      <text:p text:style-name="P14"/>
      <text:p text:style-name="P14">function drawText(canvas, context) {</text:p>
      <text:p text:style-name="P14"><text:tab/>var selectObj = document.getElementById("foregroundColor");</text:p>
      <text:p text:style-name="P14"><text:tab/>var index = selectObj.selectedIndex;</text:p>
      <text:p text:style-name="P14"><text:tab/>var fgColor = selectObj[index].value;</text:p>
      <text:p text:style-name="P14"><text:tab/></text:p>
      <text:p text:style-name="P14"><text:tab/>context.fillStyle = fgColor;</text:p>
      <text:p text:style-name="P14"><text:tab/>context.font = "bold 1em sans-serif"; <text:span text:style-name="T11">//6</text:span></text:p>
      <text:p text:style-name="P14"><text:tab/>context.textAlign = "left"; <text:span text:style-name="T11">//4</text:span></text:p>
      <text:p text:style-name="P14"><text:tab/>context.fillText("Я повелся на этот твит...", 20, 40); <text:span text:style-name="T11">//5</text:span></text:p>
      <text:p text:style-name="P14"><text:tab/></text:p>
      <text:p text:style-name="P14"><text:tab/>//Извлечь выбранный твит из меню набора твитов</text:p>
      <text:p text:style-name="P14"><text:tab/>//Нарисовать твит</text:p>
      <text:p text:style-name="P14"><text:tab/>/*selectObj = document.getElementById("tweets");</text:p>
      <text:p text:style-name="P14"><text:tab/>index = selectObj.selectedIndex;</text:p>
      <text:p text:style-name="P14"><text:tab/>var tweet = selectObj[index].value;</text:p>
      <text:p text:style-name="P14"><text:tab/>context.font = "italic 1.2em serif";</text:p>
      <text:p text:style-name="P14"><text:tab/>context.fillText(tweet, 30, 100);*/</text:p>
      <text:p text:style-name="P14"><text:tab/></text:p>
      <text:p text:style-name="P14"><text:tab/>context.font = "bold 1em sans-serif";</text:p>
      <text:p text:style-name="P14"><text:tab/>context.textAlign = "right";</text:p>
      <text:p text:style-name="P14"><text:tab/>context.fillText("...а в результате получил эту паршивую майку!", canvas.width-20, </text:p>
      <text:p text:style-name="P14"><text:tab/><text:tab/><text:tab/><text:tab/><text:tab/><text:tab/><text:tab/><text:tab/><text:tab/>canvas.height-40);</text:p>
      <text:p text:style-name="P14">};</text:p>
      <text:p text:style-name="P14"/>
      <text:p text:style-name="P5">/*Чтобы выгрузить полученное изображение на сайт, занимающийся распечаткой рисунков на <text:soft-page-break/>различных предметах*/</text:p>
      <text:p text:style-name="P14">function makeImage() {</text:p>
      <text:p text:style-name="P14"><text:tab/>var canvas = document.getElementById("tshirtCanvas"); <text:span text:style-name="T11">//7</text:span></text:p>
      <text:p text:style-name="P14"><text:tab/>canvas.onclick = function() { <text:span text:style-name="T11">//8</text:span></text:p>
      <text:p text:style-name="P14"><text:tab/><text:tab/>window.location = canvas.toDataUrl("image/png"); <text:span text:style-name="T11">//9</text:span></text:p>
      <text:p text:style-name="P14"><text:tab/>};</text:p>
      <text:p text:style-name="P14">};</text:p>
      <text:p text:style-name="P5">/*7 - Извлекаем объект canvas*/</text:p>
      <text:p text:style-name="P5">/*8 - Клик по canvas генерирует изображение*/</text:p>
      <text:p text:style-name="P5">/*9 - Задаем генерируемое изображение в качестве значения window.location в случае с </text:p>
      <text:p text:style-name="P5">браузером, благодаря чему на странице в браузере мы увидим именно это изображение. </text:p>
      <text:p text:style-name="P5">toDataUrl - canvas создает изображение в формате png из пикселов нарисованных в canvas.*/</text:p>
      <text:p text:style-name="P5"/>
      <text:p text:style-name="P5">/*4 - Выравнивание текста, значения: start, end, left, right, center*/</text:p>
      <text:p text:style-name="P5">/*5 - fillText - текст с заливкой, <text:s/>strokeText - текст с обводкой.</text:p>
      <text:p text:style-name="P5">context.strokeText("Text", 100, 100, 200); , где 200 - maxWidth - опциональный параметр.</text:p>
      <text:p text:style-name="P5">Если текст окажется шире 200 пикс, он будет автоматически масштабирован.</text:p>
      <text:p text:style-name="P5">*/</text:p>
      <text:p text:style-name="P5">/*6 - формат стиля, как в CSS, указываются в следующем порядке (в каждой категории можно</text:p>
      <text:p text:style-name="P5">указывать несколько значений, кроме толщины и размера): стиль шрифта, толщина, размер, семейство.</text:p>
      <text:p text:style-name="P5">Рекомендуется использовать векторные шрифты, с отображенем растровых могут быть проблемы.</text:p>
      <text:p text:style-name="P5">*/</text:p>
      <text:p text:style-name="P5">/*</text:p>
      <text:p text:style-name="P5">context.textBaseline = "middle";</text:p>
      <text:p text:style-name="P5">Относительно строки текст может располагаться: top, hanging, middle, alphabetic (по умолчанию), </text:p>
      <text:p text:style-name="P5"><text:s/>ideographic, bottom.</text:p>
      <text:p text:style-name="P5">*/</text:p>
      <text:p text:style-name="P5">/*</text:p>
      <text:p text:style-name="P5">Canvas предусмтривает степень размытия - shadowBlur, тень - shadowOffsetX, shadowOffsetY,</text:p>
      <text:p text:style-name="P5">shadowColor, рисование градиента, вращение фигур, закругление углов прямоугольников.</text:p>
      <text:p text:style-name="P5">*/</text:p>
      <text:p text:style-name="P8"/>
      <text:p text:style-name="P8">---------------------------------------------------------------------------------</text:p>
      <text:p text:style-name="P8"/>
      <text:p text:style-name="P8"/>
      <text:p text:style-name="P8"/>
      <text:p text:style-name="P8"/>
      <text:p text:style-name="P8"/>
      <text:p text:style-name="P16">Глава 8. Элемент <text:span text:style-name="T1">video.</text:span></text:p>
      <text:p text:style-name="P3">&lt;!--<text:span text:style-name="T1">index.html</text:span>--&gt;</text:p>
      <text:p text:style-name="P3">&lt;!doctype html&gt;</text:p>
      <text:p text:style-name="P3">&lt;html lang="en"&gt;</text:p>
      <text:p text:style-name="P3"><text:tab/>&lt;head&gt;</text:p>
      <text:p text:style-name="P3"><text:tab/><text:tab/>&lt;title&gt;Webville TV&lt;/title&gt;</text:p>
      <text:p text:style-name="P3"><text:tab/><text:tab/>&lt;meta charset="utf-8"&gt;</text:p>
      <text:p text:style-name="P3"><text:tab/><text:tab/>&lt;link rel="stylesheet" href="webvilletv.css"&gt;</text:p>
      <text:p text:style-name="P3"><text:tab/>&lt;/head&gt;</text:p>
      <text:p text:style-name="P3"><text:tab/>&lt;body&gt;</text:p>
      <text:p text:style-name="P3"><text:tab/><text:tab/>&lt;div id="tv"&gt;</text:p>
      <text:p text:style-name="P3"><text:tab/><text:tab/><text:tab/>&lt;div id="highlight"&gt;</text:p>
      <text:p text:style-name="P3"><text:tab/><text:tab/><text:tab/><text:tab/>&lt;img src="images/highlight.png" alt="highlight for tv"&gt;</text:p>
      <text:p text:style-name="P3"><text:tab/><text:tab/><text:tab/>&lt;/div&gt;</text:p>
      <text:p text:style-name="P3"><text:tab/><text:tab/><text:tab/>&lt;div id="videoDiv"&gt;</text:p>
      <text:p text:style-name="P3"><text:tab/><text:tab/><text:tab/><text:tab/>&lt;video controls <text:span text:style-name="T11">&lt;!--1--&gt;</text:span></text:p>
      <text:p text:style-name="P3"><text:tab/><text:tab/><text:tab/><text:tab/><text:tab/>autoplay <text:span text:style-name="T11">&lt;!--Видео воспроизводится после загрузки страницы.--&gt;</text:span></text:p>
      <text:p text:style-name="P3"><text:soft-page-break/><text:tab/><text:tab/><text:tab/><text:tab/><text:tab/>&lt;!--src="video/preroll.mp4" <text:span text:style-name="T11">&lt;!--Источник видео. Если формат файла один.--&gt;</text:span></text:p>
      <text:p text:style-name="P3"><text:tab/><text:tab/><text:tab/><text:tab/><text:tab/>width="480" height="360"</text:p>
      <text:p text:style-name="P3"><text:tab/><text:tab/><text:tab/><text:tab/><text:tab/>poster="images/prerollposter.jpg" <text:span text:style-name="T11">&lt;!--Превьюшка--&gt;</text:span></text:p>
      <text:p text:style-name="P3"><text:tab/><text:tab/><text:tab/><text:tab/><text:tab/>id="video"&gt;</text:p>
      <text:p text:style-name="P3"><text:tab/><text:tab/><text:tab/><text:tab/><text:tab/><text:tab/>&lt;source src="video/preroll.mp4" type='video/mp4; </text:p>
      <text:p text:style-name="P3"><text:tab/><text:tab/><text:tab/><text:tab/><text:tab/><text:tab/><text:tab/>codecs="avc1.42E01E, mp4a.40.2"'&gt; <text:span text:style-name="T11">&lt;!--2--&gt;</text:span></text:p>
      <text:p text:style-name="P3"><text:tab/><text:tab/><text:tab/><text:tab/><text:tab/><text:tab/>&lt;source src="video/preroll.webm" type='video/webm; </text:p>
      <text:p text:style-name="P3"><text:tab/><text:tab/><text:tab/><text:tab/><text:tab/><text:tab/><text:tab/>codecs="vp8, vorbis"'&gt;</text:p>
      <text:p text:style-name="P3"><text:tab/><text:tab/><text:tab/><text:tab/><text:tab/><text:tab/>&lt;source src="video/preroll.ogv" type='video/ogg; </text:p>
      <text:p text:style-name="P3"><text:tab/><text:tab/><text:tab/><text:tab/><text:tab/><text:tab/><text:tab/>codecs="theora, vorbis"'&gt;</text:p>
      <text:p text:style-name="P3"><text:tab/><text:tab/><text:tab/><text:tab/><text:tab/><text:tab/>&lt;object&gt;&lt;/object&gt;<text:span text:style-name="T11">&lt;!--Можно вставить Flash-видео.--&gt;</text:span></text:p>
      <text:p text:style-name="P3"><text:tab/><text:tab/><text:tab/><text:tab/><text:tab/><text:tab/>&lt;p&gt;Sorry, your browser doesn`t support the video element.&lt;/p&gt;</text:p>
      <text:p text:style-name="P3"><text:tab/><text:tab/><text:tab/><text:tab/>&lt;/video&gt;</text:p>
      <text:p text:style-name="P3"><text:tab/><text:tab/><text:tab/>&lt;/div&gt;</text:p>
      <text:p text:style-name="P3"><text:tab/><text:tab/>&lt;/div&gt;</text:p>
      <text:p text:style-name="P3"><text:tab/>&lt;/body&gt;</text:p>
      <text:p text:style-name="P3">&lt;/html&gt;</text:p>
      <text:p text:style-name="P3"/>
      <text:p text:style-name="P5">&lt;!--1 - Пользователю становятся доступны элементы управления видео и звуком. Внешний вид</text:p>
      <text:p text:style-name="P5">зависит от браузера.</text:p>
      <text:p text:style-name="P5">Добавив атрибут loop, видео будет зациклено.</text:p>
      <text:p text:style-name="P5">Добавив атрибут preload, для оптимизации работы страницы. preload="none" - видео начнет </text:p>
      <text:p text:style-name="P5">загружаться только после нажатия пользователем play. preload="metadata" - загружаются </text:p>
      <text:p text:style-name="P5">метаданные видео, видеосодержимое - нет. preload="auto" - браузер сам решает.--&gt;</text:p>
      <text:p text:style-name="P5">&lt;!--Форматы видео: WebM (Google, .webm), MP4 (лицензирован группой mpeg-la, .mp4), </text:p>
      <text:p text:style-name="P5">Ogg (видеокодек с открытым кодом, .ogv). Контейнер MP4: <text:s/>видеокодек Н.264, аудиокодек </text:p>
      <text:p text:style-name="P5">AAC Audio Encoding. Контейнер WebM: видеокодек VP8, аудиокодек Vorbis. Контейнер Ogg: </text:p>
      <text:p text:style-name="P5">видеокодек Theora, аудиокодек Vorbis.--&gt;</text:p>
      <text:p text:style-name="P5">&lt;!--2 - Браузер переходит по источникам видео с верху вниз до тех пор, пока </text:p>
      <text:p text:style-name="P5">не найдет формат, который может воспроизвести. wiki.whatwg.org/wiki/Video_type_parameters--&gt;</text:p>
      <text:p text:style-name="P5">&lt;!--Громкость звука - video.volume = 1.0 (max), 0.0 - min--&gt;</text:p>
      <text:p text:style-name="P5">&lt;!--</text:p>
      <text:p text:style-name="P5">Свойства video: videoWidth, videoHeight, currentTime, duration, ended, error,</text:p>
      <text:p text:style-name="P5">loop, muted, paused, readyState, seeking, volume.</text:p>
      <text:p text:style-name="P5">Методы: play, pause, load, canPlayType.</text:p>
      <text:p text:style-name="P5">События: play, pause, progress, error, timeupdate, ended, abort, waiting, </text:p>
      <text:p text:style-name="P5">loadeddata, loadedmetadata, volumechange.</text:p>
      <text:p text:style-name="P5">--&gt;</text:p>
      <text:p text:style-name="P8"/>
      <text:p text:style-name="P13">/*webvilletv.css*/<text:line-break/>/* main content */<text:line-break/>div#tv {<text:line-break/><text:tab/>margin: auto;<text:line-break/><text:tab/>width: 650px;<text:line-break/>}<text:line-break/><text:line-break/>div#tvConsole {<text:line-break/><text:tab/>position: relative;<text:line-break/><text:tab/>background: url(images/tv.png) no-repeat top left;<text:line-break/><text:tab/>width: 650px;<text:line-break/><text:tab/>height: 770px;<text:line-break/><text:tab/>top: 0px;<text:line-break/><text:tab/>left: 0px;<text:line-break/>}<text:line-break/><text:line-break/><text:soft-page-break/>/* video */<text:line-break/>div#videoDiv {<text:line-break/><text:tab/>position: relative;<text:line-break/><text:tab/>top: 70px;<text:line-break/><text:tab/>left: 80px;<text:line-break/>}<text:line-break/>video {<text:line-break/><text:tab/>background-color: black;<text:line-break/><text:tab/>width: 480px;<text:line-break/><text:tab/>height: 360px;<text:line-break/>}<text:line-break/><text:line-break/>div#highlight {<text:line-break/><text:tab/>position: absolute;<text:line-break/><text:tab/>width: 213px;<text:line-break/><text:tab/>height: 230px;<text:line-break/><text:tab/>top: 0px;<text:line-break/><text:tab/>left: 20px;<text:line-break/><text:tab/>z-index: 1;<text:line-break/>}</text:p>
      <text:p text:style-name="P8"/>
      <text:p text:style-name="P8">---------------------------------------------------------------------------------</text:p>
      <text:p text:style-name="P8">Реализуем контроль видео <text:span text:style-name="T1">c</text:span> спомощью <text:span text:style-name="T1">js.</text:span></text:p>
      <text:p text:style-name="P8"/>
      <text:p text:style-name="P3">&lt;!--index.html--&gt;</text:p>
      <text:p text:style-name="P3">&lt;!doctype html&gt;</text:p>
      <text:p text:style-name="P3">&lt;html lang="en"&gt;</text:p>
      <text:p text:style-name="P3"><text:tab/>&lt;head&gt;</text:p>
      <text:p text:style-name="P3"><text:tab/><text:tab/>&lt;title&gt;Webville TV&lt;/title&gt;</text:p>
      <text:p text:style-name="P3"><text:tab/><text:tab/>&lt;meta charset="utf-8"&gt;</text:p>
      <text:p text:style-name="P3"><text:tab/><text:tab/>&lt;link rel="stylesheet" href="webvilletv.css"&gt;</text:p>
      <text:p text:style-name="P3"><text:tab/><text:tab/>&lt;script src="webvilletv.js"&gt;&lt;/script&gt;</text:p>
      <text:p text:style-name="P3"><text:tab/>&lt;/head&gt;</text:p>
      <text:p text:style-name="P3"><text:tab/>&lt;body&gt;</text:p>
      <text:p text:style-name="P3"><text:tab/><text:tab/>&lt;div id="tv"&gt;</text:p>
      <text:p text:style-name="P3"><text:tab/><text:tab/><text:tab/>&lt;div id="highlight"&gt;</text:p>
      <text:p text:style-name="P3"><text:tab/><text:tab/><text:tab/><text:tab/>&lt;img src="images/highlight.png" alt="highlight for tv"&gt;</text:p>
      <text:p text:style-name="P3"><text:tab/><text:tab/><text:tab/>&lt;/div&gt;</text:p>
      <text:p text:style-name="P3"><text:tab/><text:tab/><text:tab/>&lt;div id="videoDiv"&gt;</text:p>
      <text:p text:style-name="P3"><text:tab/><text:tab/><text:tab/><text:tab/>&lt;video controls width="480" height="360"</text:p>
      <text:p text:style-name="P3"><text:tab/><text:tab/><text:tab/><text:tab/><text:tab/>poster="images/prerollposter.jpg" id="video"&gt;</text:p>
      <text:p text:style-name="P3"><text:tab/><text:tab/><text:tab/><text:tab/>/video&gt;</text:p>
      <text:p text:style-name="P3"><text:tab/><text:tab/><text:tab/>&lt;/div&gt;</text:p>
      <text:p text:style-name="P3"><text:tab/><text:tab/>&lt;/div&gt;</text:p>
      <text:p text:style-name="P3"><text:tab/>&lt;/body&gt;</text:p>
      <text:p text:style-name="P3">&lt;/html&gt;</text:p>
      <text:p text:style-name="P8"/>
      <text:p text:style-name="P14">/*webvilletv.js*/</text:p>
      <text:p text:style-name="P14">var position = 0;</text:p>
      <text:p text:style-name="P14">var playlist;</text:p>
      <text:p text:style-name="P14">var video;</text:p>
      <text:p text:style-name="P14"/>
      <text:p text:style-name="P14">window.onload = function() {</text:p>
      <text:p text:style-name="P14"><text:tab/>playlist = ["video/preroll.mp4",</text:p>
      <text:p text:style-name="P14"><text:tab/><text:tab/><text:tab/><text:tab/>"video/areyoupopular.mp4",</text:p>
      <text:p text:style-name="P14"><text:tab/><text:tab/><text:tab/><text:tab/>"video/destinationearth.mp4",];</text:p>
      <text:p text:style-name="P14"><text:soft-page-break/><text:tab/>video = document.getElementById("video");</text:p>
      <text:p text:style-name="P14"><text:tab/>video.addEventListener("ended", nextVideo, false); /*1*/</text:p>
      <text:p text:style-name="P14"><text:tab/>video.src = playlist[position];</text:p>
      <text:p text:style-name="P14"><text:tab/>video.load();</text:p>
      <text:p text:style-name="P14"><text:tab/>video.play();</text:p>
      <text:p text:style-name="P14">}</text:p>
      <text:p text:style-name="P14"/>
      <text:p text:style-name="P40">/*1 - Данную строку можно было записать как video.onended = nextVideo;</text:p>
      <text:p text:style-name="P40">Метод addEventListener добавляет обработчик события. ended - событие, прослушивание </text:p>
      <text:p text:style-name="P40">которого мы ведем. nextVideo - функция, которую вызываем при наступлении события. </text:p>
      <text:p text:style-name="P40">false - этот параметр контролирует продвинутые методы получения событий, в данном </text:p>
      <text:p text:style-name="P40">случае отключены.*/</text:p>
      <text:p text:style-name="P14"/>
      <text:p text:style-name="P14">function nextVideo() {</text:p>
      <text:p text:style-name="P14"><text:tab/>position++;</text:p>
      <text:p text:style-name="P14"><text:tab/>if (position &gt;= playlist.length) {</text:p>
      <text:p text:style-name="P14"><text:tab/><text:tab/>position = 0;</text:p>
      <text:p text:style-name="P14"><text:tab/>}</text:p>
      <text:p text:style-name="P14"><text:tab/>video.src = playlist[position];</text:p>
      <text:p text:style-name="P14"><text:tab/>video.load();</text:p>
      <text:p text:style-name="P14"><text:tab/>video.play();</text:p>
      <text:p text:style-name="P14">}</text:p>
      <text:p text:style-name="P8"/>
      <text:p text:style-name="P8">---------------------------------------------------------------------------------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8cm" fo:margin-bottom="1.005cm" fo:margin-left="1.244cm" fo:margin-right="1.12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2DT16H51M59S</meta:editing-duration>
    <meta:editing-cycles>270</meta:editing-cycles>
    <meta:generator>OpenOffice/4.1.3$Win32 OpenOffice.org_project/413m1$Build-9783</meta:generator>
    <dc:date>2017-06-29T07:41:51.23</dc:date>
    <meta:document-statistic meta:table-count="0" meta:image-count="0" meta:object-count="0" meta:page-count="38" meta:paragraph-count="1521" meta:word-count="7125" meta:character-count="61645"/>
    <meta:user-defined meta:name="Info 1"/>
    <meta:user-defined meta:name="Info 2"/>
    <meta:user-defined meta:name="Info 3"/>
    <meta:user-defined meta:name="Info 4"/>
  </office:meta>
</office:document-meta>
</file>